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Arial1" svg:font-family="Arial, 'Helvetica Neue', Helvetica, sans-serif"/>
    <style:font-face style:name="Cambria" svg:font-family="Cambria, serif"/>
    <style:font-face style:name="Consolas" svg:font-family="Consolas, 'liberation mono', Courier, monospace"/>
    <style:font-face style:name="Lohit Devanagari2" svg:font-family="'Lohit Devanagari'"/>
    <style:font-face style:name="Menlo1" svg:font-family="Menlo, Monaco, Consolas, 'Courier New', Courier, monospace"/>
    <style:font-face style:name="Menlo" svg:font-family="Menlo, Monaco, Consolas, 'Courier New', monospace"/>
    <style:font-face style:name="Merriweather" svg:font-family="Merriweather, Georgia, serif"/>
    <style:font-face style:name="Open Sans1" svg:font-family="'Open Sans'"/>
    <style:font-face style:name="Open Sans" svg:font-family="'Open Sans', sans-serif"/>
    <style:font-face style:name="Poppins" svg:font-family="Poppins, sans-serif"/>
    <style:font-face style:name="Raleway" svg:font-family="Raleway"/>
    <style:font-face style:name="Roboto" svg:font-family="Roboto, sans-serif"/>
    <style:font-face style:name="SFMono-Regular" svg:font-family="SFMono-Regular, Menlo, Monaco, Consolas, 'Liberation Mono', 'Courier New', monospace"/>
    <style:font-face style:name="Source Code Pro" svg:font-family="'Source Code Pro', Consolas, 'Bitstream Vera Sans Mono', 'Courier New', Courier, monospace"/>
    <style:font-face style:name="Trebuchet MS" svg:font-family="'Trebuchet MS', Verdana, Arial, sans-serif"/>
    <style:font-face style:name="apple-system4" svg:font-family="apple-system, BlinkMacSystemFont, 'Segoe UI', Arial, sans-serif"/>
    <style:font-face style:name="apple-system2" svg:font-family="apple-system, BlinkMacSystemFont, 'Segoe UI', Helvetica, Arial, sans-serif, 'Apple Color Emoji', 'Segoe UI Emoji', 'Segoe UI Symbol'"/>
    <style:font-face style:name="apple-system1" svg:font-family="apple-system, BlinkMacSystemFont, 'Segoe UI', 'Liberation Sans', sans-serif"/>
    <style:font-face style:name="apple-system" svg:font-family="apple-system, BlinkMacSystemFont, 'Segoe UI', Roboto, 'Helvetica Neue', Arial, 'Noto Sans', sans-serif, 'Apple Color Emoji', 'Segoe UI Emoji', 'Segoe UI Symbol', 'Noto Color Emoji'"/>
    <style:font-face style:name="apple-system3" svg:font-family="apple-system, system-ui, BlinkMacSystemFont, 'Segoe UI', Roboto, 'Source Sans Pro', Helvetica, Arial"/>
    <style:font-face style:name="arial" svg:font-family="arial, sans-serif"/>
    <style:font-face style:name="courier" svg:font-family="courier"/>
    <style:font-face style:name="erdana" svg:font-family="erdana, helvetica, arial, sans-serif"/>
    <style:font-face style:name="inherit" svg:font-family="inherit"/>
    <style:font-face style:name="monospace" svg:font-family="monospace"/>
    <style:font-face style:name="source sans pro" svg:font-family="'source sans pro', sans-serif"/>
    <style:font-face style:name="verdana1" svg:font-family="verdana"/>
    <style:font-face style:name="verdana" svg:font-family="verdana,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413cm" table:align="left"/>
    </style:style>
    <style:style style:name="Таблица1.A" style:family="table-column">
      <style:table-column-properties style:column-width="8.569cm"/>
    </style:style>
    <style:style style:name="Таблица1.B" style:family="table-column">
      <style:table-column-properties style:column-width="8.844cm"/>
    </style:style>
    <style:style style:name="Таблица1.1" style:family="table-row">
      <style:table-row-properties fo:background-color="#008dd9">
        <style:background-image/>
      </style:table-row-properties>
    </style:style>
    <style:style style:name="Таблица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Таблица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Таблица1.A2" style:family="table-cell">
      <style:table-cell-properties style:vertical-align="middle" fo:padding="0cm" fo:border="none"/>
    </style:style>
    <style:style style:name="Таблица1.4" style:family="table-row">
      <style:table-row-properties style:min-row-height="0.921cm"/>
    </style:style>
    <style:style style:name="P1" style:family="paragraph" style:parent-style-name="Heading_20_3">
      <style:paragraph-properties fo:margin-left="0cm" fo:margin-right="0cm" fo:orphans="2" fo:widows="2" fo:text-indent="0cm" style:auto-text-indent="false"/>
      <style:text-properties fo:font-variant="normal" fo:text-transform="none" fo:color="#610b4b" style:font-name="erdana" fo:font-size="15.75pt" fo:letter-spacing="normal" fo:font-style="normal" fo:font-weight="normal"/>
    </style:style>
    <style:style style:name="P2" style:family="paragraph" style:parent-style-name="Heading_20_3">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officeooo:rsid="003748ae" officeooo:paragraph-rsid="003748ae"/>
    </style:style>
    <style:style style:name="P3" style:family="paragraph" style:parent-style-name="Heading_20_3">
      <style:paragraph-properties fo:margin-left="0cm" fo:margin-right="0cm" fo:orphans="2" fo:widows="2" fo:text-indent="0cm" style:auto-text-indent="false"/>
    </style:style>
    <style:style style:name="P4" style:family="paragraph" style:parent-style-name="Heading_20_3">
      <style:paragraph-properties fo:margin-left="0cm" fo:margin-right="0cm" fo:orphans="2" fo:widows="2" fo:text-indent="0cm" style:auto-text-indent="false"/>
      <style:text-properties officeooo:paragraph-rsid="0034c542"/>
    </style:style>
    <style:style style:name="P5" style:family="paragraph" style:parent-style-name="Heading_20_4">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4a4a4a" style:font-name="inherit" fo:font-size="12pt" fo:letter-spacing="normal" fo:font-style="normal" fo:font-weight="bold"/>
    </style:style>
    <style:style style:name="P6" style:family="paragraph" style:parent-style-name="Preformatted_20_Text">
      <loext:graphic-properties draw:fill="solid" draw:fill-color="#f6f8fa" draw:opacity="100%"/>
      <style:paragraph-properties fo:margin-left="0cm" fo:margin-right="0cm" fo:margin-top="0cm" fo:margin-bottom="0.247cm" loext:contextual-spacing="false" fo:text-align="start" style:justify-single-word="false" fo:orphans="2" fo:widows="2" fo:text-indent="0cm" style:auto-text-indent="false" fo:background-color="#f6f8fa" fo:padding-left="0.423cm" fo:padding-right="0cm" fo:padding-top="0.423cm" fo:padding-bottom="0.423cm" fo:border-left="0.06pt solid #dddddd" fo:border-right="none" fo:border-top="0.06pt solid #dddddd" fo:border-bottom="0.06pt solid #dddddd"/>
    </style:style>
    <style:style style:name="P7"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42729" style:font-name="apple-system1" fo:font-size="11.25pt" fo:letter-spacing="normal" fo:font-style="normal" fo:font-weight="normal"/>
    </style:style>
    <style:style style:name="P8" style:family="paragraph" style:parent-style-name="Preformatted_20_Text">
      <loext:graphic-properties draw:fill="solid" draw:fill-color="#eff0f1" draw:opacity="100%"/>
      <style:paragraph-properties fo:margin-left="0cm" fo:margin-right="0cm" fo:margin-top="0cm" fo:margin-bottom="0.247cm" loext:contextual-spacing="false" fo:text-align="start" style:justify-single-word="false" fo:orphans="2" fo:widows="2" fo:text-indent="0cm" style:auto-text-indent="false" fo:background-color="#eff0f1" fo:padding="0cm" fo:border="none"/>
    </style:style>
    <style:style style:name="P9" style:family="paragraph" style:parent-style-name="Text_20_body">
      <style:paragraph-properties fo:margin-left="0cm" fo:margin-right="0cm" fo:margin-top="0cm" fo:margin-bottom="0.247cm" loext:contextual-spacing="false" fo:line-height="150%" fo:text-align="start" style:justify-single-word="false" fo:orphans="2" fo:widows="2" fo:text-indent="0cm" style:auto-text-indent="false"/>
    </style:style>
    <style:style style:name="P10"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212529" style:font-name="apple-system" fo:font-size="12pt" fo:letter-spacing="normal" fo:font-style="normal" fo:font-weight="normal"/>
    </style:style>
    <style:style style:name="P1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12"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style>
    <style:style style:name="P13" style:family="paragraph" style:parent-style-name="Preformatted_20_Text">
      <style:paragraph-properties fo:margin-left="0cm" fo:margin-right="0cm" fo:line-height="143%" fo:orphans="2" fo:widows="2" fo:text-indent="0cm" style:auto-text-indent="false"/>
    </style:style>
    <style:style style:name="P14" style:family="paragraph" style:parent-style-name="Preformatted_20_Text">
      <style:paragraph-properties fo:margin-left="0cm" fo:margin-right="0cm" fo:orphans="2" fo:widows="2" fo:text-indent="0cm" style:auto-text-indent="false"/>
      <style:text-properties fo:font-variant="normal" fo:text-transform="none" fo:color="#000000" style:font-name="verdana" fo:font-size="10.5pt" fo:letter-spacing="normal" fo:language="en" fo:country="US" fo:font-style="normal" fo:font-weight="normal" officeooo:paragraph-rsid="0020834f"/>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font-name="apple-system2" fo:font-size="12pt" fo:letter-spacing="normal" fo:font-style="normal" fo:font-weight="normal"/>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rebuchet MS" fo:font-size="12pt" fo:letter-spacing="normal" fo:font-style="normal" fo:font-weight="normal"/>
    </style:style>
    <style:style style:name="P17" style:family="paragraph" style:parent-style-name="Standard">
      <style:paragraph-properties fo:margin-left="0cm" fo:margin-right="0cm" fo:text-align="start" style:justify-single-word="false" fo:orphans="2" fo:widows="2" fo:text-indent="0cm" style:auto-text-indent="false"/>
    </style:style>
    <style:style style:name="P18" style:family="paragraph" style:parent-style-name="Standard">
      <style:paragraph-properties fo:margin-left="0cm" fo:margin-right="0cm" fo:text-align="start" style:justify-single-word="false" fo:orphans="2" fo:widows="2" fo:text-indent="0cm" style:auto-text-indent="false"/>
      <style:text-properties officeooo:paragraph-rsid="005c966c"/>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officeooo:paragraph-rsid="0020834f"/>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officeooo:paragraph-rsid="0033dd49"/>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officeooo:paragraph-rsid="0034c542"/>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0.5pt" fo:letter-spacing="normal" fo:font-style="normal" fo:font-weight="normal" officeooo:rsid="0034c542" officeooo:paragraph-rsid="0034c542"/>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463124" officeooo:paragraph-rsid="00463124" style:font-size-asian="12pt" style:font-weight-asian="normal" style:font-size-complex="12pt" style:font-weight-complex="normal"/>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478a2d" officeooo:paragraph-rsid="00478a2d" style:font-size-asian="12pt" style:font-weight-asian="normal" style:font-size-complex="12pt" style:font-weight-complex="normal"/>
    </style:style>
    <style:style style:name="P26"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bold" officeooo:rsid="00478a2d" officeooo:paragraph-rsid="00478a2d" style:font-size-asian="12pt" style:font-weight-asian="bold" style:font-size-complex="12pt" style:font-weight-complex="bold"/>
    </style:style>
    <style:style style:name="P27" style:family="paragraph" style:parent-style-name="Text_20_body">
      <style:paragraph-properties fo:margin-left="0cm" fo:margin-right="0cm" fo:orphans="2" fo:widows="2" fo:text-indent="0cm" style:auto-text-indent="false"/>
      <style:text-properties fo:font-variant="normal" fo:text-transform="none" fo:color="#212529" style:font-name="apple-system" fo:font-size="12pt" fo:letter-spacing="normal" fo:font-style="normal" fo:font-weight="normal" officeooo:paragraph-rsid="0033dd49"/>
    </style:style>
    <style:style style:name="P28" style:family="paragraph" style:parent-style-name="Text_20_body">
      <style:paragraph-properties fo:margin-left="0cm" fo:margin-right="0cm" fo:orphans="2" fo:widows="2" fo:text-indent="0cm" style:auto-text-indent="false"/>
    </style:style>
    <style:style style:name="P29" style:family="paragraph" style:parent-style-name="Text_20_body">
      <style:paragraph-properties fo:margin-left="0cm" fo:margin-right="0cm" fo:orphans="2" fo:widows="2" fo:text-indent="0cm" style:auto-text-indent="false"/>
      <style:text-properties officeooo:paragraph-rsid="0034c542"/>
    </style:style>
    <style:style style:name="P30" style:family="paragraph" style:parent-style-name="Text_20_body">
      <style:paragraph-properties fo:margin-left="0cm" fo:margin-right="0cm" fo:orphans="2" fo:widows="2" fo:text-indent="0cm" style:auto-text-indent="false"/>
      <style:text-properties officeooo:paragraph-rsid="003748ae"/>
    </style:style>
    <style:style style:name="P31" style:family="paragraph" style:parent-style-name="Text_20_body">
      <style:paragraph-properties fo:margin-left="0cm" fo:margin-right="0cm" fo:text-align="start" style:justify-single-word="false" fo:orphans="2" fo:widows="2" fo:text-indent="0cm" style:auto-text-indent="false"/>
    </style:style>
    <style:style style:name="P32" style:family="paragraph" style:parent-style-name="Text_20_body">
      <style:paragraph-properties fo:margin-left="0cm" fo:margin-right="0cm" fo:margin-top="0cm" fo:margin-bottom="0.265cm" loext:contextual-spacing="false" fo:line-height="133%" fo:orphans="2" fo:widows="2" fo:text-indent="0cm" style:auto-text-indent="false"/>
      <style:text-properties fo:font-variant="normal" fo:text-transform="none" fo:color="#000000" style:font-name="Raleway" fo:font-size="13.5pt" fo:letter-spacing="normal" fo:font-style="normal" fo:font-weight="normal"/>
    </style:style>
    <style:style style:name="P33" style:family="paragraph" style:parent-style-name="Text_20_body">
      <style:paragraph-properties fo:margin-left="0cm" fo:margin-right="0cm" fo:margin-top="0cm" fo:margin-bottom="0.265cm" loext:contextual-spacing="false" fo:line-height="133%" fo:orphans="2" fo:widows="2" fo:text-indent="0cm" style:auto-text-indent="false"/>
    </style:style>
    <style:style style:name="P34" style:family="paragraph" style:parent-style-name="Text_20_body">
      <style:paragraph-properties fo:margin-left="0cm" fo:margin-right="0cm" fo:margin-top="0cm" fo:margin-bottom="0.265cm" loext:contextual-spacing="false" fo:line-height="133%" fo:orphans="2" fo:widows="2" fo:text-indent="0cm" style:auto-text-indent="false"/>
      <style:text-properties officeooo:paragraph-rsid="0035080e"/>
    </style:style>
    <style:style style:name="P35" style:family="paragraph" style:parent-style-name="Text_20_body">
      <style:paragraph-properties fo:margin-left="0cm" fo:margin-right="0cm" fo:margin-top="0cm" fo:margin-bottom="0cm" loext:contextual-spacing="false" fo:text-indent="0cm" style:auto-text-indent="false" fo:padding="0cm" fo:border="none"/>
    </style:style>
    <style:style style:name="P36"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37"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officeooo:rsid="0022be37" officeooo:paragraph-rsid="0022be37" loext:padding="0cm" loext:border="none"/>
    </style:style>
    <style:style style:name="P38"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officeooo:rsid="00518f51" officeooo:paragraph-rsid="00518f51" loext:padding="0cm" loext:border="none"/>
    </style:style>
    <style:style style:name="P39"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3pt" fo:letter-spacing="normal" fo:font-style="normal" fo:font-weight="bold" officeooo:rsid="00518f51" officeooo:paragraph-rsid="00518f51" style:font-size-asian="13pt" style:font-weight-asian="bold" style:font-size-complex="13pt" style:font-weight-complex="bold" loext:padding="0cm" loext:border="none"/>
    </style:style>
    <style:style style:name="P40"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6699" style:font-name="verdana1" fo:font-size="10.5pt" fo:letter-spacing="normal" fo:font-style="normal" fo:font-weight="bold" loext:padding="0cm" loext:border="none"/>
    </style:style>
    <style:style style:name="P41" style:family="paragraph" style:parent-style-name="Text_20_body">
      <style:paragraph-properties fo:margin-left="0cm" fo:margin-right="0cm" fo:margin-top="0cm" fo:margin-bottom="0cm" loext:contextual-spacing="false" fo:text-indent="0cm" style:auto-text-indent="false" fo:padding="0cm" fo:border="none"/>
      <style:text-properties fo:font-variant="normal" fo:text-transform="none" fo:color="#242729" style:font-name="apple-system3" fo:font-size="11.25pt" fo:letter-spacing="normal" fo:font-style="normal" fo:font-weight="normal" officeooo:rsid="00400141" officeooo:paragraph-rsid="00400141"/>
    </style:style>
    <style:style style:name="P42"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610b4b" style:font-name="erdana" fo:font-size="15.75pt" fo:letter-spacing="normal" fo:font-style="normal" fo:font-weight="normal" officeooo:paragraph-rsid="00518f51"/>
    </style:style>
    <style:style style:name="P43" style:family="paragraph" style:parent-style-name="Text_20_body">
      <style:paragraph-properties fo:margin-left="0cm" fo:margin-right="0cm" fo:margin-top="0cm" fo:margin-bottom="0cm" loext:contextual-spacing="false" fo:text-indent="0cm" style:auto-text-indent="false" fo:padding="0cm" fo:border="none"/>
      <style:text-properties style:font-name="apple-system3"/>
    </style:style>
    <style:style style:name="P44" style:family="paragraph" style:parent-style-name="Text_20_body">
      <style:paragraph-properties fo:margin-left="0cm" fo:margin-right="0cm" fo:margin-top="0cm" fo:margin-bottom="0cm" loext:contextual-spacing="false" fo:text-indent="0cm" style:auto-text-indent="false" fo:padding="0cm" fo:border="none"/>
      <style:text-properties style:font-name="apple-system3" fo:font-weight="bold" officeooo:rsid="00400141" officeooo:paragraph-rsid="00400141" style:font-weight-asian="bold" style:font-weight-complex="bold"/>
    </style:style>
    <style:style style:name="P45" style:family="paragraph" style:parent-style-name="Text_20_body">
      <style:paragraph-properties fo:margin-left="0cm" fo:margin-right="0cm" fo:margin-top="0cm" fo:margin-bottom="0cm" loext:contextual-spacing="false" fo:text-indent="0cm" style:auto-text-indent="false" fo:padding="0cm" fo:border="none"/>
      <style:text-properties style:font-name="apple-system3" officeooo:rsid="00400141" officeooo:paragraph-rsid="00400141"/>
    </style:style>
    <style:style style:name="P46"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400141"/>
    </style:style>
    <style:style style:name="P47" style:family="paragraph" style:parent-style-name="Text_20_body">
      <style:paragraph-properties fo:margin-left="0cm" fo:margin-right="0cm" fo:margin-top="0cm" fo:margin-bottom="0cm" loext:contextual-spacing="false" fo:text-indent="0cm" style:auto-text-indent="false" fo:padding="0cm" fo:border="none"/>
      <style:text-properties fo:font-weight="bold" officeooo:rsid="00400141" officeooo:paragraph-rsid="00400141" style:font-weight-asian="bold" style:font-weight-complex="bold"/>
    </style:style>
    <style:style style:name="P48"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4a368f"/>
    </style:style>
    <style:style style:name="P49" style:family="paragraph" style:parent-style-name="Heading_20_3">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610b4b" style:font-name="erdana" fo:font-size="15.75pt" fo:letter-spacing="normal" fo:font-style="normal" fo:font-weight="normal" officeooo:rsid="00518f51" officeooo:paragraph-rsid="00518f51" loext:padding="0cm" loext:border="none"/>
    </style:style>
    <style:style style:name="P50" style:family="paragraph" style:parent-style-name="Heading_20_3">
      <style:paragraph-properties fo:margin-left="0cm" fo:margin-right="0cm" fo:margin-top="0cm" fo:margin-bottom="0cm" loext:contextual-spacing="false" fo:text-indent="0cm" style:auto-text-indent="false" fo:padding="0cm" fo:border="none"/>
      <style:text-properties style:font-name="apple-system3"/>
    </style:style>
    <style:style style:name="P51"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P5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Merriweather" fo:font-size="12pt" fo:letter-spacing="normal" fo:font-style="normal" fo:font-weight="normal"/>
    </style:style>
    <style:style style:name="P5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212529" style:font-name="apple-system" fo:font-size="12pt" fo:letter-spacing="normal" fo:font-style="normal" fo:font-weight="normal"/>
    </style:style>
    <style:style style:name="P5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55" style:family="paragraph" style:parent-style-name="Preformatted_20_Text">
      <style:paragraph-properties fo:margin-left="0cm" fo:margin-right="0cm" fo:margin-top="0cm" fo:margin-bottom="0.499cm" loext:contextual-spacing="false" fo:line-height="143%" fo:orphans="2" fo:widows="2" fo:text-indent="0cm" style:auto-text-indent="false"/>
    </style:style>
    <style:style style:name="P56" style:family="paragraph" style:parent-style-name="Text_20_body">
      <style:paragraph-properties fo:margin-left="0cm" fo:margin-right="0cm" fo:margin-top="0.132cm" fo:margin-bottom="0.397cm" loext:contextual-spacing="false" fo:orphans="2" fo:widows="2" fo:text-indent="0cm" style:auto-text-indent="false" fo:padding="0cm" fo:border="none"/>
    </style:style>
    <style:style style:name="P57"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officeooo:paragraph-rsid="002d0df1"/>
    </style:style>
    <style:style style:name="P58"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Cambria" fo:font-size="14.25pt" fo:letter-spacing="normal" fo:font-style="normal" fo:font-weight="normal"/>
    </style:style>
    <style:style style:name="P59"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000000" style:font-name="Open Sans1" fo:font-size="10.5pt" fo:letter-spacing="normal" fo:font-style="normal" fo:font-weight="normal" officeooo:paragraph-rsid="002d0df1"/>
    </style:style>
    <style:style style:name="P60" style:family="paragraph" style:parent-style-name="Standard">
      <style:paragraph-properties fo:margin-left="0cm" fo:margin-right="0cm" fo:text-align="start" style:justify-single-word="false" fo:orphans="2" fo:widows="2" fo:text-indent="0cm" style:auto-text-indent="false" style:writing-mode="lr-tb"/>
      <style:text-properties fo:font-variant="normal" fo:text-transform="none" fo:color="#333333" style:font-name="Arial" fo:font-size="12pt" fo:letter-spacing="normal" fo:font-style="normal" fo:font-weight="normal"/>
    </style:style>
    <style:style style:name="P61" style:family="paragraph" style:parent-style-name="Standard">
      <style:paragraph-properties fo:margin-left="0cm" fo:margin-right="0cm" fo:text-align="start" style:justify-single-word="false" fo:orphans="2" fo:widows="2" fo:text-indent="0cm" style:auto-text-indent="false" style:writing-mode="lr-tb"/>
      <style:text-properties fo:font-variant="normal" fo:text-transform="none" fo:color="#000000" style:font-name="Trebuchet MS" fo:font-size="12pt" fo:letter-spacing="normal" fo:font-style="normal" fo:font-weight="normal"/>
    </style:style>
    <style:style style:name="P62" style:family="paragraph" style:parent-style-name="Heading_20_3">
      <style:paragraph-properties fo:margin-left="0cm" fo:margin-right="0cm" fo:text-align="start" style:justify-single-word="false" fo:orphans="2" fo:widows="2" fo:text-indent="0cm" style:auto-text-indent="false" style:writing-mode="lr-tb"/>
      <style:text-properties fo:font-variant="normal" fo:text-transform="none" fo:color="#1d1d33" style:font-name="Poppins" fo:font-size="12pt" fo:letter-spacing="normal" fo:font-style="normal" fo:font-weight="normal" officeooo:rsid="005c966c" officeooo:paragraph-rsid="0065c386" style:font-size-asian="12pt" style:font-weight-asian="bold" style:font-size-complex="12pt" style:font-weight-complex="bold"/>
    </style:style>
    <style:style style:name="P63" style:family="paragraph" style:parent-style-name="Heading_20_3">
      <style:paragraph-properties fo:margin-left="0cm" fo:margin-right="0cm" fo:text-align="start" style:justify-single-word="false" fo:orphans="2" fo:widows="2" fo:text-indent="0cm" style:auto-text-indent="false" style:writing-mode="lr-tb"/>
      <style:text-properties fo:font-variant="normal" fo:text-transform="none" fo:color="#38761d" style:font-name="Merriweather" fo:font-size="12pt" fo:letter-spacing="normal" fo:font-style="normal" fo:font-weight="normal" officeooo:rsid="005c966c" officeooo:paragraph-rsid="0065c386" style:font-size-asian="12pt" style:font-weight-asian="bold" style:font-size-complex="12pt" style:font-weight-complex="bold"/>
    </style:style>
    <style:style style:name="P64" style:family="paragraph" style:parent-style-name="Heading_20_3">
      <style:paragraph-properties fo:margin-left="0cm" fo:margin-right="0cm" fo:text-align="start" style:justify-single-word="false" fo:orphans="2" fo:widows="2" fo:text-indent="0cm" style:auto-text-indent="false" style:writing-mode="lr-tb"/>
      <style:text-properties fo:font-variant="normal" fo:text-transform="none" fo:color="#38761d" style:font-name="Merriweather" fo:letter-spacing="normal" fo:font-style="normal" fo:font-weight="normal" officeooo:paragraph-rsid="0065c386"/>
    </style:style>
    <style:style style:name="P65" style:family="paragraph" style:parent-style-name="Nature_5f_Illustration1_7e_LT_7e_Gliederung_20_1">
      <style:paragraph-properties fo:margin-left="0cm" fo:margin-right="0cm" fo:text-align="start" style:justify-single-word="false" fo:orphans="2" fo:widows="2" fo:text-indent="0cm" style:auto-text-indent="false" style:writing-mode="lr-tb"/>
      <style:text-properties fo:font-variant="normal" fo:text-transform="none" fo:color="#000000" style:font-name="Trebuchet MS" fo:font-size="12pt" fo:letter-spacing="normal" fo:font-style="normal" fo:font-weight="bold" officeooo:rsid="005c966c" officeooo:paragraph-rsid="0065c386" style:font-size-asian="12pt" style:font-weight-asian="bold" style:font-size-complex="12pt" style:font-weight-complex="bold"/>
    </style:style>
    <style:style style:name="P66" style:family="paragraph" style:parent-style-name="Nature_5f_Illustration1_7e_LT_7e_Gliederung_20_1">
      <style:paragraph-properties fo:margin-left="0cm" fo:margin-right="0cm" fo:text-align="start" style:justify-single-word="false" fo:orphans="2" fo:widows="2" fo:text-indent="0cm" style:auto-text-indent="false" style:writing-mode="lr-tb"/>
      <style:text-properties officeooo:paragraph-rsid="0067ca81"/>
    </style:style>
    <style:style style:name="P67" style:family="paragraph" style:parent-style-name="Nature_5f_Illustration1_7e_LT_7e_Gliederung_20_1">
      <style:paragraph-properties fo:margin-left="0cm" fo:margin-right="0cm" fo:text-align="start" style:justify-single-word="false" fo:orphans="2" fo:widows="2" fo:text-indent="0cm" style:auto-text-indent="false" style:writing-mode="lr-tb"/>
      <style:text-properties officeooo:paragraph-rsid="00694dce"/>
    </style:style>
    <style:style style:name="P68" style:family="paragraph" style:parent-style-name="Nature_5f_Illustration1_7e_LT_7e_Gliederung_20_1">
      <style:paragraph-properties fo:margin-left="0cm" fo:margin-right="0cm" fo:text-align="start" style:justify-single-word="false" fo:orphans="2" fo:widows="2" fo:text-indent="0cm" style:auto-text-indent="false" style:writing-mode="lr-tb"/>
      <style:text-properties officeooo:paragraph-rsid="0069a0c7"/>
    </style:style>
    <style:style style:name="P69" style:family="paragraph" style:parent-style-name="Preformatted_20_Text">
      <style:paragraph-properties fo:margin-left="0cm" fo:margin-right="0cm" fo:text-align="start" style:justify-single-word="false" fo:orphans="2" fo:widows="2" fo:text-indent="0cm" style:auto-text-indent="false" style:writing-mode="lr-tb"/>
      <style:text-properties officeooo:rsid="0069a0c7" officeooo:paragraph-rsid="0069a0c7"/>
    </style:style>
    <style:style style:name="P70" style:family="paragraph" style:parent-style-name="Text_20_body">
      <style:paragraph-properties fo:margin-left="0cm" fo:margin-right="0cm" fo:margin-top="0cm" fo:margin-bottom="0.635cm" loext:contextual-spacing="false" style:line-height-at-least="0.688cm" fo:orphans="2" fo:widows="2" fo:text-indent="0cm" style:auto-text-indent="false"/>
    </style:style>
    <style:style style:name="P71" style:family="paragraph" style:parent-style-name="Text_20_body">
      <style:paragraph-properties fo:margin-left="0cm" fo:margin-right="0cm" fo:margin-top="0cm" fo:margin-bottom="0.635cm" loext:contextual-spacing="false" style:line-height-at-least="0.688cm" fo:orphans="2" fo:widows="2" fo:text-indent="0cm" style:auto-text-indent="false"/>
      <style:text-properties fo:font-variant="normal" fo:text-transform="none" fo:color="#222222" style:font-name="source sans pro" fo:font-size="12pt" fo:letter-spacing="normal" fo:font-style="normal" fo:font-weight="normal"/>
    </style:style>
    <style:style style:name="P72" style:family="paragraph" style:parent-style-name="Heading_20_3">
      <style:paragraph-properties fo:text-align="start" style:justify-single-word="false" style:writing-mode="lr-tb"/>
      <style:text-properties fo:font-variant="normal" fo:text-transform="none" fo:color="#000000" style:font-name="Raleway" fo:font-size="13.5pt" fo:letter-spacing="normal" fo:font-style="normal" fo:font-weight="normal" officeooo:paragraph-rsid="0011da0a"/>
    </style:style>
    <style:style style:name="P73" style:family="paragraph" style:parent-style-name="Heading_20_3">
      <style:paragraph-properties fo:text-align="start" style:justify-single-word="false" style:writing-mode="lr-tb"/>
      <style:text-properties fo:font-variant="normal" fo:text-transform="none" fo:color="#000000" style:font-name="Raleway" fo:font-size="13.5pt" fo:letter-spacing="normal" fo:font-style="normal" fo:font-weight="normal" officeooo:paragraph-rsid="00165498"/>
    </style:style>
    <style:style style:name="P74" style:family="paragraph" style:parent-style-name="Heading_20_3">
      <style:paragraph-properties fo:text-align="start" style:justify-single-word="false" style:writing-mode="lr-tb"/>
      <style:text-properties fo:font-variant="normal" fo:text-transform="none" fo:color="#000000" style:font-name="apple-system3" fo:font-size="12pt" fo:letter-spacing="normal" fo:font-style="normal" fo:font-weight="bold" officeooo:rsid="0033dd49" officeooo:paragraph-rsid="003a9abe" style:font-size-asian="12pt" style:font-weight-asian="bold" style:font-size-complex="12pt" style:font-weight-complex="bold"/>
    </style:style>
    <style:style style:name="P75" style:family="paragraph" style:parent-style-name="Heading_20_3">
      <style:paragraph-properties fo:text-align="start" style:justify-single-word="false" style:writing-mode="lr-tb"/>
      <style:text-properties fo:font-variant="normal" fo:text-transform="none" fo:color="#610b4b" style:font-name="erdana" fo:font-size="15.75pt" fo:letter-spacing="normal" fo:font-style="normal" fo:font-weight="normal" officeooo:rsid="0033dd49" officeooo:paragraph-rsid="003a9abe" style:font-size-asian="12pt" style:font-weight-asian="bold" style:font-size-complex="12pt" style:font-weight-complex="bold"/>
    </style:style>
    <style:style style:name="P76" style:family="paragraph" style:parent-style-name="Heading_20_3">
      <style:paragraph-properties fo:text-align="start" style:justify-single-word="false" style:writing-mode="lr-tb"/>
      <style:text-properties fo:font-variant="normal" fo:text-transform="none" fo:color="#610b4b" style:font-name="erdana" fo:font-size="15.75pt" fo:letter-spacing="normal" fo:font-style="normal" fo:font-weight="normal" officeooo:rsid="00401ecf" officeooo:paragraph-rsid="00401ecf" style:font-size-asian="12pt" style:font-weight-asian="bold" style:font-size-complex="12pt" style:font-weight-complex="bold"/>
    </style:style>
    <style:style style:name="P77" style:family="paragraph" style:parent-style-name="Heading_20_3">
      <style:paragraph-properties fo:text-align="start" style:justify-single-word="false" style:writing-mode="lr-tb"/>
      <style:text-properties fo:font-variant="normal" fo:text-transform="none" fo:color="#610b4b" style:font-name="erdana" fo:font-size="15.75pt" fo:letter-spacing="normal" fo:font-style="normal" fo:font-weight="normal" officeooo:rsid="004f34c3" officeooo:paragraph-rsid="004f34c3" style:font-size-asian="15pt" style:font-weight-asian="normal" style:font-size-complex="15pt" style:font-weight-complex="normal"/>
    </style:style>
    <style:style style:name="P78" style:family="paragraph" style:parent-style-name="Heading_20_3">
      <style:paragraph-properties fo:text-align="start" style:justify-single-word="false" style:writing-mode="lr-tb"/>
      <style:text-properties fo:font-variant="normal" fo:text-transform="none" fo:color="#610b4b" style:font-name="erdana" fo:font-size="15.75pt" fo:letter-spacing="normal" fo:font-style="normal" fo:font-weight="normal" officeooo:rsid="00518f51" officeooo:paragraph-rsid="00518f51" style:font-size-asian="15pt" style:font-weight-asian="normal" style:font-size-complex="15pt" style:font-weight-complex="normal"/>
    </style:style>
    <style:style style:name="P79" style:family="paragraph" style:parent-style-name="Heading_20_3">
      <style:paragraph-properties fo:text-align="start" style:justify-single-word="false" style:writing-mode="lr-tb"/>
      <style:text-properties fo:font-variant="normal" fo:text-transform="none" fo:color="#610b4b" style:font-name="Open Sans1" fo:font-size="15.75pt" fo:letter-spacing="normal" fo:font-style="normal" fo:font-weight="normal" officeooo:rsid="0033dd49" officeooo:paragraph-rsid="0033dd49" style:font-size-asian="13pt" style:font-weight-asian="bold" style:font-size-complex="13pt" style:font-weight-complex="bold"/>
    </style:style>
    <style:style style:name="P80" style:family="paragraph" style:parent-style-name="Heading_20_3">
      <style:paragraph-properties fo:text-align="start" style:justify-single-word="false" style:writing-mode="lr-tb"/>
      <style:text-properties officeooo:paragraph-rsid="0011da0a"/>
    </style:style>
    <style:style style:name="P81" style:family="paragraph" style:parent-style-name="Heading_20_3">
      <style:paragraph-properties fo:text-align="start" style:justify-single-word="false" style:writing-mode="lr-tb"/>
      <style:text-properties officeooo:paragraph-rsid="00144b70"/>
    </style:style>
    <style:style style:name="P82" style:family="paragraph" style:parent-style-name="Heading_20_3">
      <style:paragraph-properties fo:text-align="start" style:justify-single-word="false" style:writing-mode="lr-tb"/>
      <style:text-properties officeooo:paragraph-rsid="00518f51"/>
    </style:style>
    <style:style style:name="P83" style:family="paragraph" style:parent-style-name="Nature_5f_Illustration1_7e_LT_7e_Gliederung_20_1">
      <style:paragraph-properties fo:text-align="start" style:justify-single-word="false" style:writing-mode="lr-tb"/>
      <style:text-properties fo:font-variant="normal" fo:text-transform="none" fo:color="#000000" style:font-name="Raleway" fo:font-size="13.5pt" fo:letter-spacing="normal" fo:font-style="normal" fo:font-weight="normal" officeooo:paragraph-rsid="0011da0a"/>
    </style:style>
    <style:style style:name="P84" style:family="paragraph" style:parent-style-name="Nature_5f_Illustration1_7e_LT_7e_Gliederung_20_1">
      <style:paragraph-properties fo:text-align="center" style:justify-single-word="false" style:writing-mode="lr-tb"/>
      <style:text-properties fo:font-variant="normal" fo:text-transform="none" fo:color="#000000" style:font-name="Raleway" fo:font-size="12pt" fo:letter-spacing="normal" fo:font-style="normal" fo:font-weight="bold" officeooo:paragraph-rsid="00284d4b" style:font-size-asian="12pt" style:font-weight-asian="bold" style:font-size-complex="12pt" style:font-weight-complex="bold"/>
    </style:style>
    <style:style style:name="P85" style:family="paragraph" style:parent-style-name="Nature_5f_Illustration1_7e_LT_7e_Gliederung_20_1">
      <style:paragraph-properties fo:text-align="start" style:justify-single-word="false" style:writing-mode="lr-tb"/>
      <style:text-properties fo:font-variant="normal" fo:text-transform="none" fo:color="#000000" style:font-name="Raleway" fo:font-size="12pt" fo:letter-spacing="normal" fo:font-style="normal" fo:font-weight="bold" officeooo:paragraph-rsid="00284d4b" style:font-size-asian="12pt" style:font-weight-asian="bold" style:font-size-complex="12pt" style:font-weight-complex="bold"/>
    </style:style>
    <style:style style:name="P86" style:family="paragraph" style:parent-style-name="Nature_5f_Illustration1_7e_LT_7e_Gliederung_20_1">
      <style:paragraph-properties fo:text-align="center" style:justify-single-word="false" style:writing-mode="lr-tb"/>
      <style:text-properties fo:font-variant="normal" fo:text-transform="none" fo:color="#000000" style:font-name="Open Sans1" fo:font-size="13pt" fo:letter-spacing="normal" fo:font-style="normal" fo:font-weight="bold" officeooo:rsid="0033dd49" officeooo:paragraph-rsid="0033dd49" style:font-size-asian="13pt" style:font-weight-asian="bold" style:font-size-complex="13pt" style:font-weight-complex="bold"/>
    </style:style>
    <style:style style:name="P87" style:family="paragraph" style:parent-style-name="Nature_5f_Illustration1_7e_LT_7e_Gliederung_20_1">
      <style:paragraph-properties fo:text-align="start" style:justify-single-word="false" style:writing-mode="lr-tb"/>
      <style:text-properties fo:font-variant="normal" fo:text-transform="none" fo:color="#000000" style:font-name="Open Sans1" fo:font-size="12pt" fo:letter-spacing="normal" fo:font-style="normal" fo:font-weight="bold" officeooo:rsid="00401ecf" officeooo:paragraph-rsid="00401ecf" style:font-size-asian="12pt" style:font-weight-asian="bold" style:font-size-complex="12pt" style:font-weight-complex="bold"/>
    </style:style>
    <style:style style:name="P88" style:family="paragraph" style:parent-style-name="Nature_5f_Illustration1_7e_LT_7e_Gliederung_20_1">
      <style:paragraph-properties fo:text-align="start" style:justify-single-word="false" style:writing-mode="lr-tb"/>
      <style:text-properties fo:font-variant="normal" fo:text-transform="none" fo:color="#000000" style:font-name="Open Sans1" fo:font-size="12pt" fo:letter-spacing="normal" fo:font-style="normal" fo:font-weight="normal" officeooo:rsid="00401ecf" officeooo:paragraph-rsid="00401ecf" style:font-size-asian="12pt" style:font-weight-asian="normal" style:font-size-complex="12pt" style:font-weight-complex="normal"/>
    </style:style>
    <style:style style:name="P89" style:family="paragraph" style:parent-style-name="Nature_5f_Illustration1_7e_LT_7e_Gliederung_20_1">
      <style:paragraph-properties fo:text-align="center" style:justify-single-word="false" style:writing-mode="lr-tb"/>
      <style:text-properties fo:font-variant="normal" fo:text-transform="none" fo:color="#000000" style:font-name="Open Sans1" fo:font-size="15pt" fo:letter-spacing="normal" fo:font-style="normal" fo:font-weight="bold" officeooo:rsid="004f34c3" officeooo:paragraph-rsid="004f34c3" style:font-size-asian="15pt" style:font-weight-asian="bold" style:font-size-complex="15pt" style:font-weight-complex="bold"/>
    </style:style>
    <style:style style:name="P90" style:family="paragraph" style:parent-style-name="Nature_5f_Illustration1_7e_LT_7e_Gliederung_20_1">
      <style:paragraph-properties fo:text-align="start" style:justify-single-word="false" style:writing-mode="lr-tb"/>
      <style:text-properties fo:font-variant="normal" fo:text-transform="none" fo:color="#000000" style:font-name="Open Sans1" fo:font-size="15pt" fo:letter-spacing="normal" fo:font-style="normal" fo:font-weight="bold" officeooo:paragraph-rsid="00518f51" style:font-weight-asian="bold" style:font-weight-complex="bold"/>
    </style:style>
    <style:style style:name="P91" style:family="paragraph" style:parent-style-name="Nature_5f_Illustration1_7e_LT_7e_Gliederung_20_1">
      <style:paragraph-properties fo:text-align="start" style:justify-single-word="false" style:writing-mode="lr-tb"/>
      <style:text-properties fo:font-variant="normal" fo:text-transform="none" fo:color="#000000" style:font-name="Open Sans1" fo:font-size="15pt" fo:letter-spacing="normal" fo:font-style="normal" fo:font-weight="normal" officeooo:paragraph-rsid="00570b7f"/>
    </style:style>
    <style:style style:name="P92" style:family="paragraph" style:parent-style-name="Nature_5f_Illustration1_7e_LT_7e_Gliederung_20_1">
      <style:paragraph-properties fo:text-align="start" style:justify-single-word="false" style:writing-mode="lr-tb"/>
      <style:text-properties fo:font-variant="normal" fo:text-transform="none" fo:color="#000000" style:font-name="Open Sans1" fo:font-size="15pt" fo:letter-spacing="normal" fo:font-style="normal" fo:font-weight="normal" officeooo:paragraph-rsid="0059be80"/>
    </style:style>
    <style:style style:name="P93" style:family="paragraph" style:parent-style-name="Nature_5f_Illustration1_7e_LT_7e_Gliederung_20_1">
      <style:paragraph-properties fo:text-align="start" style:justify-single-word="false" style:writing-mode="lr-tb"/>
      <style:text-properties fo:font-variant="normal" fo:text-transform="none" fo:color="#610b4b" style:font-name="erdana" fo:font-size="15.75pt" fo:letter-spacing="normal" fo:font-style="normal" fo:font-weight="normal" officeooo:paragraph-rsid="00518f51"/>
    </style:style>
    <style:style style:name="P94" style:family="paragraph" style:parent-style-name="Nature_5f_Illustration1_7e_LT_7e_Gliederung_20_1">
      <style:paragraph-properties fo:text-align="start" style:justify-single-word="false" style:writing-mode="lr-tb"/>
      <style:text-properties officeooo:paragraph-rsid="0011da0a"/>
    </style:style>
    <style:style style:name="P95" style:family="paragraph" style:parent-style-name="Nature_5f_Illustration1_7e_LT_7e_Gliederung_20_1">
      <style:paragraph-properties fo:text-align="center" style:justify-single-word="false" style:writing-mode="lr-tb"/>
      <style:text-properties fo:font-size="16pt" fo:font-weight="bold" officeooo:paragraph-rsid="0011da0a" style:font-size-asian="16pt" style:font-weight-asian="bold" style:font-size-complex="16pt" style:font-weight-complex="bold"/>
    </style:style>
    <style:style style:name="P96" style:family="paragraph" style:parent-style-name="Nature_5f_Illustration1_7e_LT_7e_Gliederung_20_1">
      <style:paragraph-properties fo:text-align="start" style:justify-single-word="false" style:writing-mode="lr-tb"/>
      <style:text-properties style:font-name="apple-system3" fo:font-size="13pt" fo:font-weight="bold" officeooo:rsid="00400141" officeooo:paragraph-rsid="00401ecf" style:font-size-asian="13pt" style:font-weight-asian="bold" style:font-size-complex="13pt" style:font-weight-complex="bold"/>
    </style:style>
    <style:style style:name="P97" style:family="paragraph" style:parent-style-name="Standard">
      <style:paragraph-properties fo:text-align="start" style:justify-single-word="false" style:writing-mode="lr-tb"/>
      <style:text-properties fo:font-variant="normal" fo:text-transform="none" fo:color="#000000" style:font-name="apple-system2" fo:font-size="12pt" fo:letter-spacing="normal" fo:font-style="normal" fo:font-weight="normal" officeooo:paragraph-rsid="0011da0a"/>
    </style:style>
    <style:style style:name="P98" style:family="paragraph" style:parent-style-name="Standard">
      <style:paragraph-properties fo:text-align="start" style:justify-single-word="false" style:writing-mode="lr-tb"/>
      <style:text-properties fo:font-variant="normal" fo:text-transform="none" fo:color="#333333" style:font-name="Arial" fo:font-size="12pt" fo:letter-spacing="normal" fo:font-style="normal" fo:font-weight="normal" officeooo:paragraph-rsid="00570b7f"/>
    </style:style>
    <style:style style:name="P99" style:family="paragraph" style:parent-style-name="Text_20_body">
      <style:paragraph-properties fo:text-align="start" style:justify-single-word="false" style:writing-mode="lr-tb"/>
      <style:text-properties fo:font-variant="normal" fo:text-transform="none" fo:color="#000000" style:font-name="Raleway" fo:font-size="13.5pt" fo:letter-spacing="normal" fo:font-style="normal" fo:font-weight="normal" officeooo:paragraph-rsid="0011da0a"/>
    </style:style>
    <style:style style:name="P100" style:family="paragraph" style:parent-style-name="Text_20_body">
      <style:paragraph-properties fo:text-align="start" style:justify-single-word="false" style:writing-mode="lr-tb"/>
      <style:text-properties fo:font-variant="normal" fo:text-transform="none" fo:color="#000000" style:font-name="Raleway" fo:font-size="13.5pt" fo:letter-spacing="normal" fo:font-style="normal" fo:font-weight="normal" officeooo:paragraph-rsid="00144b70"/>
    </style:style>
    <style:style style:name="P101" style:family="paragraph" style:parent-style-name="Text_20_body">
      <style:paragraph-properties fo:text-align="start" style:justify-single-word="false" style:writing-mode="lr-tb"/>
      <style:text-properties fo:font-variant="normal" fo:text-transform="none" fo:color="#000000" style:font-name="Raleway" fo:font-size="13.5pt" fo:letter-spacing="normal" fo:font-style="normal" fo:font-weight="normal" officeooo:paragraph-rsid="0011da0a" style:font-size-asian="10pt" style:font-weight-asian="bold" style:font-size-complex="10pt" style:font-weight-complex="bold"/>
    </style:style>
    <style:style style:name="P102" style:family="paragraph" style:parent-style-name="Text_20_body">
      <style:paragraph-properties fo:text-align="start" style:justify-single-word="false" style:writing-mode="lr-tb"/>
      <style:text-properties fo:font-variant="normal" fo:text-transform="none" fo:color="#000000" style:font-name="verdana" fo:font-size="10.5pt" fo:letter-spacing="normal" fo:font-style="normal" fo:font-weight="normal" officeooo:paragraph-rsid="00570b7f"/>
    </style:style>
    <style:style style:name="P103" style:family="paragraph" style:parent-style-name="Text_20_body">
      <style:paragraph-properties fo:text-align="start" style:justify-single-word="false" style:writing-mode="lr-tb"/>
      <style:text-properties officeooo:paragraph-rsid="001f00d5"/>
    </style:style>
    <style:style style:name="P104" style:family="paragraph" style:parent-style-name="Heading_20_3">
      <style:paragraph-properties fo:margin-top="0cm" fo:margin-bottom="0.265cm" loext:contextual-spacing="false" fo:orphans="2" fo:widows="2"/>
    </style:style>
    <style:style style:name="P105" style:family="paragraph" style:parent-style-name="Heading_20_3">
      <style:paragraph-properties fo:margin-top="0cm" fo:margin-bottom="0.265cm" loext:contextual-spacing="false" fo:orphans="2" fo:widows="2"/>
      <style:text-properties officeooo:paragraph-rsid="0018db58"/>
    </style:style>
    <style:style style:name="P106" style:family="paragraph" style:parent-style-name="Preformatted_20_Text">
      <style:paragraph-properties fo:margin-top="0cm" fo:margin-bottom="0.265cm" loext:contextual-spacing="false" fo:orphans="2" fo:widows="2"/>
    </style:style>
    <style:style style:name="P107" style:family="paragraph" style:parent-style-name="Text_20_body">
      <style:paragraph-properties fo:margin-top="0cm" fo:margin-bottom="0.265cm" loext:contextual-spacing="false" fo:orphans="2" fo:widows="2"/>
    </style:style>
    <style:style style:name="P108" style:family="paragraph" style:parent-style-name="Preformatted_20_Text">
      <style:paragraph-properties fo:line-height="143%" fo:orphans="2" fo:widows="2"/>
    </style:style>
    <style:style style:name="P109" style:family="paragraph" style:parent-style-name="Preformatted_20_Text">
      <style:paragraph-properties fo:margin-top="0cm" fo:margin-bottom="0.499cm" loext:contextual-spacing="false" fo:line-height="143%" fo:orphans="2" fo:widows="2"/>
    </style:style>
    <style:style style:name="P110" style:family="paragraph" style:parent-style-name="Table_20_Heading">
      <style:paragraph-properties fo:text-align="center" style:justify-single-word="false"/>
    </style:style>
    <style:style style:name="P111" style:family="paragraph" style:parent-style-name="Text_20_body">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officeooo:rsid="0035a9a4" officeooo:paragraph-rsid="0035a9a4"/>
    </style:style>
    <style:style style:name="P112" style:family="paragraph" style:parent-style-name="Text_20_body">
      <style:paragraph-properties fo:margin-top="0.106cm" fo:margin-bottom="0.247cm" loext:contextual-spacing="false" style:line-height-at-least="0.661cm" fo:orphans="2" fo:widows="2"/>
      <style:text-properties officeooo:paragraph-rsid="0035a9a4"/>
    </style:style>
    <style:style style:name="P113" style:family="paragraph" style:parent-style-name="Preformatted_20_Text">
      <loext:graphic-properties draw:fill="none" draw:fill-color="#ffffff"/>
      <style:paragraph-properties fo:margin-left="0.82cm" fo:margin-right="0cm" fo:margin-top="0cm" fo:margin-bottom="0cm" loext:contextual-spacing="false" fo:orphans="2" fo:widows="2" fo:text-indent="0cm" style:auto-text-indent="false" fo:background-color="transparent" fo:padding-left="0.106cm" fo:padding-right="0cm" fo:padding-top="0.049cm" fo:padding-bottom="0.049cm" fo:border-left="0.06pt solid #cccccc" fo:border-right="none" fo:border-top="0.06pt solid #cccccc" fo:border-bottom="0.06pt solid #cccccc"/>
      <style:text-properties fo:font-variant="normal" fo:text-transform="none" fo:color="#000000" style:font-name="monospace" fo:font-size="9.75pt" fo:letter-spacing="normal" fo:font-style="normal" fo:font-weight="normal" fo:background-color="#fcfcfc" loext:padding="0cm" loext:border="none"/>
    </style:style>
    <style:style style:name="P114" style:family="paragraph" style:parent-style-name="Preformatted_20_Text">
      <loext:graphic-properties draw:fill="none" draw:fill-color="#ffffff"/>
      <style:paragraph-properties fo:margin-left="0.82cm" fo:margin-right="0cm" fo:margin-top="0cm" fo:margin-bottom="0cm" loext:contextual-spacing="false" fo:orphans="2" fo:widows="2" fo:text-indent="0cm" style:auto-text-indent="false" fo:background-color="transparent" fo:padding-left="0.106cm" fo:padding-right="0cm" fo:padding-top="0.049cm" fo:padding-bottom="0.049cm" fo:border-left="0.06pt solid #cccccc" fo:border-right="none" fo:border-top="0.06pt solid #cccccc" fo:border-bottom="0.06pt solid #cccccc"/>
      <style:text-properties fo:font-variant="normal" fo:text-transform="none" fo:color="#000000" fo:letter-spacing="normal" fo:background-color="#fcfcfc" loext:padding="0cm" loext:border="none"/>
    </style:style>
    <style:style style:name="P115" style:family="paragraph" style:parent-style-name="Preformatted_20_Text">
      <loext:graphic-properties draw:fill="solid" draw:fill-color="#f6f8fa" draw:opacity="100%"/>
      <style:paragraph-properties fo:margin-top="0cm" fo:margin-bottom="0.247cm" loext:contextual-spacing="false" fo:text-align="start" style:justify-single-word="false" fo:orphans="2" fo:widows="2" fo:background-color="#f6f8fa" fo:padding-left="0.423cm" fo:padding-right="0cm" fo:padding-top="0.423cm" fo:padding-bottom="0.423cm" fo:border-left="0.06pt solid #dddddd" fo:border-right="none" fo:border-top="0.06pt solid #dddddd" fo:border-bottom="0.06pt solid #dddddd"/>
    </style:style>
    <style:style style:name="P116" style:family="paragraph" style:parent-style-name="Preformatted_20_Text">
      <loext:graphic-properties draw:fill="solid" draw:fill-color="#eff0f1" draw:opacity="100%"/>
      <style:paragraph-properties fo:margin-top="0cm" fo:margin-bottom="0.247cm" loext:contextual-spacing="false" fo:text-align="start" style:justify-single-word="false" fo:orphans="2" fo:widows="2" fo:background-color="#eff0f1" fo:padding="0cm" fo:border="none"/>
    </style:style>
    <style:style style:name="P117" style:family="paragraph" style:parent-style-name="Preformatted_20_Text">
      <loext:graphic-properties draw:fill="solid" draw:fill-color="#eff0f1" draw:opacity="100%"/>
      <style:paragraph-properties fo:margin-top="0cm" fo:margin-bottom="0.247cm" loext:contextual-spacing="false" fo:text-align="start" style:justify-single-word="false" fo:orphans="2" fo:widows="2" fo:background-color="#eff0f1" fo:padding="0cm" fo:border="none"/>
      <style:text-properties fo:font-variant="normal" fo:text-transform="none" fo:color="#212529" fo:letter-spacing="normal"/>
    </style:style>
    <style:style style:name="P118" style:family="paragraph" style:parent-style-name="Text_20_body">
      <style:paragraph-properties fo:margin-top="0cm" fo:margin-bottom="0.247cm" loext:contextual-spacing="false" fo:line-height="150%" fo:text-align="start" style:justify-single-word="false" fo:orphans="2" fo:widows="2"/>
    </style:style>
    <style:style style:name="P119" style:family="paragraph" style:parent-style-name="Heading_20_2">
      <style:text-properties officeooo:paragraph-rsid="006d165c"/>
    </style:style>
    <style:style style:name="P120" style:family="paragraph" style:parent-style-name="Preformatted_20_Text">
      <style:paragraph-properties fo:margin-top="0cm" fo:margin-bottom="0cm" loext:contextual-spacing="false" fo:orphans="2" fo:widows="2" fo:padding="0cm" fo:border="none"/>
    </style:style>
    <style:style style:name="P121" style:family="paragraph" style:parent-style-name="Text_20_body">
      <style:paragraph-properties fo:margin-top="0cm" fo:margin-bottom="0cm" loext:contextual-spacing="false" fo:text-align="justify" style:justify-single-word="false"/>
    </style:style>
    <style:style style:name="P122" style:family="paragraph" style:parent-style-name="Text_20_body">
      <style:text-properties officeooo:paragraph-rsid="006d165c"/>
    </style:style>
    <style:style style:name="P123" style:family="paragraph" style:parent-style-name="Heading_20_3">
      <style:text-properties fo:font-size="16pt" style:font-size-asian="16pt" style:font-size-complex="16pt"/>
    </style:style>
    <style:style style:name="P124" style:family="paragraph" style:parent-style-name="Heading_20_3" style:list-style-name="L10">
      <style:paragraph-properties fo:margin-left="0cm" fo:margin-right="0cm" fo:margin-top="0cm" fo:margin-bottom="0cm" loext:contextual-spacing="false" fo:text-indent="0cm" style:auto-text-indent="false" fo:padding="0cm" fo:border="none"/>
      <style:text-properties style:font-name="apple-system3"/>
    </style:style>
    <style:style style:name="P125" style:family="paragraph" style:parent-style-name="Heading_20_3">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text-outline="false" style:text-line-through-style="none" style:text-line-through-type="none" style:font-name="Open Sans1" fo:font-size="16pt" fo:letter-spacing="normal" fo:font-style="normal" fo:text-shadow="none" style:text-underline-style="none" fo:font-weight="bold" officeooo:rsid="0033dd49" style:letter-kerning="true" style:font-name-asian="DejaVu Sans" style:font-size-asian="16pt" style:font-style-asian="normal" style:font-weight-asian="bold" style:font-name-complex="Noto Sans1" style:font-size-complex="16pt" style:font-weight-complex="bold" style:text-emphasize="none" loext:padding="0cm" loext:border="none"/>
    </style:style>
    <style:style style:name="P126" style:family="paragraph" style:parent-style-name="Heading_20_3">
      <style:paragraph-properties fo:margin-top="0cm" fo:margin-bottom="0.265cm" loext:contextual-spacing="false" fo:orphans="2" fo:widows="2"/>
    </style:style>
    <style:style style:name="P127" style:family="paragraph">
      <style:paragraph-properties style:writing-mode="lr-tb"/>
    </style:style>
    <style:style style:name="P128" style:family="paragraph" style:parent-style-name="Heading_20_3">
      <style:paragraph-properties fo:text-align="start" style:justify-single-word="false" style:writing-mode="lr-tb"/>
      <style:text-properties fo:font-variant="normal" fo:text-transform="none" fo:color="#000000" style:text-outline="false" style:text-line-through-style="none" style:text-line-through-type="none" style:font-name="Open Sans1" fo:font-size="16pt" fo:letter-spacing="normal" fo:font-style="normal" fo:text-shadow="none" style:text-underline-style="none" fo:font-weight="bold" officeooo:rsid="0033dd49" officeooo:paragraph-rsid="0033dd49" style:letter-kerning="true" style:font-name-asian="DejaVu Sans" style:font-size-asian="16pt" style:font-style-asian="normal" style:font-weight-asian="bold" style:font-name-complex="Noto Sans1" style:font-size-complex="16pt" style:font-weight-complex="bold" style:text-emphasize="none" loext:padding="0cm" loext:border="none"/>
    </style:style>
    <style:style style:name="P129" style:family="paragraph">
      <style:paragraph-properties style:writing-mode="lr-tb"/>
      <style:text-properties fo:font-size="16pt" style:font-size-asian="16pt" style:font-size-complex="16pt"/>
    </style:style>
    <style:style style:name="P130" style:family="paragraph">
      <style:paragraph-properties style:writing-mode="lr-tb"/>
      <style:text-properties style:font-name="Liberation Serif" fo:font-size="16pt" fo:font-weight="bold" style:font-name-asian="Noto Serif CJK SC" style:font-size-asian="16pt" style:font-weight-asian="bold" style:font-name-complex="Lohit Devanagari1" style:font-size-complex="16pt" style:font-weight-complex="bold"/>
    </style:style>
    <style:style style:name="P131" style:family="paragraph">
      <style:paragraph-properties style:writing-mode="lr-tb"/>
      <style:text-properties fo:font-size="14pt" style:font-size-asian="14pt" style:font-size-complex="14pt"/>
    </style:style>
    <style:style style:name="P132" style:family="paragraph">
      <style:paragraph-properties style:writing-mode="lr-tb"/>
      <style:text-properties fo:font-size="15pt" style:font-size-asian="15pt" style:font-size-complex="15pt"/>
    </style:style>
    <style:style style:name="P133" style:family="paragraph" style:parent-style-name="Heading_20_3">
      <style:paragraph-properties fo:margin-top="0.106cm" fo:margin-bottom="0.247cm" loext:contextual-spacing="false" style:line-height-at-least="0.661cm" fo:orphans="2" fo:widows="2"/>
      <style:text-properties fo:font-variant="normal" fo:text-transform="none" fo:color="#000000" style:text-outline="false" style:text-line-through-style="none" style:text-line-through-type="none" style:font-name="Open Sans1" fo:font-size="16pt" fo:letter-spacing="normal" fo:font-style="normal" fo:text-shadow="none" style:text-underline-style="none" fo:font-weight="bold" officeooo:rsid="0033dd49" style:letter-kerning="true" style:font-name-asian="DejaVu Sans" style:font-size-asian="16pt" style:font-style-asian="normal" style:font-weight-asian="bold" style:font-name-complex="Noto Sans1" style:font-size-complex="16pt" style:font-weight-complex="bold" style:text-emphasize="none" loext:padding="0cm" loext:border="none"/>
    </style:style>
    <style:style style:name="P134" style:family="paragraph" style:parent-style-name="Heading_20_3">
      <style:paragraph-properties fo:margin-top="0.106cm" fo:margin-bottom="0.247cm" loext:contextual-spacing="false" style:line-height-at-least="0.661cm" fo:orphans="2" fo:widows="2"/>
      <style:text-properties fo:font-variant="normal" fo:text-transform="none" fo:color="#000000" style:text-outline="false" style:text-line-through-style="none" style:text-line-through-type="none" style:font-name="Open Sans1" fo:font-size="16pt" fo:letter-spacing="normal" fo:font-style="normal" fo:text-shadow="none" style:text-underline-style="none" fo:font-weight="bold" officeooo:rsid="0033dd49" officeooo:paragraph-rsid="0034c542" style:letter-kerning="true" style:font-name-asian="DejaVu Sans" style:font-size-asian="16pt" style:font-style-asian="normal" style:font-weight-asian="bold" style:font-name-complex="Noto Sans1" style:font-size-complex="16pt" style:font-weight-complex="bold" style:text-emphasize="none" loext:padding="0cm" loext:border="none"/>
    </style:style>
    <style:style style:name="P135" style:family="paragraph" style:parent-style-name="Nature_5f_Illustration1_7e_LT_7e_Gliederung_20_1">
      <style:paragraph-properties fo:margin-left="0cm" fo:margin-right="0cm" fo:text-align="start" style:justify-single-word="false" fo:orphans="2" fo:widows="2" fo:text-indent="0cm" style:auto-text-indent="false" style:writing-mode="lr-tb"/>
      <style:text-properties fo:font-variant="normal" fo:text-transform="none" fo:color="#383a42" style:font-name="Menlo1" fo:font-size="12pt" fo:letter-spacing="normal" fo:font-style="normal" fo:font-weight="normal" officeooo:rsid="005c966c" officeooo:paragraph-rsid="0065c386" style:font-size-asian="12pt" style:font-weight-asian="bold" style:font-size-complex="12pt" style:font-weight-complex="bold"/>
    </style:style>
    <style:style style:name="P136" style:family="paragraph" style:parent-style-name="Nature_5f_Illustration1_7e_LT_7e_Gliederung_20_1">
      <style:paragraph-properties fo:margin-left="0cm" fo:margin-right="0cm" fo:text-align="start" style:justify-single-word="false" fo:orphans="2" fo:widows="2" fo:text-indent="0cm" style:auto-text-indent="false" style:writing-mode="lr-tb"/>
      <style:text-properties fo:font-variant="normal" fo:text-transform="none" fo:color="#212121" style:font-name="Roboto" fo:font-size="11.25pt" fo:letter-spacing="normal" fo:font-style="normal" fo:font-weight="normal" officeooo:rsid="0067ca81" officeooo:paragraph-rsid="0067ca81"/>
    </style:style>
    <style:style style:name="P137" style:family="paragraph" style:parent-style-name="Nature_5f_Illustration1_7e_LT_7e_Gliederung_20_1">
      <style:paragraph-properties fo:margin-left="0cm" fo:margin-right="0cm" fo:text-align="start" style:justify-single-word="false" fo:orphans="2" fo:widows="2" fo:text-indent="0cm" style:auto-text-indent="false" style:writing-mode="lr-tb"/>
      <style:text-properties fo:font-variant="normal" fo:text-transform="none" fo:color="#212121" style:font-name="Roboto" fo:font-size="11.25pt" fo:letter-spacing="normal" fo:font-style="normal" fo:font-weight="normal" officeooo:rsid="00694dce" officeooo:paragraph-rsid="00694dce"/>
    </style:style>
    <style:style style:name="P138" style:family="paragraph" style:parent-style-name="Nature_5f_Illustration1_7e_LT_7e_Gliederung_20_1">
      <style:paragraph-properties fo:margin-left="0cm" fo:margin-right="0cm" fo:text-align="center" style:justify-single-word="false" fo:orphans="2" fo:widows="2" fo:text-indent="0cm" style:auto-text-indent="false" style:writing-mode="lr-tb"/>
      <style:text-properties fo:font-variant="normal" fo:text-transform="none" fo:color="#000000" style:font-name="Trebuchet MS" fo:font-size="14pt" fo:letter-spacing="normal" fo:font-style="normal" fo:font-weight="bold" officeooo:rsid="005c966c" officeooo:paragraph-rsid="0065c386" style:font-size-asian="14pt" style:font-weight-asian="bold" style:font-size-complex="14pt" style:font-weight-complex="bold"/>
    </style:style>
    <style:style style:name="P139" style:family="paragraph" style:parent-style-name="Nature_5f_Illustration1_7e_LT_7e_Gliederung_20_1">
      <style:paragraph-properties style:writing-mode="lr-tb"/>
      <style:text-properties fo:font-size="13pt" fo:font-weight="bold" style:font-size-asian="13pt" style:font-weight-asian="bold" style:font-size-complex="13pt" style:font-weight-complex="bold"/>
    </style:style>
    <style:style style:name="P140" style:family="paragraph" style:parent-style-name="Nature_5f_Illustration1_7e_LT_7e_Gliederung_20_1">
      <style:paragraph-properties style:writing-mode="lr-tb"/>
      <style:text-properties fo:font-size="13pt" fo:font-weight="bold" officeooo:paragraph-rsid="0010fbc3" style:font-size-asian="13pt" style:font-weight-asian="bold" style:font-size-complex="13pt" style:font-weight-complex="bold"/>
    </style:style>
    <style:style style:name="P141" style:family="paragraph" style:parent-style-name="Nature_5f_Illustration1_7e_LT_7e_Gliederung_20_1">
      <style:paragraph-properties fo:text-align="center" style:justify-single-word="false" style:writing-mode="lr-tb"/>
      <style:text-properties fo:font-variant="normal" fo:text-transform="none" fo:color="#000000" style:font-name="Raleway" fo:font-size="15pt" fo:letter-spacing="normal" fo:font-style="normal" fo:font-weight="bold" officeooo:paragraph-rsid="001e6396" style:font-size-asian="15pt" style:font-weight-asian="bold" style:font-size-complex="15pt" style:font-weight-complex="bold"/>
    </style:style>
    <style:style style:name="P142" style:family="paragraph" style:parent-style-name="Nature_5f_Illustration1_7e_LT_7e_Gliederung_20_1">
      <style:paragraph-properties fo:text-align="start" style:justify-single-word="false" style:writing-mode="lr-tb"/>
      <style:text-properties fo:font-variant="normal" fo:text-transform="none" fo:color="#000000" style:font-name="Open Sans1" fo:font-size="12pt" fo:letter-spacing="normal" fo:font-style="normal" fo:font-weight="normal" officeooo:rsid="00401ecf" officeooo:paragraph-rsid="00770f68" style:font-size-asian="12pt" style:font-weight-asian="normal" style:font-size-complex="12pt" style:font-weight-complex="normal"/>
    </style:style>
    <style:style style:name="P143" style:family="paragraph" style:parent-style-name="Nature_5f_Illustration1_7e_LT_7e_Gliederung_20_1">
      <style:paragraph-properties fo:text-align="center" style:justify-single-word="false" style:writing-mode="lr-tb"/>
      <style:text-properties fo:font-variant="normal" fo:text-transform="none" fo:color="#000000" style:font-name="Open Sans1" fo:font-size="14pt" fo:letter-spacing="normal" fo:font-style="normal" fo:font-weight="bold" officeooo:rsid="0033dd49" officeooo:paragraph-rsid="003a9abe" style:font-size-asian="14pt" style:font-weight-asian="bold" style:font-size-complex="14pt" style:font-weight-complex="bold"/>
    </style:style>
    <style:style style:name="P144" style:family="paragraph">
      <style:paragraph-properties style:writing-mode="lr-tb"/>
      <style:text-properties fo:font-size="16pt" style:font-size-asian="16pt" style:font-size-complex="16pt"/>
    </style:style>
    <style:style style:name="P145" style:family="paragraph" style:parent-style-name="Text_20_body">
      <style:text-properties fo:font-variant="normal" fo:text-transform="none" fo:color="#000000" style:font-name="Source Code Pro" fo:font-size="10.5pt" fo:letter-spacing="normal" fo:font-style="normal" fo:font-weight="normal" officeooo:paragraph-rsid="006d165c"/>
    </style:style>
    <style:style style:name="P146" style:family="paragraph" style:parent-style-name="Text_20_body">
      <style:text-properties fo:font-size="16pt" fo:font-weight="bold" style:font-size-asian="16pt" style:font-weight-asian="bold" style:font-size-complex="16pt" style:font-weight-complex="bold"/>
    </style:style>
    <style:style style:name="P147" style:family="paragraph" style:parent-style-name="Text_20_body" style:list-style-name="L1">
      <style:paragraph-properties fo:margin-top="0cm" fo:margin-bottom="0.265cm" loext:contextual-spacing="false" fo:orphans="2" fo:widows="2"/>
      <style:text-properties fo:font-variant="normal" fo:text-transform="none" fo:color="#000000" style:font-name="Raleway" fo:font-size="13.5pt" fo:letter-spacing="normal" fo:font-style="normal" fo:font-weight="normal"/>
    </style:style>
    <style:style style:name="P148" style:family="paragraph" style:parent-style-name="Text_20_body" style:list-style-name="L9">
      <style:paragraph-properties fo:margin-top="0cm" fo:margin-bottom="0.265cm" loext:contextual-spacing="false" fo:orphans="2" fo:widows="2"/>
      <style:text-properties fo:font-variant="normal" fo:text-transform="none" fo:color="#000000" style:font-name="Raleway" fo:font-size="13.5pt" fo:letter-spacing="normal" fo:font-style="normal" fo:font-weight="normal"/>
    </style:style>
    <style:style style:name="P149" style:family="paragraph" style:parent-style-name="Text_20_body">
      <style:paragraph-properties fo:margin-top="0cm" fo:margin-bottom="0.265cm" loext:contextual-spacing="false" fo:orphans="2" fo:widows="2"/>
    </style:style>
    <style:style style:name="P150" style:family="paragraph" style:parent-style-name="Text_20_body" style:list-style-name="L2">
      <style:paragraph-properties fo:margin-top="0cm" fo:margin-bottom="0.265cm" loext:contextual-spacing="false" fo:orphans="2" fo:widows="2"/>
    </style:style>
    <style:style style:name="P151" style:family="paragraph" style:parent-style-name="Text_20_body" style:list-style-name="L3">
      <style:paragraph-properties fo:margin-top="0cm" fo:margin-bottom="0.247cm" loext:contextual-spacing="false" fo:text-align="justify" style:justify-single-word="false" fo:orphans="2" fo:widows="2"/>
    </style:style>
    <style:style style:name="P152" style:family="paragraph" style:parent-style-name="Text_20_body" style:list-style-name="L16">
      <style:paragraph-properties fo:margin-top="0cm" fo:margin-bottom="0.247cm" loext:contextual-spacing="false" fo:text-align="start" style:justify-single-word="false" fo:orphans="2" fo:widows="2"/>
      <style:text-properties fo:font-variant="normal" fo:text-transform="none" fo:color="#212529" style:font-name="Roboto" fo:font-size="12pt" fo:letter-spacing="normal" fo:font-style="normal" fo:font-weight="normal"/>
    </style:style>
    <style:style style:name="P153" style:family="paragraph" style:parent-style-name="Text_20_body" style:list-style-name="L4">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154" style:family="paragraph" style:parent-style-name="Text_20_body" style:list-style-name="L6">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155" style:family="paragraph" style:parent-style-name="Text_20_body" style:list-style-name="L8">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156" style:family="paragraph" style:parent-style-name="Text_20_body" style:list-style-name="L14">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style:font-name="verdana1" fo:font-size="10.5pt" fo:letter-spacing="normal" fo:font-style="normal" fo:font-weight="normal" loext:padding="0cm" loext:border="none"/>
    </style:style>
    <style:style style:name="P157" style:family="paragraph" style:parent-style-name="Text_20_body" style:list-style-name="L4">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0000" fo:letter-spacing="normal" loext:padding="0cm" loext:border="none"/>
    </style:style>
    <style:style style:name="P158" style:family="paragraph" style:parent-style-name="Text_20_body" style:list-style-name="L8">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006699" style:font-name="verdana1" fo:font-size="10.5pt" fo:letter-spacing="normal" fo:font-style="normal" fo:font-weight="bold" loext:padding="0cm" loext:border="none"/>
    </style:style>
    <style:style style:name="P159" style:family="paragraph" style:parent-style-name="Text_20_body" style:list-style-name="L10">
      <style:paragraph-properties fo:margin-left="0cm" fo:margin-right="0cm" fo:margin-top="0cm" fo:margin-bottom="0cm" loext:contextual-spacing="false" fo:text-indent="0cm" style:auto-text-indent="false" fo:padding="0cm" fo:border="none"/>
    </style:style>
    <style:style style:name="P160" style:family="paragraph" style:parent-style-name="Text_20_body" style:list-style-name="L11">
      <style:paragraph-properties fo:margin-left="0cm" fo:margin-right="0cm" fo:margin-top="0cm" fo:margin-bottom="0cm" loext:contextual-spacing="false" fo:text-indent="0cm" style:auto-text-indent="false" fo:padding="0cm" fo:border="none"/>
      <style:text-properties style:font-name="apple-system3"/>
    </style:style>
    <style:style style:name="P161" style:family="paragraph" style:parent-style-name="Text_20_body" style:list-style-name="L12">
      <style:paragraph-properties fo:margin-left="0cm" fo:margin-right="0cm" fo:margin-top="0cm" fo:margin-bottom="0cm" loext:contextual-spacing="false" fo:text-indent="0cm" style:auto-text-indent="false" fo:padding="0cm" fo:border="none"/>
      <style:text-properties style:font-name="apple-system3"/>
    </style:style>
    <style:style style:name="P162" style:family="paragraph" style:parent-style-name="Text_20_body">
      <style:paragraph-properties fo:margin-left="0cm" fo:margin-right="0cm" fo:margin-top="0cm" fo:margin-bottom="0cm" loext:contextual-spacing="false" fo:text-indent="0cm" style:auto-text-indent="false" fo:padding="0cm" fo:border="none"/>
      <style:text-properties style:font-name="apple-system3" fo:font-size="14pt" fo:font-weight="bold" officeooo:paragraph-rsid="00400141" style:font-name-asian="Noto Serif CJK SC" style:font-size-asian="14pt" style:font-weight-asian="bold" style:font-name-complex="Lohit Devanagari1" style:font-size-complex="14pt" style:font-weight-complex="bold"/>
    </style:style>
    <style:style style:name="P163" style:family="paragraph" style:parent-style-name="Text_20_body">
      <style:paragraph-properties fo:margin-left="0cm" fo:margin-right="0cm" fo:margin-top="0cm" fo:margin-bottom="0.247cm" loext:contextual-spacing="false" fo:line-height="150%" fo:text-align="start" style:justify-single-word="false" fo:orphans="2" fo:widows="2" fo:text-indent="0cm" style:auto-text-indent="false"/>
      <style:text-properties fo:font-variant="normal" fo:text-transform="none" fo:color="#38761d" style:font-name="Trebuchet MS" fo:font-size="12pt" fo:letter-spacing="normal" fo:font-style="normal" fo:font-weight="bold" officeooo:rsid="005c966c" officeooo:paragraph-rsid="0065cd67" style:font-size-asian="12pt" style:font-weight-asian="bold" style:font-size-complex="12pt" style:font-weight-complex="bold"/>
    </style:style>
    <style:style style:name="P164" style:family="paragraph" style:parent-style-name="Text_20_body">
      <style:paragraph-properties fo:margin-left="0cm" fo:margin-right="0cm" fo:orphans="2" fo:widows="2" fo:text-indent="0cm" style:auto-text-indent="false"/>
      <style:text-properties fo:font-variant="normal" fo:text-transform="none" fo:color="#000000" style:text-outline="false" style:text-line-through-style="none" style:text-line-through-type="none" style:font-name="Open Sans1" fo:font-size="16pt" fo:letter-spacing="normal" fo:font-style="normal" fo:text-shadow="none" style:text-underline-style="none" fo:font-weight="bold" officeooo:rsid="0033dd49" officeooo:paragraph-rsid="0034c542" style:letter-kerning="true" style:font-name-asian="DejaVu Sans" style:font-size-asian="16pt" style:font-style-asian="normal" style:font-weight-asian="bold" style:font-name-complex="Noto Sans1" style:font-size-complex="16pt" style:font-weight-complex="bold" style:text-emphasize="none" loext:padding="0cm" loext:border="none"/>
    </style:style>
    <style:style style:name="P16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3pt" fo:letter-spacing="normal" fo:font-style="normal" fo:font-weight="normal" officeooo:rsid="003748ae" officeooo:paragraph-rsid="00770f68" style:font-size-asian="13pt" style:font-size-complex="13pt"/>
    </style:style>
    <style:style style:name="P166" style:family="paragraph" style:parent-style-name="Text_20_body" style:list-style-name="L5">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67" style:family="paragraph" style:parent-style-name="Text_20_body" style:list-style-name="L7">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68" style:family="paragraph" style:parent-style-name="Text_20_body" style:list-style-name="L13">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69" style:family="paragraph" style:parent-style-name="Text_20_body" style:list-style-name="L15">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style:style>
    <style:style style:name="P170" style:family="paragraph" style:parent-style-name="Text_20_body" style:list-style-name="L15">
      <style:paragraph-properties fo:margin-top="0.106cm" fo:margin-bottom="0.247cm" loext:contextual-spacing="false" style:line-height-at-least="0.661cm" fo:orphans="2" fo:widows="2"/>
      <style:text-properties fo:font-variant="normal" fo:text-transform="none" fo:color="#000000" style:font-name="verdana" fo:font-size="10.5pt" fo:letter-spacing="normal" fo:font-style="normal" fo:font-weight="normal" officeooo:paragraph-rsid="005e1ef1"/>
    </style:style>
    <style:style style:name="P171" style:family="paragraph" style:parent-style-name="Text_20_body">
      <style:paragraph-properties fo:margin-top="0.106cm" fo:margin-bottom="0.247cm" loext:contextual-spacing="false" style:line-height-at-least="0.661cm" fo:orphans="2" fo:widows="2"/>
      <style:text-properties fo:font-variant="normal" fo:text-transform="none" fo:color="#000000" style:font-name="Trebuchet MS" fo:font-size="12pt" fo:letter-spacing="normal" fo:font-style="normal" fo:font-weight="bold" officeooo:rsid="005c966c" style:font-size-asian="12pt" style:font-weight-asian="bold" style:font-size-complex="12pt" style:font-weight-complex="bold"/>
    </style:style>
    <style:style style:name="T1" style:family="text">
      <style:text-properties officeooo:rsid="0010fbc3"/>
    </style:style>
    <style:style style:name="T2" style:family="text">
      <style:text-properties style:font-size-asian="10pt" style:font-weight-asian="bold" style:font-size-complex="10pt" style:font-weight-complex="bold"/>
    </style:style>
    <style:style style:name="T3" style:family="text">
      <style:text-properties fo:font-variant="normal" fo:text-transform="none" fo:color="#000000" style:font-name="Raleway" fo:font-size="13.5pt" fo:letter-spacing="normal" fo:font-style="normal"/>
    </style:style>
    <style:style style:name="T4" style:family="text">
      <style:text-properties fo:font-variant="normal" fo:text-transform="none" fo:color="#000000" style:font-name="Raleway" fo:font-size="13.5pt" fo:letter-spacing="normal" fo:font-style="normal" fo:font-weight="normal"/>
    </style:style>
    <style:style style:name="T5" style:family="text">
      <style:text-properties fo:font-variant="normal" fo:text-transform="none" fo:color="#000000" style:font-name="Raleway" fo:font-size="13.5pt" fo:letter-spacing="normal" fo:font-style="normal" fo:font-weight="normal" style:font-size-asian="10pt" style:font-weight-asian="bold" style:font-size-complex="10pt" style:font-weight-complex="bold"/>
    </style:style>
    <style:style style:name="T6" style:family="text">
      <style:text-properties fo:font-variant="normal" fo:text-transform="none" fo:color="#000000" style:font-name="Raleway" fo:font-size="13.5pt" fo:letter-spacing="normal" fo:font-style="normal" fo:font-weight="normal" officeooo:rsid="0035080e"/>
    </style:style>
    <style:style style:name="T7" style:family="text">
      <style:text-properties fo:font-variant="normal" fo:text-transform="none" fo:color="#000000" style:font-name="Raleway" fo:font-size="13.5pt" fo:letter-spacing="normal" fo:font-style="normal" fo:font-weight="normal" officeooo:rsid="0035a9a4"/>
    </style:style>
    <style:style style:name="T8" style:family="text">
      <style:text-properties fo:font-variant="normal" fo:text-transform="none" fo:color="#000000" style:font-name="Raleway" fo:font-size="13.5pt" fo:letter-spacing="normal" fo:font-style="normal" fo:font-weight="bold"/>
    </style:style>
    <style:style style:name="T9" style:family="text">
      <style:text-properties fo:font-variant="normal" fo:text-transform="none" fo:color="#000000" style:font-name="Raleway" fo:font-size="13.5pt" fo:letter-spacing="normal" fo:font-style="normal" fo:font-weight="bold" officeooo:rsid="006de230" style:font-weight-asian="bold" style:font-weight-complex="bold"/>
    </style:style>
    <style:style style:name="T10" style:family="text">
      <style:text-properties fo:font-variant="normal" fo:text-transform="none" fo:color="#000000" style:font-name="Raleway" fo:font-size="18pt" fo:letter-spacing="normal" fo:font-style="normal"/>
    </style:style>
    <style:style style:name="T11" style:family="text">
      <style:text-properties fo:font-variant="normal" fo:text-transform="none" fo:color="#000000" style:font-name="Raleway" fo:font-size="18pt" fo:letter-spacing="normal" fo:font-style="normal" fo:font-weight="bold"/>
    </style:style>
    <style:style style:name="T12" style:family="text">
      <style:text-properties fo:font-variant="normal" fo:text-transform="none" fo:color="#000000" style:font-name="Raleway" fo:font-size="18pt" fo:letter-spacing="normal" fo:font-style="normal" fo:font-weight="bold" officeooo:rsid="0018db58"/>
    </style:style>
    <style:style style:name="T13" style:family="text">
      <style:text-properties fo:font-variant="normal" fo:text-transform="none" fo:color="#000000" style:font-name="Raleway" fo:font-size="18pt" fo:letter-spacing="normal" fo:font-style="normal" fo:font-weight="bold" officeooo:rsid="0075d538"/>
    </style:style>
    <style:style style:name="T14" style:family="text">
      <style:text-properties fo:font-variant="normal" fo:text-transform="none" fo:color="#000000" style:font-name="Raleway" fo:font-size="11pt" fo:letter-spacing="normal" fo:font-style="normal" fo:font-weight="bold" style:font-size-asian="11pt" style:font-size-complex="11pt"/>
    </style:style>
    <style:style style:name="T15" style:family="text">
      <style:text-properties fo:font-variant="normal" fo:text-transform="none" fo:color="#000000" style:font-name="Raleway" fo:font-size="11pt" fo:letter-spacing="normal" fo:font-style="normal" fo:font-weight="bold" officeooo:rsid="007225c8" style:font-size-asian="11pt" style:font-size-complex="11pt"/>
    </style:style>
    <style:style style:name="T16" style:family="text">
      <style:text-properties fo:font-variant="normal" fo:text-transform="none" fo:color="#000000" style:font-name="Raleway" fo:font-size="11pt" fo:letter-spacing="normal" fo:font-style="normal" style:font-size-asian="11pt" style:font-size-complex="11pt"/>
    </style:style>
    <style:style style:name="T17" style:family="text">
      <style:text-properties fo:font-variant="normal" fo:text-transform="none" fo:color="#000000" style:font-name="Raleway" fo:font-size="11pt" fo:letter-spacing="normal" fo:font-style="normal" officeooo:rsid="007225c8" style:font-size-asian="11pt" style:font-size-complex="11pt"/>
    </style:style>
    <style:style style:name="T18" style:family="text">
      <style:text-properties fo:font-variant="normal" fo:text-transform="none" fo:color="#000000" style:text-outline="false" style:text-line-through-style="none" style:text-line-through-type="none" style:font-name="Raleway" fo:font-size="13.5pt" fo:letter-spacing="normal" fo:font-style="normal" fo:text-shadow="none" style:text-underline-style="none" fo:font-weight="normal" style:letter-kerning="true" style:font-name-asian="DejaVu Sans" style:font-size-asian="10pt" style:font-style-asian="normal" style:font-weight-asian="bold" style:font-name-complex="Noto Sans1" style:font-size-complex="10pt" style:font-weight-complex="bold" style:text-emphasize="none"/>
    </style:style>
    <style:style style:name="T19" style:family="text">
      <style:text-properties fo:font-variant="normal" fo:text-transform="none" fo:color="#000000" style:text-outline="false" style:text-line-through-style="none" style:text-line-through-type="none" style:font-name="Open Sans1" fo:font-size="16pt" fo:letter-spacing="normal" fo:font-style="normal" fo:text-shadow="none" style:text-underline-style="none" fo:font-weight="bold" officeooo:rsid="0033dd49" style:letter-kerning="true" style:font-name-asian="DejaVu Sans" style:font-size-asian="16pt" style:font-style-asian="normal" style:font-weight-asian="bold" style:font-name-complex="Noto Sans1" style:font-size-complex="16pt" style:font-weight-complex="bold" style:text-emphasize="none" loext:padding="0cm" loext:border="none"/>
    </style:style>
    <style:style style:name="T20" style:family="text">
      <style:text-properties fo:font-variant="normal" fo:text-transform="none" fo:color="#000000" style:text-outline="false" style:text-line-through-style="none" style:text-line-through-type="none" style:font-name="Open Sans1" fo:font-size="16pt" fo:letter-spacing="normal" fo:font-style="normal" fo:text-shadow="none" style:text-underline-style="none" officeooo:rsid="0033dd49" style:letter-kerning="true" style:font-name-asian="DejaVu Sans" style:font-size-asian="16pt" style:font-style-asian="normal" style:font-name-complex="Noto Sans1" style:font-size-complex="16pt" style:text-emphasize="none" loext:padding="0cm" loext:border="none"/>
    </style:style>
    <style:style style:name="T21" style:family="text">
      <style:text-properties fo:font-variant="normal" fo:text-transform="none" fo:color="#000000" style:text-outline="false" style:text-line-through-style="none" style:text-line-through-type="none" style:font-name="Open Sans1" fo:font-size="16pt" fo:letter-spacing="normal" fo:font-style="normal" fo:text-shadow="none" style:text-underline-style="none" officeooo:rsid="0033dd49" style:letter-kerning="true" style:text-blinking="false" fo:background-color="transparent" loext:char-shading-value="0" style:font-name-asian="DejaVu Sans" style:font-size-asian="16pt" style:font-style-asian="normal" style:font-name-complex="Noto Sans1" style:font-size-complex="16pt" style:text-emphasize="none" loext:padding="0cm" loext:border="none"/>
    </style:style>
    <style:style style:name="T22" style:family="text">
      <style:text-properties fo:font-variant="normal" fo:text-transform="none" fo:color="#000000" style:text-outline="false" style:text-line-through-style="none" style:text-line-through-type="none" style:font-name="Open Sans1" fo:font-size="16pt" fo:letter-spacing="normal" fo:language="zxx" fo:country="none" fo:font-style="normal" fo:text-shadow="none" style:text-underline-style="none" officeooo:rsid="0033dd49" style:letter-kerning="true" style:text-blinking="false" fo:background-color="transparent" loext:char-shading-value="0" style:font-name-asian="DejaVu Sans" style:font-size-asian="16pt" style:language-asian="zxx" style:country-asian="none" style:font-style-asian="normal" style:font-name-complex="Noto Sans1" style:font-size-complex="16pt" style:language-complex="zxx" style:country-complex="none" style:text-emphasize="none" loext:padding="0cm" loext:border="none"/>
    </style:style>
    <style:style style:name="T23" style:family="text">
      <style:text-properties fo:font-variant="normal" fo:text-transform="none" fo:color="#000000" style:font-name="inherit" fo:font-size="18pt" fo:letter-spacing="normal" fo:font-style="normal" fo:font-weight="bold"/>
    </style:style>
    <style:style style:name="T24" style:family="text">
      <style:text-properties fo:font-variant="normal" fo:text-transform="none" fo:color="#000000" style:font-name="inherit" fo:font-size="18pt" fo:letter-spacing="normal" fo:font-style="normal" fo:font-weight="bold" officeooo:rsid="0075d538"/>
    </style:style>
    <style:style style:name="T25" style:family="text">
      <style:text-properties fo:font-variant="normal" fo:text-transform="none" fo:color="#000000" style:font-name="Source Code Pro" fo:font-size="10.5pt" fo:letter-spacing="normal" fo:font-style="normal" fo:font-weight="normal"/>
    </style:style>
    <style:style style:name="T26" style:family="text">
      <style:text-properties fo:font-variant="normal" fo:text-transform="none" fo:color="#000000" style:font-name="Source Code Pro" fo:font-size="10.5pt" fo:letter-spacing="normal" fo:font-style="normal" fo:font-weight="normal" fo:background-color="#fafafa" loext:char-shading-value="0" loext:padding-left="0.37cm" loext:padding-right="0cm" loext:padding-top="0cm" loext:padding-bottom="0cm" loext:border-left="2.24pt solid #267438" loext:border-right="none" loext:border-top="none" loext:border-bottom="none"/>
    </style:style>
    <style:style style:name="T27" style:family="text">
      <style:text-properties fo:font-variant="normal" fo:text-transform="none" fo:color="#000000" style:font-name="verdana" fo:font-size="10.5pt" fo:letter-spacing="normal" fo:font-style="normal" fo:font-weight="normal"/>
    </style:style>
    <style:style style:name="T28" style:family="text">
      <style:text-properties fo:font-variant="normal" fo:text-transform="none" fo:color="#000000" style:font-name="verdana" fo:font-size="10.5pt" fo:letter-spacing="normal" fo:font-style="normal" fo:font-weight="normal" style:font-size-asian="10pt" style:font-size-complex="10pt"/>
    </style:style>
    <style:style style:name="T29" style:family="text">
      <style:text-properties fo:font-variant="normal" fo:text-transform="none" fo:color="#000000" style:font-name="verdana" fo:font-size="10.5pt" fo:letter-spacing="normal" fo:font-style="normal" fo:font-weight="normal" style:font-size-asian="10pt" style:font-weight-asian="bold" style:font-size-complex="10pt" style:font-weight-complex="bold"/>
    </style:style>
    <style:style style:name="T30" style:family="text">
      <style:text-properties fo:font-variant="normal" fo:text-transform="none" fo:color="#000000" style:font-name="Open Sans1" fo:font-size="10.5pt" fo:letter-spacing="normal" fo:font-style="normal" fo:font-weight="normal"/>
    </style:style>
    <style:style style:name="T31" style:family="text">
      <style:text-properties fo:font-variant="normal" fo:text-transform="none" fo:color="#000000" style:font-name="Open Sans1" fo:font-size="16pt" fo:letter-spacing="normal" fo:font-style="normal" fo:font-weight="bold" style:font-size-asian="16pt" style:font-size-complex="16pt" loext:padding="0cm" loext:border="none"/>
    </style:style>
    <style:style style:name="T32" style:family="text">
      <style:text-properties fo:font-variant="normal" fo:text-transform="none" fo:color="#000000" style:font-name="Open Sans1" fo:font-size="16pt" fo:letter-spacing="normal" fo:font-style="normal" fo:font-weight="bold" officeooo:rsid="002d0df1" style:font-size-asian="16pt" style:font-size-complex="16pt" loext:padding="0cm" loext:border="none"/>
    </style:style>
    <style:style style:name="T33" style:family="text">
      <style:text-properties fo:font-variant="normal" fo:text-transform="none" fo:color="#000000" fo:letter-spacing="normal"/>
    </style:style>
    <style:style style:name="T34" style:family="text">
      <style:text-properties fo:font-variant="normal" fo:text-transform="none" fo:color="#000000" fo:letter-spacing="normal" loext:padding="0cm" loext:border="none"/>
    </style:style>
    <style:style style:name="T35" style:family="text">
      <style:text-properties fo:font-variant="normal" fo:text-transform="none" fo:color="#000000" fo:letter-spacing="normal" fo:background-color="#fafafa" loext:char-shading-value="0" loext:padding-left="0.37cm" loext:padding-right="0cm" loext:padding-top="0cm" loext:padding-bottom="0cm" loext:border-left="2.24pt solid #267438" loext:border-right="none" loext:border-top="none" loext:border-bottom="none"/>
    </style:style>
    <style:style style:name="T36" style:family="text">
      <style:text-properties fo:font-variant="normal" fo:text-transform="none" fo:color="#000000" style:font-name="SFMono-Regular" fo:font-size="10.5pt" fo:letter-spacing="normal" fo:font-style="normal" fo:font-weight="normal" loext:padding="0cm" loext:border="none"/>
    </style:style>
    <style:style style:name="T37" style:family="text">
      <style:text-properties fo:font-variant="normal" fo:text-transform="none" fo:color="#000000" style:font-name="Trebuchet MS" fo:font-size="12pt" fo:letter-spacing="normal" fo:font-style="normal" fo:font-weight="normal"/>
    </style:style>
    <style:style style:name="T38" style:family="text">
      <style:text-properties fo:font-variant="normal" fo:text-transform="none" fo:color="#000000" style:font-name="Trebuchet MS" fo:font-size="12pt" fo:letter-spacing="normal" fo:font-style="normal" fo:font-weight="normal" officeooo:rsid="005b8443"/>
    </style:style>
    <style:style style:name="T39" style:family="text">
      <style:text-properties fo:font-variant="normal" fo:text-transform="none" fo:color="#000000" style:text-line-through-style="none" style:text-line-through-type="none" style:font-name="Roboto" fo:font-size="12pt" fo:letter-spacing="normal" fo:font-style="normal" style:text-underline-style="none" fo:font-weight="bold" style:text-blinking="false" fo:background-color="transparent" loext:char-shading-value="0" loext:padding-left="0cm" loext:padding-right="0cm" loext:padding-top="0cm" loext:padding-bottom="0.049cm" loext:border-left="none" loext:border-right="none" loext:border-top="none" loext:border-bottom="0.06pt solid #000000"/>
    </style:style>
    <style:style style:name="T40" style:family="text">
      <style:text-properties fo:font-variant="normal" fo:text-transform="none" fo:color="#000000" style:text-line-through-style="none" style:text-line-through-type="none" style:font-name="Roboto" fo:font-size="12pt" fo:letter-spacing="normal" fo:font-style="normal" style:text-underline-style="none" style:text-blinking="false" fo:background-color="transparent" loext:char-shading-value="0" loext:padding-left="0cm" loext:padding-right="0cm" loext:padding-top="0cm" loext:padding-bottom="0.049cm" loext:border-left="none" loext:border-right="none" loext:border-top="none" loext:border-bottom="0.06pt solid #000000"/>
    </style:style>
    <style:style style:name="T41" style:family="text">
      <style:text-properties fo:font-variant="normal" fo:text-transform="none" fo:color="#000000" style:font-name="Merriweather" fo:font-size="12pt" fo:letter-spacing="normal" fo:font-style="normal" fo:font-weight="normal"/>
    </style:style>
    <style:style style:name="T42" style:family="text">
      <style:text-properties fo:font-variant="normal" fo:text-transform="none" fo:color="#000000" style:font-name="Merriweather" fo:font-size="12pt" fo:letter-spacing="normal" fo:font-style="normal" fo:font-weight="normal" officeooo:rsid="0070a3df"/>
    </style:style>
    <style:style style:name="T43" style:family="text">
      <style:text-properties fo:font-variant="normal" fo:text-transform="none" fo:color="#1f7199" style:font-name="Source Code Pro" fo:font-size="10.5pt" fo:letter-spacing="normal" fo:font-style="normal" fo:font-weight="normal"/>
    </style:style>
    <style:style style:name="T44" style:family="text">
      <style:text-properties fo:font-variant="normal" fo:text-transform="none" fo:color="#1f7199" style:font-name="Source Code Pro" fo:font-size="10.5pt" fo:letter-spacing="normal" fo:font-style="normal" fo:font-weight="normal" fo:background-color="#fafafa" loext:char-shading-value="0" loext:padding-left="0.37cm" loext:padding-right="0cm" loext:padding-top="0cm" loext:padding-bottom="0cm" loext:border-left="2.24pt solid #267438" loext:border-right="none" loext:border-top="none" loext:border-bottom="none"/>
    </style:style>
    <style:style style:name="T45" style:family="text">
      <style:text-properties fo:font-variant="normal" fo:text-transform="none" fo:color="#63b175" style:font-name="Source Code Pro" fo:font-size="10.5pt" fo:letter-spacing="normal" fo:font-style="normal" fo:font-weight="bold"/>
    </style:style>
    <style:style style:name="T46" style:family="text">
      <style:text-properties fo:font-variant="normal" fo:text-transform="none" fo:color="#63b175" style:font-name="Source Code Pro" fo:font-size="10.5pt" fo:letter-spacing="normal" fo:font-style="normal" fo:font-weight="bold" fo:background-color="#fafafa" loext:char-shading-value="0" loext:padding-left="0.37cm" loext:padding-right="0cm" loext:padding-top="0cm" loext:padding-bottom="0cm" loext:border-left="2.24pt solid #267438" loext:border-right="none" loext:border-top="none" loext:border-bottom="none"/>
    </style:style>
    <style:style style:name="T47" style:family="text">
      <style:text-properties fo:font-variant="normal" fo:text-transform="none" fo:color="#63b175" style:font-name="Source Code Pro" fo:font-size="10.5pt" fo:letter-spacing="normal" fo:font-style="normal" fo:font-weight="normal"/>
    </style:style>
    <style:style style:name="T48" style:family="text">
      <style:text-properties fo:font-variant="normal" fo:text-transform="none" fo:color="#267438" style:font-name="Source Code Pro" fo:font-size="10.5pt" fo:letter-spacing="normal" fo:font-style="normal" fo:font-weight="bold"/>
    </style:style>
    <style:style style:name="T49" style:family="text">
      <style:text-properties fo:font-variant="normal" fo:text-transform="none" fo:color="#267438" style:font-name="Source Code Pro" fo:font-size="10.5pt" fo:letter-spacing="normal" fo:font-style="normal" fo:font-weight="bold" fo:background-color="#fafafa" loext:char-shading-value="0" loext:padding-left="0.37cm" loext:padding-right="0cm" loext:padding-top="0cm" loext:padding-bottom="0cm" loext:border-left="2.24pt solid #267438" loext:border-right="none" loext:border-top="none" loext:border-bottom="none"/>
    </style:style>
    <style:style style:name="T50" style:family="text">
      <style:text-properties fo:font-variant="normal" fo:text-transform="none" fo:color="#4e9359" style:font-name="Source Code Pro" fo:font-size="10.5pt" fo:letter-spacing="normal" fo:font-style="normal" fo:font-weight="normal"/>
    </style:style>
    <style:style style:name="T51" style:family="text">
      <style:text-properties fo:font-variant="normal" fo:text-transform="none" fo:color="#4e9359" style:font-name="Source Code Pro" fo:font-size="10.5pt" fo:letter-spacing="normal" fo:font-style="normal" fo:font-weight="normal" fo:background-color="#fafafa" loext:char-shading-value="0" loext:padding-left="0.37cm" loext:padding-right="0cm" loext:padding-top="0cm" loext:padding-bottom="0cm" loext:border-left="2.24pt solid #267438" loext:border-right="none" loext:border-top="none" loext:border-bottom="none"/>
    </style:style>
    <style:style style:name="T52" style:family="text">
      <style:text-properties fo:font-variant="normal" fo:text-transform="none" fo:color="#4a4a4a" style:font-name="Open Sans" fo:font-size="13.5pt" fo:letter-spacing="normal" fo:font-style="normal" fo:font-weight="bold"/>
    </style:style>
    <style:style style:name="T53" style:family="text">
      <style:text-properties fo:font-variant="normal" fo:text-transform="none" fo:color="#4a4a4a" style:font-name="Open Sans" fo:font-size="12pt" fo:letter-spacing="normal" fo:font-style="normal" fo:font-weight="bold"/>
    </style:style>
    <style:style style:name="T54" style:family="text">
      <style:text-properties fo:font-variant="normal" fo:text-transform="none" fo:color="#4a4a4a" style:font-name="Open Sans" fo:font-size="12pt" fo:letter-spacing="normal" fo:font-style="normal" fo:font-weight="normal"/>
    </style:style>
    <style:style style:name="T55" style:family="text">
      <style:text-properties fo:font-variant="normal" fo:text-transform="none" fo:color="#222635" style:font-name="Cambria" fo:font-size="14.25pt" fo:letter-spacing="normal" fo:font-style="normal" fo:font-weight="bold"/>
    </style:style>
    <style:style style:name="T56" style:family="text">
      <style:text-properties fo:font-variant="normal" fo:text-transform="none" fo:color="#222635" style:font-name="Cambria" fo:font-size="14.25pt" fo:letter-spacing="normal" fo:font-style="normal" fo:font-weight="bold" officeooo:rsid="002b5e64"/>
    </style:style>
    <style:style style:name="T57" style:family="text">
      <style:text-properties fo:font-variant="normal" fo:text-transform="none" fo:color="#222635" style:font-name="Cambria" fo:font-size="14.25pt" fo:letter-spacing="normal" fo:font-style="normal" fo:font-weight="normal"/>
    </style:style>
    <style:style style:name="T58" style:family="text">
      <style:text-properties fo:font-variant="normal" fo:text-transform="none" fo:color="#222635" style:font-name="Cambria" fo:font-size="16pt" fo:letter-spacing="normal" fo:font-style="normal" fo:font-weight="normal" officeooo:rsid="002d0df1" style:font-size-asian="16pt" style:font-size-complex="16pt"/>
    </style:style>
    <style:style style:name="T59" style:family="text">
      <style:text-properties fo:font-variant="normal" fo:text-transform="none" fo:color="#29a8ff" style:text-line-through-style="none" style:text-line-through-type="none" style:font-name="Cambria" fo:font-size="14.25pt" fo:letter-spacing="normal" fo:font-style="normal" style:text-underline-style="none" fo:font-weight="normal" style:text-blinking="false" fo:background-color="transparent" loext:char-shading-value="0"/>
    </style:style>
    <style:style style:name="T60" style:family="text">
      <style:text-properties fo:font-variant="normal" fo:text-transform="none" fo:color="#c7254e" style:font-name="Menlo" fo:font-size="12.75pt" fo:letter-spacing="normal" fo:font-style="normal" fo:font-weight="normal" fo:background-color="#f9f2f4" loext:char-shading-value="0" loext:padding="0cm" loext:border="none"/>
    </style:style>
    <style:style style:name="T61" style:family="text">
      <style:text-properties fo:font-variant="normal" fo:text-transform="none" fo:color="#888888" style:font-name="Source Code Pro" fo:font-size="10.5pt" fo:letter-spacing="normal" fo:font-style="normal" fo:font-weight="normal" fo:background-color="#fafafa" loext:char-shading-value="0" loext:padding-left="0.37cm" loext:padding-right="0cm" loext:padding-top="0cm" loext:padding-bottom="0cm" loext:border-left="2.24pt solid #267438" loext:border-right="none" loext:border-top="none" loext:border-bottom="none"/>
    </style:style>
    <style:style style:name="T62" style:family="text">
      <style:text-properties fo:font-variant="normal" fo:text-transform="none" fo:color="#880000" style:font-name="SFMono-Regular" fo:font-size="10.5pt" fo:letter-spacing="normal" fo:font-style="normal" fo:font-weight="normal" loext:padding="0cm" loext:border="none"/>
    </style:style>
    <style:style style:name="T63" style:family="text">
      <style:text-properties fo:font-variant="normal" fo:text-transform="none" fo:color="#000088" style:font-name="SFMono-Regular" fo:font-size="10.5pt" fo:letter-spacing="normal" fo:font-style="normal" fo:font-weight="normal" loext:padding="0cm" loext:border="none"/>
    </style:style>
    <style:style style:name="T64" style:family="text">
      <style:text-properties fo:font-variant="normal" fo:text-transform="none" fo:color="#222222" style:font-name="source sans pro" fo:font-size="12pt" fo:letter-spacing="normal" fo:font-style="normal" fo:font-weight="bold"/>
    </style:style>
    <style:style style:name="T65" style:family="text">
      <style:text-properties fo:font-variant="normal" fo:text-transform="none" fo:color="#222222" style:font-name="apple-system4" fo:font-size="12pt" fo:letter-spacing="normal" fo:font-style="normal" fo:font-weight="normal" officeooo:rsid="00694dce"/>
    </style:style>
    <style:style style:name="T66" style:family="text">
      <style:text-properties fo:font-variant="normal" fo:text-transform="none" fo:color="#222222" style:font-name="Menlo1" fo:font-size="12pt" fo:letter-spacing="normal" fo:font-style="normal" fo:font-weight="normal" officeooo:rsid="00694dce" fo:background-color="#fafafa" loext:char-shading-value="0" loext:padding="0cm" loext:border="none"/>
    </style:style>
    <style:style style:name="T67" style:family="text">
      <style:text-properties fo:font-variant="normal" fo:text-transform="none" fo:color="#1d1d33" style:font-name="Poppins" fo:font-size="12pt" fo:letter-spacing="normal" fo:font-style="normal" fo:font-weight="bold"/>
    </style:style>
    <style:style style:name="T68" style:family="text">
      <style:text-properties fo:font-variant="normal" fo:text-transform="none" fo:color="#1d1d33" style:font-name="Poppins" fo:font-size="12pt" fo:letter-spacing="normal" fo:font-style="normal" fo:font-weight="normal"/>
    </style:style>
    <style:style style:name="T69" style:family="text">
      <style:text-properties fo:font-variant="normal" fo:text-transform="none" fo:color="#383a42" fo:letter-spacing="normal" fo:background-color="#fbfdff" loext:char-shading-value="0" loext:padding-left="0.529cm" loext:padding-right="0.529cm" loext:padding-top="0.45cm" loext:padding-bottom="0.529cm" loext:border="0.06pt solid #e5e8ec"/>
    </style:style>
    <style:style style:name="T70" style:family="text">
      <style:text-properties fo:font-variant="normal" fo:text-transform="none" fo:color="#383a42" style:font-name="Menlo1" fo:font-size="12pt" fo:letter-spacing="normal" fo:font-style="normal" fo:font-weight="normal" officeooo:rsid="0067ca81" style:font-size-asian="12pt" style:font-weight-asian="bold" style:font-size-complex="12pt" style:font-weight-complex="bold"/>
    </style:style>
    <style:style style:name="T71" style:family="text">
      <style:text-properties fo:font-variant="normal" fo:text-transform="none" fo:color="#383a42" style:font-name="Menlo1" fo:font-size="12pt" fo:letter-spacing="normal" fo:font-style="normal" fo:font-weight="normal" officeooo:rsid="007225c8" style:font-size-asian="12pt" style:font-weight-asian="bold" style:font-size-complex="12pt" style:font-weight-complex="bold"/>
    </style:style>
    <style:style style:name="T72" style:family="text">
      <style:text-properties fo:font-variant="normal" fo:text-transform="none" fo:color="#383a42" style:font-name="Menlo1" fo:font-size="12pt" fo:letter-spacing="normal" fo:font-style="normal" fo:font-weight="normal" fo:background-color="#fbfdff" loext:char-shading-value="0" loext:padding-left="0.529cm" loext:padding-right="0.529cm" loext:padding-top="0.45cm" loext:padding-bottom="0.529cm" loext:border="0.06pt solid #e5e8ec"/>
    </style:style>
    <style:style style:name="T73" style:family="text">
      <style:text-properties fo:font-variant="normal" fo:text-transform="none" fo:color="#383a42" style:font-name="Menlo1" fo:font-size="12pt" fo:letter-spacing="normal" fo:font-style="normal" officeooo:rsid="007225c8" style:font-size-asian="12pt" style:font-size-complex="12pt"/>
    </style:style>
    <style:style style:name="T74" style:family="text">
      <style:text-properties fo:font-variant="normal" fo:text-transform="none" fo:color="#383a42" style:font-name="Menlo1" fo:font-size="12pt" fo:letter-spacing="normal" fo:font-style="normal" officeooo:rsid="0067ca81" style:font-size-asian="12pt" style:font-size-complex="12pt"/>
    </style:style>
    <style:style style:name="T75" style:family="text">
      <style:text-properties fo:font-variant="normal" fo:text-transform="none" fo:color="#666600" style:font-name="SFMono-Regular" fo:font-size="10.5pt" fo:letter-spacing="normal" fo:font-style="normal" fo:font-weight="normal" loext:padding="0cm" loext:border="none"/>
    </style:style>
    <style:style style:name="T76" style:family="text">
      <style:text-properties fo:font-variant="normal" fo:text-transform="none" fo:color="#660066" style:font-name="SFMono-Regular" fo:font-size="10.5pt" fo:letter-spacing="normal" fo:font-style="normal" fo:font-weight="normal" loext:padding="0cm" loext:border="none"/>
    </style:style>
    <style:style style:name="T77" style:family="text">
      <style:text-properties fo:font-variant="normal" fo:text-transform="none" fo:color="#008800" style:font-name="SFMono-Regular" fo:font-size="10.5pt" fo:letter-spacing="normal" fo:font-style="normal" fo:font-weight="normal" loext:padding="0cm" loext:border="none"/>
    </style:style>
    <style:style style:name="T78" style:family="text">
      <style:text-properties fo:font-variant="normal" fo:text-transform="none" fo:color="#006666" style:font-name="SFMono-Regular" fo:font-size="10.5pt" fo:letter-spacing="normal" fo:font-style="normal" fo:font-weight="normal" loext:padding="0cm" loext:border="none"/>
    </style:style>
    <style:style style:name="T79" style:family="text">
      <style:text-properties fo:font-variant="normal" fo:text-transform="none" fo:color="#212121" style:font-name="Menlo1" fo:font-size="11.25pt" fo:letter-spacing="normal" fo:font-style="normal" fo:font-weight="normal"/>
    </style:style>
    <style:style style:name="T80" style:family="text">
      <style:text-properties fo:font-variant="normal" fo:text-transform="none" fo:color="#212121" style:font-name="Roboto" fo:font-size="11.25pt" fo:letter-spacing="normal" fo:font-style="normal"/>
    </style:style>
    <style:style style:name="T81" style:family="text">
      <style:text-properties fo:font-variant="normal" fo:text-transform="none" fo:color="#212121" style:font-name="Roboto" fo:font-size="11.25pt" fo:letter-spacing="normal" fo:font-style="normal" fo:font-weight="normal"/>
    </style:style>
    <style:style style:name="T82" style:family="text">
      <style:text-properties fo:font-variant="normal" fo:text-transform="none" fo:color="#212121" style:font-name="Roboto" fo:font-size="11.25pt" fo:letter-spacing="normal" fo:font-style="normal" fo:font-weight="normal" officeooo:rsid="0067ca81"/>
    </style:style>
    <style:style style:name="T83" style:family="text">
      <style:text-properties fo:font-variant="normal" fo:text-transform="none" fo:color="#212121" style:font-name="Roboto" fo:font-size="11.25pt" fo:letter-spacing="normal" fo:font-style="normal" fo:font-weight="normal" officeooo:rsid="00684cff"/>
    </style:style>
    <style:style style:name="T84" style:family="text">
      <style:text-properties fo:font-variant="normal" fo:text-transform="none" fo:color="#212121" style:font-name="Roboto" fo:font-size="11.25pt" fo:letter-spacing="normal" fo:font-style="normal" fo:font-weight="normal" officeooo:rsid="00694dce"/>
    </style:style>
    <style:style style:name="T85" style:family="text">
      <style:text-properties fo:font-variant="normal" fo:text-transform="none" fo:color="#212121" style:font-name="Roboto" fo:font-size="11.25pt" fo:letter-spacing="normal" fo:font-style="normal" fo:font-weight="normal" officeooo:rsid="0069a0c7"/>
    </style:style>
    <style:style style:name="T86" style:family="text">
      <style:text-properties fo:font-variant="normal" fo:text-transform="none" fo:color="#212121" style:font-name="Roboto" fo:font-size="11.25pt" fo:letter-spacing="normal" fo:font-style="normal" fo:font-weight="normal" officeooo:rsid="007225c8"/>
    </style:style>
    <style:style style:name="T87" style:family="text">
      <style:text-properties fo:font-variant="normal" fo:text-transform="none" fo:color="#212121" style:font-name="Roboto" fo:font-size="11.25pt" fo:letter-spacing="normal" fo:font-style="normal" officeooo:rsid="007225c8"/>
    </style:style>
    <style:style style:name="T88" style:family="text">
      <style:text-properties fo:font-variant="normal" fo:text-transform="none" fo:color="#212121" style:font-name="Roboto" fo:font-size="11.25pt" fo:letter-spacing="normal" fo:font-style="normal" officeooo:rsid="00684cff"/>
    </style:style>
    <style:style style:name="T89" style:family="text">
      <style:text-properties fo:font-variant="normal" fo:text-transform="none" fo:color="#212121" style:font-name="Roboto" fo:font-size="11.25pt" fo:letter-spacing="normal" fo:font-style="normal" officeooo:rsid="0067ca81"/>
    </style:style>
    <style:style style:name="T90" style:family="text">
      <style:text-properties fo:font-variant="normal" fo:text-transform="none" fo:color="#212121" style:font-name="Roboto" fo:font-size="11.25pt" fo:letter-spacing="normal" fo:font-style="normal" officeooo:rsid="00694dce"/>
    </style:style>
    <style:style style:name="T91" style:family="text">
      <style:text-properties fo:font-variant="normal" fo:text-transform="none" fo:color="#212121" style:font-name="Roboto" fo:font-size="11.25pt" fo:letter-spacing="normal" fo:font-style="normal" officeooo:rsid="0069a0c7"/>
    </style:style>
    <style:style style:name="T92" style:family="text">
      <style:text-properties fo:font-variant="normal" fo:text-transform="none" fo:color="#50a14f" style:font-name="Menlo1" fo:font-size="12pt" fo:letter-spacing="normal" fo:font-style="normal" fo:font-weight="normal" fo:background-color="#fbfdff" loext:char-shading-value="0" loext:padding-left="0.529cm" loext:padding-right="0.529cm" loext:padding-top="0.45cm" loext:padding-bottom="0.529cm" loext:border="0.06pt solid #e5e8ec"/>
    </style:style>
    <style:style style:name="T93" style:family="text">
      <style:text-properties fo:font-variant="normal" fo:text-transform="none" fo:color="#212529" style:font-name="Roboto" fo:font-size="12pt" fo:letter-spacing="normal" fo:font-style="normal" fo:font-weight="bold"/>
    </style:style>
    <style:style style:name="T94" style:family="text">
      <style:text-properties fo:font-variant="normal" fo:text-transform="none" fo:color="#212529" style:font-name="Roboto" fo:font-size="11.25pt" fo:letter-spacing="normal" fo:font-style="normal" fo:font-weight="normal" loext:padding="0cm" loext:border="none"/>
    </style:style>
    <style:style style:name="T95" style:family="text">
      <style:text-properties fo:font-variant="normal" fo:text-transform="none" fo:color="#212529" style:font-name="Roboto" fo:font-size="11.25pt" fo:letter-spacing="normal" fo:font-style="normal" fo:font-weight="normal" fo:background-color="#f5f5f5" loext:char-shading-value="0" loext:padding="0cm" loext:border="none"/>
    </style:style>
    <style:style style:name="T96" style:family="text">
      <style:text-properties fo:font-variant="normal" fo:text-transform="none" fo:color="#212529" style:font-name="apple-system" fo:font-size="12pt" fo:letter-spacing="normal" fo:font-style="normal" fo:font-weight="normal" loext:padding="0cm" loext:border="none"/>
    </style:style>
    <style:style style:name="T97" style:family="text">
      <style:text-properties fo:font-variant="normal" fo:text-transform="none" fo:color="#3c3c3c" style:font-name="SFMono-Regular" fo:font-size="10.5pt" fo:letter-spacing="normal" fo:font-style="normal" fo:font-weight="normal" loext:padding="0cm" loext:border="none"/>
    </style:style>
    <style:style style:name="T98" style:family="text">
      <style:text-properties fo:font-variant="normal" fo:text-transform="none" fo:color="#3c3c3c" fo:letter-spacing="normal" loext:padding="0cm" loext:border="none"/>
    </style:style>
    <style:style style:name="T99" style:family="text">
      <style:text-properties fo:font-variant="normal" fo:text-transform="none" fo:color="#14171a" style:font-name="Arial1" fo:font-size="12pt" fo:letter-spacing="normal" fo:font-style="normal" fo:font-weight="normal"/>
    </style:style>
    <style:style style:name="T100" style:family="text">
      <style:text-properties fo:font-variant="normal" fo:text-transform="none" fo:color="#ff6a00" style:font-name="SFMono-Regular" fo:font-size="10.5pt" fo:letter-spacing="normal" fo:font-style="normal" fo:font-weight="normal" loext:padding="0.079cm" loext:border="0.06pt solid #dadada"/>
    </style:style>
    <style:style style:name="T101" style:family="text">
      <style:text-properties fo:font-variant="normal" fo:text-transform="none" fo:color="#e83e8c" style:font-name="SFMono-Regular" fo:font-size="10.5pt" fo:letter-spacing="normal" fo:font-style="normal" fo:font-weight="normal" fo:background-color="#f5f5f5" loext:char-shading-value="0" loext:padding="0cm" loext:border="none"/>
    </style:style>
    <style:style style:name="T102" style:family="text">
      <style:text-properties fo:font-weight="normal"/>
    </style:style>
    <style:style style:name="T103" style:family="text">
      <style:text-properties fo:font-weight="bold"/>
    </style:style>
    <style:style style:name="T104" style:family="text">
      <style:text-properties fo:font-weight="bold" style:font-size-asian="10pt" style:font-size-complex="10pt"/>
    </style:style>
    <style:style style:name="T105" style:family="text">
      <style:text-properties fo:font-weight="bold" style:font-size-asian="10pt" style:font-weight-asian="bold" style:font-size-complex="10pt" style:font-weight-complex="bold"/>
    </style:style>
    <style:style style:name="T106" style:family="text">
      <style:text-properties fo:font-weight="bold" officeooo:rsid="0028e2c7"/>
    </style:style>
    <style:style style:name="T107" style:family="text">
      <style:text-properties fo:font-size="18pt" fo:font-weight="bold" style:font-size-asian="10pt" style:font-size-complex="10pt"/>
    </style:style>
    <style:style style:name="T108" style:family="text">
      <style:text-properties fo:font-size="18pt" fo:font-weight="bold" officeooo:rsid="00165498" style:font-size-asian="10pt" style:font-size-complex="10pt"/>
    </style:style>
    <style:style style:name="T109" style:family="text">
      <style:text-properties fo:color="#d73a49" style:font-name="Consolas" fo:font-size="10.5pt" fo:letter-spacing="normal" fo:font-style="italic" fo:font-weight="normal"/>
    </style:style>
    <style:style style:name="T110" style:family="text">
      <style:text-properties fo:color="#d73a49" style:font-name="Consolas" fo:font-size="10.5pt" fo:font-style="italic"/>
    </style:style>
    <style:style style:name="T111" style:family="text">
      <style:text-properties fo:color="#d73a49" style:font-name="Consolas" fo:font-size="10.5pt" fo:font-style="italic" fo:font-weight="normal"/>
    </style:style>
    <style:style style:name="T112" style:family="text">
      <style:text-properties fo:color="#24292e" style:font-name="apple-system2" fo:font-size="12pt" fo:font-weight="normal"/>
    </style:style>
    <style:style style:name="T113" style:family="text">
      <style:text-properties fo:color="#24292e" style:font-name="Consolas" fo:font-size="18pt" fo:font-style="italic" fo:font-weight="bold"/>
    </style:style>
    <style:style style:name="T114" style:family="text">
      <style:text-properties fo:language="en" fo:country="US"/>
    </style:style>
    <style:style style:name="T115" style:family="text">
      <style:text-properties officeooo:rsid="00216cbb"/>
    </style:style>
    <style:style style:name="T116" style:family="text">
      <style:text-properties fo:color="#006699" fo:font-weight="bold"/>
    </style:style>
    <style:style style:name="T117" style:family="text">
      <style:text-properties fo:color="#006699" style:font-name="verdana1" fo:font-size="10.5pt" fo:font-style="normal" fo:font-weight="bold"/>
    </style:style>
    <style:style style:name="T118" style:family="text">
      <style:text-properties fo:color="#006699" style:font-name="verdana1" fo:font-size="10.5pt" fo:font-style="normal" fo:font-weight="normal"/>
    </style:style>
    <style:style style:name="T119" style:family="text">
      <style:text-properties fo:color="#006699" style:font-name="verdana1" fo:font-size="10.5pt" fo:font-style="normal" fo:font-weight="normal" officeooo:rsid="0076a1d3"/>
    </style:style>
    <style:style style:name="T120" style:family="text">
      <style:text-properties fo:color="#ff0000"/>
    </style:style>
    <style:style style:name="T121" style:family="text">
      <style:text-properties fo:color="#ff0000" style:font-name="verdana1" fo:font-size="10.5pt" fo:font-style="normal" fo:font-weight="normal"/>
    </style:style>
    <style:style style:name="T122" style:family="text">
      <style:text-properties fo:color="#0000ff"/>
    </style:style>
    <style:style style:name="T123" style:family="text">
      <style:text-properties fo:color="#0000ff" style:font-name="verdana1" fo:font-size="10.5pt" fo:font-style="normal" fo:font-weight="normal"/>
    </style:style>
    <style:style style:name="T124" style:family="text">
      <style:text-properties style:font-name="verdana1" fo:font-size="10.5pt" fo:font-style="normal" fo:font-weight="normal"/>
    </style:style>
    <style:style style:name="T125" style:family="text">
      <style:text-properties fo:color="#222635" style:font-name="Cambria" fo:font-size="14.25pt" fo:font-weight="bold"/>
    </style:style>
    <style:style style:name="T126" style:family="text">
      <style:text-properties fo:color="#222635" style:font-name="Cambria" fo:font-size="14.25pt" fo:font-weight="bold" officeooo:rsid="00284d4b"/>
    </style:style>
    <style:style style:name="T127" style:family="text">
      <style:text-properties fo:color="#555555"/>
    </style:style>
    <style:style style:name="T128" style:family="text">
      <style:text-properties fo:color="#aa1111"/>
    </style:style>
    <style:style style:name="T129" style:family="text">
      <style:text-properties fo:color="#770088"/>
    </style:style>
    <style:style style:name="T130" style:family="text">
      <style:text-properties fo:color="#770088" style:font-name="monospace" fo:font-size="9.75pt" fo:font-style="normal" fo:font-weight="normal"/>
    </style:style>
    <style:style style:name="T131" style:family="text">
      <style:text-properties style:font-name="monospace" fo:font-size="9.75pt" fo:font-style="normal" fo:font-weight="normal"/>
    </style:style>
    <style:style style:name="T132" style:family="text">
      <style:text-properties style:font-name="Open Sans1" fo:font-size="10.5pt" fo:font-weight="normal"/>
    </style:style>
    <style:style style:name="T133" style:family="text">
      <style:text-properties style:font-name="Open Sans1" fo:font-size="16pt" officeooo:rsid="002e9111" style:font-size-asian="16pt" style:font-size-complex="16pt" loext:padding="0cm" loext:border="none"/>
    </style:style>
    <style:style style:name="T134" style:family="text">
      <style:text-properties style:font-name="Open Sans1" fo:font-size="16pt" style:font-size-asian="16pt" style:font-size-complex="16pt" loext:padding="0cm" loext:border="none"/>
    </style:style>
    <style:style style:name="T135" style:family="text">
      <style:text-properties officeooo:rsid="0034c542"/>
    </style:style>
    <style:style style:name="T136" style:family="text">
      <style:text-properties style:font-name="apple-system3"/>
    </style:style>
    <style:style style:name="T137" style:family="text">
      <style:text-properties style:font-name="apple-system3" loext:padding="0cm" loext:border="none"/>
    </style:style>
    <style:style style:name="T138" style:family="text">
      <style:text-properties style:font-name="apple-system3" fo:font-weight="bold" style:font-weight-asian="bold" style:font-weight-complex="bold"/>
    </style:style>
    <style:style style:name="T139" style:family="text">
      <style:text-properties style:font-name="apple-system3" officeooo:rsid="00400141"/>
    </style:style>
    <style:style style:name="T140" style:family="text">
      <style:text-properties style:font-name="apple-system3" officeooo:rsid="004a368f"/>
    </style:style>
    <style:style style:name="T141" style:family="text">
      <style:text-properties style:font-name="apple-system3" fo:font-size="14pt" fo:font-weight="bold" style:font-name-asian="Noto Serif CJK SC" style:font-size-asian="14pt" style:font-weight-asian="bold" style:font-name-complex="Lohit Devanagari1" style:font-size-complex="14pt" style:font-weight-complex="bold"/>
    </style:style>
    <style:style style:name="T142" style:family="text">
      <style:text-properties officeooo:rsid="003f38bc"/>
    </style:style>
    <style:style style:name="T143" style:family="text">
      <style:text-properties officeooo:rsid="00401ecf"/>
    </style:style>
    <style:style style:name="T144" style:family="text">
      <style:text-properties style:font-name="courier"/>
    </style:style>
    <style:style style:name="T145" style:family="text">
      <style:text-properties style:font-name="courier" fo:font-size="12pt"/>
    </style:style>
    <style:style style:name="T146" style:family="text">
      <style:text-properties style:font-name="Trebuchet MS" fo:font-size="12pt"/>
    </style:style>
    <style:style style:name="T147" style:family="text">
      <style:text-properties fo:color="#222222" style:font-name="arial"/>
    </style:style>
    <style:style style:name="T148" style:family="text">
      <style:text-properties officeooo:rsid="0060f1a0"/>
    </style:style>
    <style:style style:name="T149" style:family="text">
      <style:text-properties fo:color="#1d1d33" style:font-name="Poppins" fo:font-size="12pt"/>
    </style:style>
    <style:style style:name="T150" style:family="text">
      <style:text-properties fo:color="#1d1d33" style:font-name="Poppins" fo:font-size="12pt" officeooo:rsid="0065d556"/>
    </style:style>
    <style:style style:name="T151" style:family="text">
      <style:text-properties officeooo:rsid="0065cd67"/>
    </style:style>
    <style:style style:name="T152" style:family="text">
      <style:text-properties fo:color="#4078f2" style:font-name="Menlo1" fo:font-weight="normal"/>
    </style:style>
    <style:style style:name="T153" style:family="text">
      <style:text-properties fo:color="#383a42"/>
    </style:style>
    <style:style style:name="T154" style:family="text">
      <style:text-properties fo:color="#383a42" style:font-name="Menlo1" fo:font-weight="normal"/>
    </style:style>
    <style:style style:name="T155" style:family="text">
      <style:text-properties fo:color="#a626a4" style:font-name="Menlo1" fo:font-weight="normal"/>
    </style:style>
    <style:style style:name="T156" style:family="text">
      <style:text-properties fo:color="#a0a1a7" style:font-name="Menlo1" fo:font-style="italic" fo:font-weight="normal"/>
    </style:style>
    <style:style style:name="T157" style:family="text">
      <style:text-properties officeooo:rsid="007225c8"/>
    </style:style>
    <style:style style:name="T158" style:family="text">
      <style:text-properties fo:font-size="16pt" fo:font-weight="bold" officeooo:rsid="002d0df1" style:font-size-asian="16pt" style:font-size-complex="16pt" loext:padding="0cm" loext:border="none"/>
    </style:style>
    <style:style style:name="T159" style:family="text">
      <style:text-properties fo:font-size="16pt" fo:font-weight="bold" style:font-size-asian="16pt" style:font-size-complex="16pt" loext:padding="0cm" loext:border="none"/>
    </style:style>
    <style:style style:name="T160" style:family="text">
      <style:text-properties style:text-outline="false" style:text-line-through-style="none" style:text-line-through-type="none" style:font-name="Open Sans1" fo:font-size="16pt" fo:text-shadow="none" style:text-underline-style="none" officeooo:rsid="002f1f5c" style:letter-kerning="true" style:font-name-asian="DejaVu Sans" style:font-size-asian="16pt" style:font-style-asian="normal" style:font-name-complex="Noto Sans1" style:font-size-complex="16pt" style:text-emphasize="none" loext:padding="0cm" loext:border="none"/>
    </style:style>
    <style:style style:name="T161" style:family="text">
      <style:text-properties style:text-outline="false" style:text-line-through-style="none" style:text-line-through-type="none" style:font-name="Open Sans1" fo:font-size="16pt" fo:text-shadow="none" style:text-underline-style="none" style:letter-kerning="true" style:font-name-asian="DejaVu Sans" style:font-size-asian="16pt" style:font-style-asian="normal" style:font-name-complex="Noto Sans1" style:font-size-complex="16pt" style:text-emphasize="none" loext:padding="0cm" loext:border="none"/>
    </style:style>
    <style:style style:name="T162" style:family="text">
      <style:text-properties style:text-outline="false" style:text-line-through-style="none" style:text-line-through-type="none" style:font-name="Open Sans1" fo:font-size="16pt" fo:text-shadow="none" style:text-underline-style="none" officeooo:rsid="002fb55c" style:letter-kerning="true" style:font-name-asian="DejaVu Sans" style:font-size-asian="16pt" style:font-style-asian="normal" style:font-name-complex="Noto Sans1" style:font-size-complex="16pt" style:text-emphasize="none" loext:padding="0cm" loext:border="none"/>
    </style:style>
    <style:style style:name="T163" style:family="text">
      <style:text-properties style:text-outline="false" style:text-line-through-style="none" style:text-line-through-type="none" style:font-name="Open Sans1" fo:font-size="16pt" fo:text-shadow="none" style:text-underline-style="none" officeooo:rsid="0033dd49" style:letter-kerning="true" style:font-name-asian="DejaVu Sans" style:font-size-asian="16pt" style:font-style-asian="normal" style:font-name-complex="Noto Sans1" style:font-size-complex="16pt" style:text-emphasize="none" loext:padding="0cm" loext:border="none"/>
    </style:style>
    <style:style style:name="T164" style:family="text">
      <style:text-properties style:text-outline="false" style:text-line-through-style="none" style:text-line-through-type="none" style:font-name="Open Sans1" fo:font-size="14pt" fo:text-shadow="none" style:text-underline-style="none" officeooo:rsid="0033dd49" style:letter-kerning="true" style:font-name-asian="DejaVu Sans" style:font-size-asian="14pt" style:font-style-asian="normal" style:font-name-complex="Noto Sans1" style:font-size-complex="14pt" style:text-emphasize="none" loext:padding="0cm" loext:border="none"/>
    </style:style>
    <style:style style:name="T165" style:family="text">
      <style:text-properties style:text-outline="false" style:text-line-through-style="none" style:text-line-through-type="none" fo:font-size="16pt" fo:text-shadow="none" style:text-underline-style="none" officeooo:rsid="0033dd49" style:letter-kerning="true" style:font-name-asian="DejaVu Sans" style:font-size-asian="16pt" style:font-style-asian="normal" style:font-name-complex="Noto Sans1" style:font-size-complex="16pt" style:text-emphasize="none" loext:padding="0cm" loext:border="none"/>
    </style:style>
    <style:style style:name="T166" style:family="text">
      <style:text-properties fo:color="#000000" style:text-outline="false" style:text-line-through-style="none" style:text-line-through-type="none" fo:font-size="16pt" fo:text-shadow="none" style:text-underline-style="none" fo:font-weight="bold" style:letter-kerning="true" style:font-name-asian="DejaVu Sans" style:font-size-asian="16pt" style:font-style-asian="normal" style:font-name-complex="Noto Sans1" style:font-size-complex="16pt" style:text-emphasize="none" loext:padding="0cm" loext:border="none"/>
    </style:style>
    <style:style style:name="T167" style:family="text">
      <style:text-properties fo:color="#000000" style:text-outline="false" style:text-line-through-style="none" style:text-line-through-type="none" style:font-name="Open Sans1" fo:font-size="16pt" fo:text-shadow="none" style:text-underline-style="none" style:letter-kerning="true" style:font-name-asian="DejaVu Sans" style:font-size-asian="16pt" style:font-style-asian="normal" style:font-name-complex="Noto Sans1" style:font-size-complex="16pt" style:text-emphasize="none" loext:padding="0cm" loext:border="none"/>
    </style:style>
    <style:style style:name="T168" style:family="text">
      <style:text-properties fo:color="#000000" style:text-outline="false" style:text-line-through-style="none" style:text-line-through-type="none" style:font-name="Open Sans1" fo:font-size="16pt" fo:text-shadow="none" style:text-underline-style="none" officeooo:rsid="0033dd49" style:letter-kerning="true" style:font-name-asian="DejaVu Sans" style:font-size-asian="16pt" style:font-style-asian="normal" style:font-name-complex="Noto Sans1" style:font-size-complex="16pt" style:text-emphasize="none"/>
    </style:style>
    <style:style style:name="T169" style:family="text">
      <style:text-properties fo:color="#000000" style:text-outline="false" style:text-line-through-style="none" style:text-line-through-type="none" style:font-name="Open Sans1" fo:font-size="16pt" fo:text-shadow="none" style:text-underline-style="none" officeooo:rsid="0033dd49" style:letter-kerning="true" style:font-name-asian="DejaVu Sans" style:font-size-asian="16pt" style:font-style-asian="normal" style:font-name-complex="Noto Sans1" style:font-size-complex="16pt" style:text-emphasize="none" loext:padding="0cm" loext:border="none"/>
    </style:style>
    <style:style style:name="T170" style:family="text">
      <style:text-properties officeooo:rsid="00400141"/>
    </style:style>
    <style:style style:name="T171" style:family="text">
      <style:text-properties style:text-blinking="false" fo:background-color="transparent" loext:char-shading-value="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text:span text:style-name="T1">1.</text:span>Java Core <text:s text:c="20"/></text:p>
      <text:p text:style-name="P140"><text:span text:style-name="T1">2.</text:span>Spring Core</text:p>
      <text:p text:style-name="P140"><text:span text:style-name="T1">3.</text:span>Spring MVC</text:p>
      <text:p text:style-name="P140"><text:span text:style-name="T1">4.</text:span>Spring Rest API</text:p>
      <text:p text:style-name="P140"><text:span text:style-name="T1">5.</text:span>Spring Boot</text:p>
      <text:p text:style-name="P140"><text:span text:style-name="T1">6.</text:span>Hibernate and HQL request</text:p>
      <text:p text:style-name="P140"><text:span text:style-name="T1">7.</text:span>JSTL</text:p>
      <text:p text:style-name="P140"><text:span text:style-name="T1">8.</text:span>Spring MVC Form Tag Library</text:p>
      <text:p text:style-name="P140"><text:span text:style-name="T1">9.</text:span>H2 DB in memory</text:p>
      <text:p text:style-name="P140"><text:span text:style-name="T1">10.</text:span>Mockito and JUnit</text:p>
      <text:p text:style-name="P95">Spring Core</text:p>
      <text:h text:style-name="P73" text:outline-level="3"><text:span text:style-name="Strong_20_Emphasis"><text:span text:style-name="T108">1. </text:span></text:span><text:span text:style-name="Strong_20_Emphasis"><text:span text:style-name="T107">What Is Spring Framework?</text:span></text:span></text:h>
      <text:p text:style-name="P94"><text:span text:style-name="T5">Spring is the most </text:span><text:span text:style-name="T18">widely</text:span><text:span text:style-name="T5"> used framework for the development of Java Enterprise Edition applications. The core features of Spring can be used in developing any Java application.</text:span></text:p>
      <text:h text:style-name="P72" text:outline-level="3"><text:span text:style-name="Strong_20_Emphasis"><text:span text:style-name="T107">2. What Are the Benefits of Using Spring?</text:span></text:span></text:h>
      <text:p text:style-name="P83"><text:span text:style-name="T105">Lightness:</text:span><text:span text:style-name="T2"> using the framework in development requires little resources.</text:span></text:p>
      <text:p text:style-name="P99"><text:span text:style-name="Strong_20_Emphasis"><text:span text:style-name="T104">Inversion of Control (IoC): </text:span></text:span><text:span text:style-name="T2">Spring container takes care of wiring dependencies of various objects, instead of creating or looking for dependent objects</text:span></text:p>
      <text:p text:style-name="P99"><text:span text:style-name="Strong_20_Emphasis"><text:span text:style-name="T104">IoC container: </text:span></text:span><text:span text:style-name="T2">it manages Spring Bean life cycle and project specific configurations</text:span></text:p>
      <text:p text:style-name="P99"><text:span text:style-name="Strong_20_Emphasis"><text:span text:style-name="T104">MVC framework: </text:span></text:span><text:span text:style-name="T2">that is used to create web applications or RESTful web services, capable of returning XML/JSON responses</text:span></text:p>
      <text:p text:style-name="P99"><text:span text:style-name="Strong_20_Emphasis"><text:span text:style-name="T103">Transaction management: </text:span></text:span>reduces the amount of boiler-plate code in JDBC operations, file uploading, etc., either by using Java annotations or by Spring Bean XML configuration file</text:p>
      <text:h text:style-name="P80" text:outline-level="3"><text:soft-page-break/><text:span text:style-name="Strong_20_Emphasis"><text:span text:style-name="T13">3</text:span></text:span><text:span text:style-name="Strong_20_Emphasis"><text:span text:style-name="T11">. What Is Dependency Injection</text:span></text:span></text:h>
      <text:p text:style-name="P32">Dependency Injection, an aspect of Inversion of Control (IoC), is a general concept stating that you do not create your objects manually but instead describe how they should be created. An IoC container will instantiate required classes if needed.</text:p>
      <text:h text:style-name="P81" text:outline-level="3"><text:span text:style-name="Strong_20_Emphasis"><text:span text:style-name="T13">4</text:span></text:span><text:span text:style-name="Strong_20_Emphasis"><text:span text:style-name="T11">. How Can We Inject Beans in Spring?</text:span></text:span></text:h>
      <text:p text:style-name="P32">A few different options exist:</text:p>
      <text:list xml:id="list2000531833" text:style-name="L1">
        <text:list-item>
          <text:p text:style-name="P147">Setter Injection</text:p>
        </text:list-item>
        <text:list-item>
          <text:p text:style-name="P147">Constructor Injection</text:p>
        </text:list-item>
        <text:list-item>
          <text:p text:style-name="P147">Field Injection</text:p>
        </text:list-item>
      </text:list>
      <text:p text:style-name="P32">The configuration can be done using XML files or annotations.</text:p>
      <text:h text:style-name="P81" text:outline-level="3"><text:span text:style-name="Strong_20_Emphasis"><text:span text:style-name="T13">5</text:span></text:span><text:span text:style-name="Strong_20_Emphasis"><text:span text:style-name="T11">. What Is a Spring Bean?</text:span></text:span></text:h>
      <text:p text:style-name="P32">The Spring Beans are Java Objects that are initialized by the Spring IoC container.</text:p>
      <text:h text:style-name="P81" text:outline-level="3"><text:span text:style-name="Strong_20_Emphasis"><text:span text:style-name="T13">6</text:span></text:span><text:span text:style-name="Strong_20_Emphasis"><text:span text:style-name="T11">. What Is the Default Bean Scope in Spring Framework?</text:span></text:span></text:h>
      <text:p text:style-name="P33"><text:span text:style-name="T4">By default, a Spring Bean is initialized as a </text:span><text:span text:style-name="Emphasis"><text:span text:style-name="T4">singleton</text:span></text:span><text:span text:style-name="T4">.</text:span></text:p>
      <text:h text:style-name="P81" text:outline-level="3"><text:span text:style-name="Strong_20_Emphasis"><text:span text:style-name="T13">7</text:span></text:span><text:span text:style-name="Strong_20_Emphasis"><text:span text:style-name="T11">. How to Define the Scope of a Bean?</text:span></text:span></text:h>
      <text:p text:style-name="P33"><text:span text:style-name="T4">To set Spring Bean's scope, we can use </text:span><text:span text:style-name="Emphasis"><text:span text:style-name="T4">@Scope </text:span></text:span><text:span text:style-name="T4">annotation or “scope” attribute in XML configuration files. There are five supported scopes:</text:span></text:p>
      <text:list xml:id="list3074063004" text:style-name="L2">
        <text:list-item>
          <text:p text:style-name="P150"><text:span text:style-name="Strong_20_Emphasis"><text:span text:style-name="T8">singleton</text:span></text:span></text:p>
        </text:list-item>
        <text:list-item>
          <text:p text:style-name="P150"><text:span text:style-name="Strong_20_Emphasis"><text:span text:style-name="T8">prototype</text:span></text:span></text:p>
        </text:list-item>
        <text:list-item>
          <text:p text:style-name="P150"><text:span text:style-name="Strong_20_Emphasis"><text:span text:style-name="T8">request</text:span></text:span></text:p>
        </text:list-item>
        <text:list-item>
          <text:p text:style-name="P150"><text:span text:style-name="Strong_20_Emphasis"><text:span text:style-name="T8">session</text:span></text:span></text:p>
        </text:list-item>
        <text:list-item>
          <text:p text:style-name="P150"><text:span text:style-name="Strong_20_Emphasis"><text:span text:style-name="T8">global-session</text:span></text:span></text:p>
        </text:list-item>
      </text:list>
      <text:p text:style-name="P107"/>
      <text:h text:style-name="P104" text:outline-level="3"><text:soft-page-break/><text:span text:style-name="Strong_20_Emphasis"><text:span text:style-name="T13">8</text:span></text:span><text:span text:style-name="Strong_20_Emphasis"><text:span text:style-name="T11">. What Does the Spring Bean Lifecycle Look Like?</text:span></text:span></text:h>
      <text:p text:style-name="P32">First, a Spring bean needs to be instantiated, based on Java or XML bean definition. It may also be required to perform some initialization to get it into a usable state. After that, when the bean is no longer required, it will be removed from the IoC container.</text:p>
      <text:h text:style-name="P104" text:outline-level="3"><text:span text:style-name="Strong_20_Emphasis"><text:span text:style-name="T13">9</text:span></text:span><text:span text:style-name="Strong_20_Emphasis"><text:span text:style-name="T11">. What Is the Spring Java-Based Configuration?</text:span></text:span></text:h>
      <text:p text:style-name="P32">It's one of the ways of configuring Spring-based applications in a type-safe manner. It's an alternative to the XML-based configuration.</text:p>
      <text:h text:style-name="P104" text:outline-level="3"><text:span text:style-name="Strong_20_Emphasis"><text:span text:style-name="T23">1</text:span></text:span><text:span text:style-name="Strong_20_Emphasis"><text:span text:style-name="T24">0</text:span></text:span><text:span text:style-name="Strong_20_Emphasis"><text:span text:style-name="T23">. Can We Have Multiple Spring Configuration Files in One Project?</text:span></text:span></text:h>
      <text:p text:style-name="P32">Yes, in large projects, having multiple Spring configurations is recommended to increase <text:s/>modularity.</text:p>
      <text:p text:style-name="P32">You can load multiple Java-based configuration files:</text:p>
      <text:p text:style-name="P108"><text:span text:style-name="Source_20_Text"><text:span text:style-name="T44">@Configuration</text:span></text:span></text:p>
      <text:p text:style-name="P108"><text:span text:style-name="Source_20_Text"><text:span text:style-name="T44">@Import({MainConfig.class, SchedulerConfig.class})</text:span></text:span></text:p>
      <text:p text:style-name="P109"><text:span text:style-name="Source_20_Text"><text:span text:style-name="T46">public</text:span></text:span><text:span text:style-name="Source_20_Text"><text:span text:style-name="T26"> </text:span></text:span><text:span text:style-name="Source_20_Text"><text:span text:style-name="T46">class</text:span></text:span><text:span text:style-name="Source_20_Text"><text:span text:style-name="T26"> </text:span></text:span><text:span text:style-name="Source_20_Text"><text:span text:style-name="T49">AppConfig</text:span></text:span><text:span text:style-name="Source_20_Text"><text:span text:style-name="T26"> {</text:span></text:span></text:p>
      <text:p text:style-name="P32">Or load one XML file that will contain all other configs:</text:p>
      <text:p text:style-name="P106"><text:span text:style-name="Strong_20_Emphasis"><text:span text:style-name="Source_20_Text"><text:span text:style-name="T26">ApplicationContext context = </text:span></text:span></text:span><text:span text:style-name="Strong_20_Emphasis"><text:span text:style-name="Source_20_Text"><text:span text:style-name="T46">new</text:span></text:span></text:span><text:span text:style-name="Strong_20_Emphasis"><text:span text:style-name="Source_20_Text"><text:span text:style-name="T26"> ClassPathXmlApplicationContext(</text:span></text:span></text:span><text:span text:style-name="Strong_20_Emphasis"><text:span text:style-name="Source_20_Text"><text:span text:style-name="T51">"spring-all.xml"</text:span></text:span></text:span><text:span text:style-name="Strong_20_Emphasis"><text:span text:style-name="Source_20_Text"><text:span text:style-name="T26">);</text:span></text:span></text:span></text:p>
      <text:p text:style-name="P32">And inside this XML file you'll have:</text:p>
      <text:p text:style-name="P13"><text:span text:style-name="Source_20_Text"><text:span text:style-name="T26">&lt;</text:span></text:span><text:span text:style-name="Source_20_Text"><text:span text:style-name="T46">import</text:span></text:span><text:span text:style-name="Source_20_Text"><text:span text:style-name="T26"> resource=</text:span></text:span><text:span text:style-name="Source_20_Text"><text:span text:style-name="T51">"main.xml"</text:span></text:span><text:span text:style-name="Source_20_Text"><text:span text:style-name="T26">/&gt;</text:span></text:span></text:p>
      <text:p text:style-name="P109"><text:span text:style-name="Source_20_Text"><text:span text:style-name="T26">&lt;</text:span></text:span><text:span text:style-name="Source_20_Text"><text:span text:style-name="T46">import</text:span></text:span><text:span text:style-name="Source_20_Text"><text:span text:style-name="T26"> resource=</text:span></text:span><text:span text:style-name="Source_20_Text"><text:span text:style-name="T51">"scheduler.xml"</text:span></text:span><text:span text:style-name="Source_20_Text"><text:span text:style-name="T26">/&gt;</text:span></text:span></text:p>
      <text:h text:style-name="P104" text:outline-level="3"><text:span text:style-name="Strong_20_Emphasis"><text:span text:style-name="T11">1</text:span></text:span><text:span text:style-name="Strong_20_Emphasis"><text:span text:style-name="T13">1</text:span></text:span><text:span text:style-name="Strong_20_Emphasis"><text:span text:style-name="T11">. How Does the Scope Prototype Work?</text:span></text:span></text:h>
      <text:p text:style-name="P33"><text:span text:style-name="T4">Scope </text:span><text:span text:style-name="Emphasis"><text:span text:style-name="T4">prototype </text:span></text:span><text:span text:style-name="T4">means that every time you call for an instance of the Bean, Spring will create a new instance and return it. This differs from the default </text:span><text:span text:style-name="Emphasis"><text:span text:style-name="T4">singleton </text:span></text:span><text:span text:style-name="T4">scope, where a single object instance is instantiated once per Spring IoC container.</text:span></text:p>
      <text:h text:style-name="P105" text:outline-level="3"><text:soft-page-break/><text:span text:style-name="Strong_20_Emphasis"><text:span text:style-name="T12">1</text:span></text:span><text:span text:style-name="Strong_20_Emphasis"><text:span text:style-name="T13">2</text:span></text:span><text:span text:style-name="Strong_20_Emphasis"><text:span text:style-name="T52">. How many types of IOC containers are there in spring?</text:span></text:span></text:h>
      <text:list xml:id="list4226669254" text:style-name="L3">
        <text:list-item>
          <text:p text:style-name="P151"><text:span text:style-name="Strong_20_Emphasis"><text:span text:style-name="T53">BeanFactory</text:span></text:span><text:span text:style-name="T54">: BeanFactory is like a factory class that contains a collection of beans. It instantiates the bean whenever asked for by clients.</text:span></text:p>
        </text:list-item>
        <text:list-item>
          <text:p text:style-name="P151"><text:span text:style-name="Strong_20_Emphasis"><text:span text:style-name="T53">ApplicationContext</text:span></text:span><text:span text:style-name="T54">: The ApplicationContext interface is built on top of the BeanFactory interface. It provides some extra functionality on top BeanFactory.</text:span></text:p>
        </text:list-item>
      </text:list>
      <text:h text:style-name="P5" text:outline-level="4">BeanFactory vs ApplicationContext</text:h>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10"><text:span text:style-name="Strong_20_Emphasis"><text:span text:style-name="T103">BeanFactory</text:span></text:span></text:p>
          </table:table-cell>
          <table:table-cell table:style-name="Таблица1.B1" office:value-type="string">
            <text:p text:style-name="P110"><text:span text:style-name="Strong_20_Emphasis"><text:span text:style-name="T103">ApplicationContext</text:span></text:span></text:p>
          </table:table-cell>
        </table:table-row>
        <table:table-row>
          <table:table-cell table:style-name="Таблица1.A2" office:value-type="string">
            <text:p text:style-name="Table_20_Contents">It is an interface defined in org.springframework.beans.factory.<text:span text:style-name="Strong_20_Emphasis"><text:span text:style-name="T103">BeanFactory</text:span></text:span></text:p>
          </table:table-cell>
          <table:table-cell table:style-name="Таблица1.A2" office:value-type="string">
            <text:p text:style-name="Table_20_Contents">It is an interface defined in org.springframework.context.<text:span text:style-name="Strong_20_Emphasis"><text:span text:style-name="T103">ApplicationContext</text:span></text:span></text:p>
          </table:table-cell>
        </table:table-row>
        <table:table-row>
          <table:table-cell table:style-name="Таблица1.A2" office:value-type="string">
            <text:p text:style-name="Table_20_Contents">It uses Lazy initialization <text:s/><text:span text:style-name="T109">getBean()</text:span></text:p>
          </table:table-cell>
          <table:table-cell table:style-name="Таблица1.A2" office:value-type="string">
            <text:p text:style-name="Table_20_Contents">It uses Eager/ Aggressive initialization <text:span text:style-name="T109">getBean()</text:span></text:p>
          </table:table-cell>
        </table:table-row>
        <table:table-row table:style-name="Таблица1.4">
          <table:table-cell table:style-name="Таблица1.A2" office:value-type="string">
            <text:p text:style-name="Table_20_Contents">It explicitly provides a resource object using the syntax</text:p>
          </table:table-cell>
          <table:table-cell table:style-name="Таблица1.A2" office:value-type="string">
            <text:p text:style-name="Table_20_Contents">It creates and manages resource objects on its own</text:p>
          </table:table-cell>
        </table:table-row>
      </table:table>
      <text:p text:style-name="P107"><text:span text:style-name="Strong_20_Emphasis"><text:span text:style-name="T8"/></text:span></text:p>
      <text:p text:style-name="P100"><text:span text:style-name="Strong_20_Emphasis"><text:span text:style-name="T112">The </text:span></text:span><text:span text:style-name="Strong_20_Emphasis"><text:span text:style-name="T111">BeanFactory</text:span></text:span><text:span text:style-name="Strong_20_Emphasis"><text:span text:style-name="T113"> </text:span></text:span><text:span text:style-name="Strong_20_Emphasis"><text:span text:style-name="T112">is a root interface for accessing the Spring container.</text:span></text:span></text:p>
      <text:p text:style-name="P97">The <text:span text:style-name="T110">ApplicationContext </text:span>is the central interface within a Spring application for providing configuration information to the application.</text:p>
      <text:p text:style-name="P15">It implements the <text:span text:style-name="T110">BeanFactory </text:span>interface. Hence <text:span text:style-name="T110">ApplicationContext </text:span>includes all functionality of the<text:span text:style-name="T110">BeanFactory </text:span>and much more!</text:p>
      <text:p text:style-name="P99"/>
      <text:p text:style-name="P141">Spring MVC</text:p>
      <text:h text:style-name="Heading_20_3" text:outline-level="3">1. What is MVC?</text:h>
      <text:p text:style-name="P19">The MVC (Model-View-Controller) is a software architectural design pattern. It separates the functionality of an application into three interconnected parts - Model, View, and Controller.</text:p>
      <text:h text:style-name="Heading_20_3" text:outline-level="3">2. What is Spring MVC?</text:h>
      <text:p text:style-name="P19">A Spring MVC is a Java Framework which is used to develop dynamic web applications. It implements all the basic features of a core spring framework like Inversion of Control and Dependency Injection. It follows the Model-View-Controller design pattern.</text:p>
      <text:p text:style-name="P103"><text:span text:style-name="Strong_20_Emphasis"><text:span text:style-name="T28">Model </text:span></text:span><text:span text:style-name="T29">- A model contains the data of the application. Data can be a single object or a collection of objects.</text:span></text:p>
      <text:p text:style-name="P103"><text:span text:style-name="Strong_20_Emphasis"><text:span text:style-name="T27">Controller </text:span></text:span><text:span text:style-name="T27">- A controller contains the business logic of an application. Here, the @Controller annotation is used to mark the class as the controller.</text:span></text:p>
      <text:p text:style-name="P103"><text:span text:style-name="Strong_20_Emphasis"><text:span text:style-name="T27">View </text:span></text:span><text:span text:style-name="T27">- A view represents the provided information in a particular format. So, we can create a view page by using view technologies like JSP+JSTL, Apache Velocity, Thymeleaf, and FreeMarker.</text:span></text:p>
      <text:h text:style-name="Heading_20_3" text:outline-level="3"><text:soft-page-break/>3. What is the front controller of Spring MVC?</text:h>
      <text:p text:style-name="P28"><text:span text:style-name="T27">The front controller is a </text:span><text:span text:style-name="Strong_20_Emphasis"><text:span text:style-name="T27">DispatcherServlet </text:span></text:span><text:span text:style-name="T27">class present in </text:span><text:span text:style-name="Strong_20_Emphasis"><text:span text:style-name="T27">org.springframework.web.servlet </text:span></text:span><text:span text:style-name="T27">package. It dispatches the request to the appropriate controller.</text:span></text:p>
      <text:h text:style-name="P123" text:outline-level="3">4. Explain the flow of Spring MVC?</text:h>
      <text:p text:style-name="P20">Once the request has been generated, it intercepted by the DispatcherServlet that works as the front controller.</text:p>
      <text:p text:style-name="P20">The DispatcherServlet <text:bookmark text:name="tw-target-text"/><text:span text:style-name="T114">refers to the HandlerMapping interface, which determines which Controller should be called, and then sends a request to the required Controller.</text:span></text:p>
      <text:p text:style-name="P14"><text:bookmark text:name="tw-target-text1"/>The controller accepts the request and calls the appropriate utility method based on GET or POST. The called method defines the Model data based on the defined business logic and returns the View name in the DispatcherServlet.</text:p>
      <text:p text:style-name="P14"/>
      <text:p text:style-name="P14">The DispatcherServlet uses the ViewResolver interface to determine which View to use based on the name it receives.</text:p>
      <text:p text:style-name="P20"/>
      <text:p text:style-name="P20">After the View is created, the DispatcherServlet sends the Model data as attributes to the View, which is ultimately displayed in the browser.</text:p>
      <text:h text:style-name="P123" text:outline-level="3">5. What are the advantages of Spring MVC Framework?</text:h>
      <text:p text:style-name="P20"><text:span text:style-name="Strong_20_Emphasis"><text:span text:style-name="T102">Separate roles </text:span></text:span>- The Spring MVC separates the application into three interconnected layers where each layer has its role.</text:p>
      <text:p text:style-name="P20">Rapid development - The Spring MVC <text:span text:style-name="T115">provides</text:span> fast and parallel development.</text:p>
      <text:p text:style-name="P28"><text:span text:style-name="Strong_20_Emphasis"><text:span text:style-name="T27">Flexible Mapping </text:span></text:span><text:span text:style-name="T27">- It provides the specific annotations that easily redirect the page.</text:span></text:p>
      <text:p text:style-name="P28"><text:span text:style-name="Strong_20_Emphasis"><text:span text:style-name="T27">Light-weight </text:span></text:span><text:span text:style-name="T27">- It uses light-weight servlet container to develop and deploy your application.</text:span></text:p>
      <text:h text:style-name="P123" text:outline-level="3">6. What is an InternalResourceViewResolver in Spring MVC?</text:h>
      <text:p text:style-name="P28"><text:span text:style-name="T27">The </text:span><text:span text:style-name="Strong_20_Emphasis"><text:span text:style-name="T27">InternalResourceViewResolver </text:span></text:span><text:span text:style-name="T27">is a class which is used to resolve internal view in Spring MVC. Here, you can define the properties like prefix and suffix where prefix contains the location of view page and suffix contains the extension of view page. For example:</text:span></text:p>
      <text:list xml:id="list1611557947" text:style-name="L4">
        <text:list-item>
          <text:p text:style-name="P153"><text:span text:style-name="T116">&lt;bean </text:span><text:span text:style-name="T120">id</text:span>=<text:span text:style-name="T122">"viewResolver" </text:span><text:span text:style-name="T120">class</text:span>=<text:span text:style-name="T122">"org.springframework.web.servlet.view.InternalResourceViewResolver"</text:span><text:span text:style-name="T116">&gt;</text:span></text:p>
        </text:list-item>
        <text:list-item>
          <text:p text:style-name="P157"><text:span text:style-name="T117">&lt;property</text:span><text:span text:style-name="T119"> </text:span><text:span text:style-name="T121">name</text:span><text:span text:style-name="T124">=</text:span><text:span text:style-name="T123">"prefix" </text:span><text:span text:style-name="T121">value</text:span><text:span text:style-name="T124">=</text:span><text:span text:style-name="T123">"/WEB-INF/jsp/"</text:span><text:span text:style-name="T117">&gt;&lt;/property&gt;</text:span></text:p>
        </text:list-item>
        <text:list-item>
          <text:p text:style-name="P157"><text:span text:style-name="T117">&lt;property</text:span><text:span text:style-name="T118"> </text:span><text:span text:style-name="T121">name</text:span><text:span text:style-name="T124">=</text:span><text:span text:style-name="T123">"suffix" </text:span><text:span text:style-name="T121">value</text:span><text:span text:style-name="T124">=</text:span><text:span text:style-name="T123">".jsp"</text:span><text:span text:style-name="T117">&gt;&lt;/property&gt;</text:span></text:p>
        </text:list-item>
        <text:list-item>
          <text:p text:style-name="P157"><text:span text:style-name="T117">&lt;/bean&gt;</text:span></text:p>
        </text:list-item>
      </text:list>
      <text:p text:style-name="P28"/>
      <text:p text:style-name="Nature_5f_Illustration1_7e_LT_7e_Gliederung_20_1">7. How to declare a class as a controller class in Spring MVC?</text:p>
      <text:p text:style-name="P19">The @Controller annotation is used to declare a class as a controller class. It is required to specify this annotation on the class name. For example:-</text:p>
      <text:h text:style-name="Heading_20_3" text:outline-level="3"><text:soft-page-break/>8. How to map controller class and its methods with URL?</text:h>
      <text:p text:style-name="P28"><text:span text:style-name="T27">The </text:span><text:span text:style-name="Strong_20_Emphasis"><text:span text:style-name="T27">@RequestMapping </text:span></text:span><text:span text:style-name="T27">annotation is used to map the controller class and its methods. You can specify this annotation on the class name as well as method name with a particular URL that represents the path of the requested page. </text:span></text:p>
      <text:h text:style-name="Heading_20_3" text:outline-level="3">9. Name the annotations used to handle different types of incoming HTTP request methods?</text:h>
      <text:p text:style-name="P19">The following annotations are used to handle different types of incoming HTTP request methods: -</text:p>
      <text:list xml:id="list1609806918" text:style-name="L5">
        <text:list-item>
          <text:p text:style-name="P166">@GetMapping</text:p>
        </text:list-item>
        <text:list-item>
          <text:p text:style-name="P166">@PostMapping</text:p>
        </text:list-item>
        <text:list-item>
          <text:p text:style-name="P166">@PutMapping</text:p>
        </text:list-item>
        <text:list-item>
          <text:p text:style-name="P166">@PatchMapping</text:p>
        </text:list-item>
        <text:list-item>
          <text:p text:style-name="P166">@DeleteMapping</text:p>
        </text:list-item>
      </text:list>
      <text:h text:style-name="Heading_20_3" text:outline-level="3">10. What is the purpose of @PathVariable annotation in Spring MVC?</text:h>
      <text:p text:style-name="P28">The @PathVariable annotation is used to extract the value of the URI template. It is passed within the parameters of the handler method.</text:p>
      <text:p text:style-name="P19">For example :-</text:p>
      <text:list xml:id="list2840342810" text:style-name="L6">
        <text:list-item>
          <text:p text:style-name="P154">@RequestMapping("/show/{id}")</text:p>
        </text:list-item>
        <text:list-item>
          <text:p text:style-name="P154">public String handler(@PathVariable("id") String s, Model map)</text:p>
        </text:list-item>
        <text:list-item>
          <text:p text:style-name="P154">{</text:p>
        </text:list-item>
        <text:list-item>
          <text:p text:style-name="P154">}</text:p>
        </text:list-item>
      </text:list>
      <text:p text:style-name="P36"/>
      <text:p text:style-name="P146">11. What is the role of the Model interface in Spring MVC?</text:p>
      <text:p text:style-name="P28"><text:span text:style-name="T27">The </text:span><text:span text:style-name="Strong_20_Emphasis"><text:span text:style-name="T27">Model </text:span></text:span><text:span text:style-name="T27">interface works as a container that contains the data of the application. Here, data can be in any form such as objects, strings, information from the database, etc.</text:span></text:p>
      <text:p text:style-name="P37"/>
      <text:h text:style-name="Heading_20_3" text:outline-level="3">12. What do you mean by ModelAndView in Spring MVC?</text:h>
      <text:p text:style-name="P28"><text:span text:style-name="T27">The </text:span><text:span text:style-name="Strong_20_Emphasis"><text:span text:style-name="T27">ModelAndView </text:span></text:span><text:span text:style-name="T27">is a class that holds both Model and View where the model represents the data, and view represents the representation of that data. This class returns the model and view in the single return value.</text:span></text:p>
      <text:p text:style-name="P101"/>
      <text:h text:style-name="Heading_20_3" text:outline-level="3">13. What is Spring MVC form tag library?</text:h>
      <text:p text:style-name="P19">The Spring MVC form tags can be seen as data binding-aware tags that can automatically set data to Java object/bean and also retrieve from it. These tags are the configurable and <text:soft-page-break/>reusable building blocks for a web page. It provides view technologies, an easy way to develop, read, and maintain the data.</text:p>
      <text:p text:style-name="P84">Spring Rest API</text:p>
      <text:p text:style-name="Text_20_body"><text:span text:style-name="Strong_20_Emphasis"><text:span text:style-name="T126">1.</text:span></text:span><text:span text:style-name="Strong_20_Emphasis"><text:span text:style-name="T125">What does REST stand for?</text:span></text:span></text:p>
      <text:p text:style-name="P58">REST stands for the REpresentational State Transfer, which uses the HTTP protocol to send data from the client to the server, e.g. a book in the server can be delivered to the client using JSON or XML.</text:p>
      <text:p text:style-name="P58"><text:span text:style-name="Strong_20_Emphasis"><text:span text:style-name="T106">2.</text:span></text:span><text:span text:style-name="Strong_20_Emphasis"><text:span text:style-name="T103">What are safe REST operations?</text:span></text:span></text:p>
      <text:p text:style-name="P56"><text:span text:style-name="T57">REST API uses HTTP methods to perform operations. Some of the HTTP operations, which doesn't modify the resource at the server, are known as safe operations, including GET and HEAD. On the other hand, </text:span><text:a xlink:type="simple" xlink:href="http://javarevisited.blogspot.sg/2016/10/difference-between-put-and-post-in-restful-web-service.html" office:target-frame-name="_blank" xlink:show="new" text:style-name="Internet_20_link" text:visited-style-name="Visited_20_Internet_20_Link"><text:span text:style-name="T59">PUT</text:span></text:a><text:span text:style-name="T57">, POST, and DELETE are unsafe, because they modify the resource on the server.</text:span></text:p>
      <text:p text:style-name="P58"><text:span text:style-name="Strong_20_Emphasis"><text:span text:style-name="T106">3.</text:span></text:span><text:span text:style-name="Strong_20_Emphasis"><text:span text:style-name="T103">Is REST scalable and/or interoperable?</text:span></text:span></text:p>
      <text:p text:style-name="P56"><text:span text:style-name="T57">Yes, </text:span><text:a xlink:type="simple" xlink:href="http://javarevisited.blogspot.sg/2015/08/difference-between-soap-and-restfull-webservice-java.html" office:target-frame-name="_blank" xlink:show="new" text:style-name="Internet_20_link" text:visited-style-name="Visited_20_Internet_20_Link"><text:span text:style-name="T59">REST</text:span></text:a><text:span text:style-name="T57"> is scalable and interoperable. It doesn't mandate a specific choice of technology either at client or server end. You can use </text:span><text:a xlink:type="simple" xlink:href="http://javarevisited.blogspot.sg/2017/11/top-5-free-java-courses-for-beginners.html" office:target-frame-name="_blank" xlink:show="new" text:style-name="Internet_20_link" text:visited-style-name="Visited_20_Internet_20_Link"><text:span text:style-name="T59">Java</text:span></text:a><text:span text:style-name="T57">, </text:span><text:a xlink:type="simple" xlink:href="http://www.java67.com/2018/02/5-free-cpp-courses-to-learn-programming.html" office:target-frame-name="_blank" xlink:show="new" text:style-name="Internet_20_link" text:visited-style-name="Visited_20_Internet_20_Link"><text:span text:style-name="T59">C++</text:span></text:a><text:span text:style-name="T57">, </text:span><text:a xlink:type="simple" xlink:href="http://www.java67.com/2018/02/5-free-python-online-courses-for-beginners.html" office:target-frame-name="_blank" xlink:show="new" text:style-name="Internet_20_link" text:visited-style-name="Visited_20_Internet_20_Link"><text:span text:style-name="T59">Python</text:span></text:a><text:span text:style-name="T57">, or </text:span><text:a xlink:type="simple" xlink:href="http://www.java67.com/2018/04/top-5-free-javascript-courses-to-learn.html" office:target-frame-name="_blank" xlink:show="new" text:style-name="Internet_20_link" text:visited-style-name="Visited_20_Internet_20_Link">JavaScript</text:a><text:span text:style-name="T59"> </text:span><text:span text:style-name="T57">to create RESTful web services and consume them at the client end. </text:span></text:p>
      <text:p text:style-name="P56"><text:span text:style-name="Strong_20_Emphasis">4.</text:span><text:span text:style-name="Strong_20_Emphasis"><text:span text:style-name="T55">Which HTTP methods does REST use?</text:span></text:span></text:p>
      <text:p text:style-name="P56"><text:span text:style-name="T57">REST can use any HTTP methods, but the most popular ones are GET for retrieving a resource, POST for creating a resource, </text:span><text:a xlink:type="simple" xlink:href="http://javarevisited.blogspot.sg/2016/04/what-is-purpose-of-http-request-types-in-RESTful-web-service.html#axzz56WGunSwy" office:target-frame-name="_blank" xlink:show="new" text:style-name="Internet_20_link" text:visited-style-name="Visited_20_Internet_20_Link"><text:span text:style-name="T59">PUt for updating resource</text:span></text:a><text:span text:style-name="T57">, and DELETE for removing a resource from the server.</text:span></text:p>
      <text:p text:style-name="P56"><text:span text:style-name="Strong_20_Emphasis"><text:span text:style-name="T56">5.</text:span></text:span><text:span text:style-name="Strong_20_Emphasis"><text:span text:style-name="T55">What does @RequestMapping annotation do? </text:span></text:span><text:span text:style-name="T57">(</text:span><text:a xlink:type="simple" xlink:href="http://javarevisited.blogspot.sg/2017/06/how-spring-mvc-framework-works-web-flow.html#axzz55vF5ugU8" office:target-frame-name="_blank" xlink:show="new" text:style-name="Internet_20_link" text:visited-style-name="Visited_20_Internet_20_Link"><text:span text:style-name="T59">answer</text:span></text:a><text:span text:style-name="T57">)</text:span></text:p>
      <text:p text:style-name="P56"><text:span text:style-name="T57">The </text:span><text:span text:style-name="Source_20_Text"><text:span text:style-name="T60">@RequestMapping </text:span></text:span><text:span text:style-name="T57">annotation is used to map web requests to Spring Controller methods. You can map a request based upon HTTP methods, e.g. GET, POST, and various other parameters.</text:span></text:p>
      <text:p text:style-name="P58">For example, if you are developing a RESTful web service using Spring, then you can use, produce, and consume property along <text:soft-page-break/>with media type annotations to indicate that this method is only used to produce or consume JSON, as shown below:</text:p>
      <text:p text:style-name="P113"><text:span text:style-name="T127">@RequestMapping</text:span> (method = RequestMethod.POST, consumes=<text:span text:style-name="T128">"application/json"</text:span>)</text:p>
      <text:p text:style-name="P113"><text:span text:style-name="T129">public</text:span> Book <text:span text:style-name="T122">save</text:span>(<text:span text:style-name="T127">@RequestBody</text:span> Book aBook) {</text:p>
      <text:p text:style-name="P114"><text:s text:c="3"/><text:span text:style-name="T130">return</text:span><text:span text:style-name="T131"> bookRepository.save(aBook);</text:span></text:p>
      <text:p text:style-name="P113">}</text:p>
      <text:p text:style-name="P58"/>
      <text:p text:style-name="P57"><text:span text:style-name="T58">6.</text:span><text:span text:style-name="T31">What is the difference between @Controller and @RestController?</text:span><text:line-break/><text:span text:style-name="T30">The key difference between a traditional Spring MVC @Controller and the RESTful web service @RestController is the way the HTTP response body is created. While the traditional MVC controller relies on the View technology, the RESTful web service controller simply returns the object and the object data is written directly to the HTTP response as JSON/XML</text:span></text:p>
      <text:p text:style-name="P59"><text:span text:style-name="T158">7</text:span><text:span text:style-name="T159">. When do you need @ResponseBody?</text:span><text:line-break/>When you use the @ResponseBody annotation on a method, Spring converts the return value and writes it to the http response automatically. Each method in the Controller class must be annotated with @ResponseBody.</text:p>
      <text:p text:style-name="Text_20_body"><text:span text:style-name="T32">8</text:span><text:span text:style-name="T31">. What is the HTTP status return code for a successful DELETE statement?</text:span><text:line-break/><text:span text:style-name="T30">Either we can return HTTP status 204 (NO CONTENT) with no response body or return HTTP status 200 (OK) along with a response body with representation of the deleted item.</text:span><text:line-break/></text:p>
      <text:p text:style-name="P85"><text:span text:style-name="T133">9</text:span><text:span text:style-name="T134">. What is the RestTemplate and It’s advantages?</text:span><text:line-break/><text:span text:style-name="T132">In Spring REST client, The RestTemplate is the core class for client-side access to Spring RESTful web services. It communicates HTTP server using RESTful constraints. It is very similar to other template classes in the Spring like JdbcTemplate and HibernateTemplate etc. In Spring, RestTemplate provides higher level implementation of corresponding HTTP methods such as GET, POST, PUT, DELETE, HEAD etc. It provides the methods to communicate by using these HTTP methods with URI template, URI params, request object and response type as arguments.</text:span></text:p>
      <text:p text:style-name="P85"><text:span text:style-name="T160">10</text:span><text:span text:style-name="T161">. Which HTTP methods does REST use?</text:span><text:span text:style-name="T132"><text:line-break/>RestTemplate provides higher level implementation of corresponding HTTP methods such as GET, POST, PUT, DELETE, HEAD</text:span></text:p>
      <text:p text:style-name="P85"><text:span text:style-name="T161">1</text:span><text:span text:style-name="T162">1</text:span><text:span text:style-name="T161">. What does CRUD mean?</text:span><text:span text:style-name="T132"><text:line-break/>In Spring REST, the primary or most-commonly-used HTTP verbs are POST, GET, PUT, PATCH, and DELETE. These correspond to create, read, update, and delete (or CRUD) operations, respectively.</text:span></text:p>
      <text:p text:style-name="P86">Spring Boot</text:p>
      <text:h text:style-name="P128" text:outline-level="3"><text:soft-page-break/>1. What is Spring Boot?</text:h>
      <text:p text:style-name="P19">Spring Boot is a Spring module which provides RAD (Rapid Application Development) feature to Spring framework.</text:p>
      <text:p text:style-name="P19">It is used to create stand alone spring based application that you can just run because it needs very little spring configuration.</text:p>
      <text:h text:style-name="P79" text:outline-level="3">2.<text:span text:style-name="T166"> What are the advantages of Spring Boot?</text:span></text:h>
      <text:list xml:id="list3079380543" text:style-name="L7">
        <text:list-item>
          <text:p text:style-name="P167">Create stand-alone Spring applications that can be started using java -jar.</text:p>
        </text:list-item>
        <text:list-item>
          <text:p text:style-name="P167">Embed Tomcat, Jetty or Undertow directly. You don't need to deploy WAR files.</text:p>
        </text:list-item>
        <text:list-item>
          <text:p text:style-name="P167">It provides opinionated 'starter' POMs to simplify your Maven configuration.</text:p>
        </text:list-item>
        <text:list-item>
          <text:p text:style-name="P167">It automatically configure Spring whenever possible.</text:p>
        </text:list-item>
      </text:list>
      <text:h text:style-name="P128" text:outline-level="3">3. How to create Spring Boot application using Maven?</text:h>
      <text:p text:style-name="P19">There are multiple approaches to create Spring Boot project. We can use any of the following approach to create application.</text:p>
      <text:p text:style-name="P21">Spring Maven Project</text:p>
      <text:p text:style-name="P21">Spring Initializr</text:p>
      <text:p text:style-name="P27">Чтобы добавить Spring Boot к вашему pom.xml, вам нужно добавить следующее </text:p>
      <text:p text:style-name="P6"><text:span text:style-name="Source_20_Text"><text:span text:style-name="T62">&lt;!-- Inherit defaults from Spring Boot --&gt;</text:span></text:span></text:p>
      <text:p text:style-name="P115"><text:span text:style-name="Source_20_Text"><text:span text:style-name="T63">&lt;parent&gt;</text:span></text:span></text:p>
      <text:p text:style-name="P115"><text:span text:style-name="Source_20_Text"><text:span text:style-name="T34"><text:s text:c="4"/></text:span></text:span><text:span text:style-name="Source_20_Text"><text:span text:style-name="T63">&lt;groupId&gt;</text:span></text:span><text:span text:style-name="Source_20_Text"><text:span text:style-name="T36">org.springframework.boot</text:span></text:span><text:span text:style-name="Source_20_Text"><text:span text:style-name="T63">&lt;/groupId&gt;</text:span></text:span></text:p>
      <text:p text:style-name="P115"><text:span text:style-name="Source_20_Text"><text:span text:style-name="T34"><text:s text:c="4"/></text:span></text:span><text:span text:style-name="Source_20_Text"><text:span text:style-name="T63">&lt;artifactId&gt;</text:span></text:span><text:span text:style-name="Source_20_Text"><text:span text:style-name="T36">spring-boot-starter-parent</text:span></text:span><text:span text:style-name="Source_20_Text"><text:span text:style-name="T63">&lt;/artifactId&gt;</text:span></text:span></text:p>
      <text:p text:style-name="P115"><text:span text:style-name="Source_20_Text"><text:span text:style-name="T34"><text:s text:c="4"/></text:span></text:span><text:span text:style-name="Source_20_Text"><text:span text:style-name="T63">&lt;version&gt;</text:span></text:span><text:span text:style-name="Source_20_Text"><text:span text:style-name="T36">2.1.5.RELEASE</text:span></text:span><text:span text:style-name="Source_20_Text"><text:span text:style-name="T63">&lt;/version&gt;</text:span></text:span></text:p>
      <text:p text:style-name="P115"><text:span text:style-name="Source_20_Text"><text:span text:style-name="T63">&lt;/parent&gt;</text:span></text:span></text:p>
      <text:p text:style-name="P115"/>
      <text:p text:style-name="P115"><text:span text:style-name="Source_20_Text"><text:span text:style-name="T62">&lt;!-- Add typical dependencies for a web application --&gt;</text:span></text:span></text:p>
      <text:p text:style-name="P115"><text:span text:style-name="Source_20_Text"><text:span text:style-name="T63">&lt;dependencies&gt;</text:span></text:span></text:p>
      <text:p text:style-name="P115"><text:span text:style-name="Source_20_Text"><text:span text:style-name="T34"><text:s text:c="4"/></text:span></text:span><text:span text:style-name="Source_20_Text"><text:span text:style-name="T63">&lt;dependency&gt;</text:span></text:span></text:p>
      <text:p text:style-name="P115"><text:span text:style-name="Source_20_Text"><text:span text:style-name="T34"><text:s text:c="8"/></text:span></text:span><text:span text:style-name="Source_20_Text"><text:span text:style-name="T63">&lt;groupId&gt;</text:span></text:span><text:span text:style-name="Source_20_Text"><text:span text:style-name="T36">org.springframework.boot</text:span></text:span><text:span text:style-name="Source_20_Text"><text:span text:style-name="T63">&lt;/groupId&gt;</text:span></text:span></text:p>
      <text:p text:style-name="P115"><text:span text:style-name="Source_20_Text"><text:span text:style-name="T34"><text:s text:c="8"/></text:span></text:span><text:span text:style-name="Source_20_Text"><text:span text:style-name="T63">&lt;artifactId&gt;</text:span></text:span><text:span text:style-name="Source_20_Text"><text:span text:style-name="T36">spring-boot-starter-web</text:span></text:span><text:span text:style-name="Source_20_Text"><text:span text:style-name="T63">&lt;/artifactId&gt;</text:span></text:span></text:p>
      <text:p text:style-name="P115"><text:span text:style-name="Source_20_Text"><text:span text:style-name="T34"><text:s text:c="4"/></text:span></text:span><text:span text:style-name="Source_20_Text"><text:span text:style-name="T63">&lt;/dependency&gt;</text:span></text:span></text:p>
      <text:p text:style-name="P115"><text:span text:style-name="Source_20_Text"><text:span text:style-name="T63">&lt;/dependencies&gt;</text:span></text:span></text:p>
      <text:p text:style-name="P115"/>
      <text:p text:style-name="P115"><text:soft-page-break/><text:span text:style-name="Source_20_Text"><text:span text:style-name="T62">&lt;!-- Package as an executable jar --&gt;</text:span></text:span></text:p>
      <text:p text:style-name="P115"><text:span text:style-name="Source_20_Text"><text:span text:style-name="T63">&lt;build&gt;</text:span></text:span></text:p>
      <text:p text:style-name="P115"><text:span text:style-name="Source_20_Text"><text:span text:style-name="T34"><text:s text:c="4"/></text:span></text:span><text:span text:style-name="Source_20_Text"><text:span text:style-name="T63">&lt;plugins&gt;</text:span></text:span></text:p>
      <text:p text:style-name="P115"><text:span text:style-name="Source_20_Text"><text:span text:style-name="T34"><text:s text:c="8"/></text:span></text:span><text:span text:style-name="Source_20_Text"><text:span text:style-name="T63">&lt;plugin&gt;</text:span></text:span></text:p>
      <text:p text:style-name="P115"><text:span text:style-name="Source_20_Text"><text:span text:style-name="T34"><text:s text:c="12"/></text:span></text:span><text:span text:style-name="Source_20_Text"><text:span text:style-name="T63">&lt;groupId&gt;</text:span></text:span><text:span text:style-name="Source_20_Text"><text:span text:style-name="T36">org.springframework.boot</text:span></text:span><text:span text:style-name="Source_20_Text"><text:span text:style-name="T63">&lt;/groupId&gt;</text:span></text:span></text:p>
      <text:p text:style-name="P115"><text:span text:style-name="Source_20_Text"><text:span text:style-name="T34"><text:s text:c="12"/></text:span></text:span><text:span text:style-name="Source_20_Text"><text:span text:style-name="T63">&lt;artifactId&gt;</text:span></text:span><text:span text:style-name="Source_20_Text"><text:span text:style-name="T36">spring-boot-maven-plugin</text:span></text:span><text:span text:style-name="Source_20_Text"><text:span text:style-name="T63">&lt;/artifactId&gt;</text:span></text:span></text:p>
      <text:p text:style-name="P115"><text:span text:style-name="Source_20_Text"><text:span text:style-name="T34"><text:s text:c="8"/></text:span></text:span><text:span text:style-name="Source_20_Text"><text:span text:style-name="T63">&lt;/plugin&gt;</text:span></text:span></text:p>
      <text:p text:style-name="P115"><text:span text:style-name="Source_20_Text"><text:span text:style-name="T34"><text:s text:c="4"/></text:span></text:span><text:span text:style-name="Source_20_Text"><text:span text:style-name="T63">&lt;/plugins&gt;</text:span></text:span></text:p>
      <text:p text:style-name="P115"><text:span text:style-name="Source_20_Text"><text:span text:style-name="T63">&lt;/build&gt;</text:span></text:span></text:p>
      <text:p text:style-name="P21"/>
      <text:h text:style-name="P133" text:outline-level="3">4. How to create Spring Boot project using Spring Initializer?</text:h>
      <text:p text:style-name="P19">It is a web tool which is provided by Spring on official site. You can create Spring Boot project by providing project details.</text:p>
      <text:h text:style-name="P133" text:outline-level="3">5. What are the Spring Boot properties?</text:h>
      <text:p text:style-name="P29"><text:span text:style-name="T27">Spring Boot provides various properties which can be specified inside our project's </text:span><text:span text:style-name="Strong_20_Emphasis"><text:span text:style-name="T27">application.properties</text:span></text:span><text:span text:style-name="T27"> file. These properties have default values and you can set that inside the properties file. Properties are used to set values like: server-port number, database connection configuration etc.</text:span></text:p>
      <text:h text:style-name="P134" text:outline-level="3">6. What are the Spring Boot Starters?</text:h>
      <text:p text:style-name="P19">Starters are a set of <text:s/>dependenc<text:span text:style-name="T135">ies</text:span> <text:s/>which we can include in our application.</text:p>
      <text:p text:style-name="P28"><text:span text:style-name="T27">Spring Boot provides built-in starters which makes development easier and rapid. For example, if we want to get started using Spring and JPA for database access, just include the </text:span><text:span text:style-name="Strong_20_Emphasis"><text:span text:style-name="T27">spring-boot-starter-data-jpa </text:span></text:span><text:span text:style-name="T27">dependency in your project.</text:span></text:p>
      <text:h text:style-name="P133" text:outline-level="3">7. What is Spring Boot Actuator?</text:h>
      <text:p text:style-name="P22">Spring Boot provides actuator to monitor and manage our application. Actuator is a tool which has HTTP endpoints. when application is pushed to production, you can choose to manage and monitor your application using HTTP endpoints.</text:p>
      <text:p text:style-name="P164">8. What is thymeleaf?</text:p>
      <text:p text:style-name="P28">It is a server side Java template engine for web application. It's main goal is to <text:span text:style-name="T135">provides</text:span> elegant natural templates to your web application <text:span text:style-name="T54">and can integrate well with Spring Framework and HTML5 Java web applications.</text:span></text:p>
      <text:p text:style-name="P164">9. How to use thymeleaf?</text:p>
      <text:p text:style-name="P19">In order to use Thymeleaf we must add it into our pom.xml file like:</text:p>
      <text:list xml:id="list2068855560" text:style-name="L8">
        <text:list-item>
          <text:p text:style-name="P158">&lt;dependency&gt;</text:p>
        </text:list-item>
        <text:list-item>
          <text:p text:style-name="P155"><text:soft-page-break/><text:span text:style-name="T116">&lt;groupId&gt;</text:span>org.springframework.boot<text:span text:style-name="T116">&lt;/groupId&gt;</text:span></text:p>
        </text:list-item>
        <text:list-item>
          <text:p text:style-name="P155"><text:span text:style-name="T116">&lt;artifactId&gt;</text:span>spring-boot-starter-thymeleaf<text:span text:style-name="T116">&lt;/artifactId&gt;</text:span></text:p>
        </text:list-item>
        <text:list-item>
          <text:p text:style-name="P158">&lt;/dependency&gt;</text:p>
        </text:list-item>
      </text:list>
      <text:p text:style-name="P40"/>
      <text:h text:style-name="P125" text:outline-level="3">10. How to connect Spring Boot to the database using JPA?</text:h>
      <text:p text:style-name="P28"><text:span text:style-name="T27">Spring Boot provides </text:span><text:span text:style-name="Strong_20_Emphasis"><text:span text:style-name="T27">spring-boot-starter-data-jpa </text:span></text:span><text:span text:style-name="T27">starter to connect Spring application with relational database efficiently. You can use it into project POM (Project Object Model) file.</text:span></text:p>
      <text:p text:style-name="P40"/>
      <text:h text:style-name="P4" text:outline-level="3"><text:span text:style-name="Strong_20_Emphasis"><text:span text:style-name="T19">11. What Are the Differences Between Spring and Spring Boot?</text:span></text:span></text:h>
      <text:p text:style-name="P32">The Spring Framework provides multiple features that make the development of web applications easier. These features include dependency injection, data binding, aspect-oriented programming, data access, and many more.</text:p>
      <text:p text:style-name="P34"><text:span text:style-name="T4">Over the years, Spring has been growing more and more complex, and the amount of configuration such application requires can be </text:span><text:span text:style-name="T6">difficult</text:span><text:span text:style-name="T4">. <text:s/>Spring Boot makes configuring a Spring application a </text:span><text:span text:style-name="T6">easy</text:span><text:span text:style-name="T4">.</text:span></text:p>
      <text:p text:style-name="P32">Here are t most important benefits Spring Boot brings in:</text:p>
      <text:list xml:id="list3899146535" text:style-name="L9">
        <text:list-item>
          <text:p text:style-name="P148">Auto-configure applications based on the artifacts it finds on the classpath</text:p>
        </text:list-item>
      </text:list>
      <text:p text:style-name="P23"/>
      <text:p text:style-name="P112"><text:span text:style-name="Strong_20_Emphasis"><text:span text:style-name="T20">12. How to Disable a Specific Auto-Configuration?</text:span></text:span></text:p>
      <text:p text:style-name="P33"><text:span text:style-name="T4">If we want to disable a specific auto-configuration, we can indicate it using the</text:span><text:span text:style-name="T7"> </text:span><text:span text:style-name="Emphasis"><text:span text:style-name="T4">exclude </text:span></text:span><text:span text:style-name="T4">attribute of the </text:span><text:span text:style-name="Emphasis"><text:span text:style-name="T4">@EnableAutoConfiguration </text:span></text:span><text:span text:style-name="T4">annotation. For instance, this code snippet neutralizes </text:span><text:span text:style-name="Emphasis"><text:span text:style-name="T4">DataSourceAutoConfiguration</text:span></text:span><text:span text:style-name="T4">:</text:span></text:p>
      <text:p text:style-name="P13"><text:span text:style-name="Source_20_Text"><text:span text:style-name="T61">// other annotations</text:span></text:span></text:p>
      <text:p text:style-name="P108"><text:span text:style-name="Source_20_Text"><text:span text:style-name="T44">@EnableAutoConfiguration(exclude = DataSourceAutoConfiguration.class)</text:span></text:span></text:p>
      <text:p text:style-name="P109"><text:span text:style-name="Source_20_Text"><text:span text:style-name="T46">public</text:span></text:span><text:span text:style-name="Source_20_Text"><text:span text:style-name="T26"> </text:span></text:span><text:span text:style-name="Source_20_Text"><text:span text:style-name="T46">class</text:span></text:span><text:span text:style-name="Source_20_Text"><text:span text:style-name="T26"> </text:span></text:span><text:span text:style-name="Source_20_Text"><text:span text:style-name="T49">MyConfiguration</text:span></text:span><text:span text:style-name="Source_20_Text"><text:span text:style-name="T26"> { }</text:span></text:span></text:p>
      <text:p text:style-name="P33"><text:span text:style-name="T4">If we enabled auto-configuration with the </text:span><text:span text:style-name="Emphasis"><text:span text:style-name="T4">@SpringBootApplication </text:span></text:span><text:span text:style-name="T4">annotation — which has </text:span><text:span text:style-name="Emphasis"><text:span text:style-name="T4">@EnableAutoConfiguration </text:span></text:span><text:span text:style-name="T4">as a meta-</text:span><text:soft-page-break/><text:span text:style-name="T4">annotation — we could disable auto-configuration with an attribute of the same name:</text:span></text:p>
      <text:p text:style-name="P13"><text:span text:style-name="Source_20_Text"><text:span text:style-name="T61">// other annotations</text:span></text:span></text:p>
      <text:p text:style-name="P108"><text:span text:style-name="Source_20_Text"><text:span text:style-name="T44">@SpringBootApplication(exclude = DataSourceAutoConfiguration.class)</text:span></text:span></text:p>
      <text:p text:style-name="P109"><text:span text:style-name="Source_20_Text"><text:span text:style-name="T46">public</text:span></text:span><text:span text:style-name="Source_20_Text"><text:span text:style-name="T26"> </text:span></text:span><text:span text:style-name="Source_20_Text"><text:span text:style-name="T46">class</text:span></text:span><text:span text:style-name="Source_20_Text"><text:span text:style-name="T26"> </text:span></text:span><text:span text:style-name="Source_20_Text"><text:span text:style-name="T49">MyConfiguration</text:span></text:span><text:span text:style-name="Source_20_Text"><text:span text:style-name="T26"> { }</text:span></text:span></text:p>
      <text:p text:style-name="P111"/>
      <text:p text:style-name="P30"><text:span text:style-name="Strong_20_Emphasis"><text:span text:style-name="T20">13.How to Deploy Spring Boot Web Applications as Jar and War Files?</text:span></text:span></text:p>
      <text:p text:style-name="P30"><text:span text:style-name="Strong_20_Emphasis"><text:span text:style-name="T8">Spring tackles this problem by providing a plugin, namely </text:span></text:span><text:span text:style-name="Strong_20_Emphasis"><text:span text:style-name="Emphasis"><text:span text:style-name="T8">spring-boot-maven-plugin</text:span></text:span></text:span><text:span text:style-name="Strong_20_Emphasis"><text:span text:style-name="T8">, to package a web application as an executable JAR</text:span></text:span><text:span text:style-name="T4">. To include this plugin, just add a </text:span><text:span text:style-name="Emphasis"><text:span text:style-name="T4">plugin </text:span></text:span><text:span text:style-name="T4">element to </text:span><text:span text:style-name="Emphasis"><text:span text:style-name="T4">pom.xml</text:span></text:span><text:span text:style-name="T4">:</text:span></text:p>
      <text:p text:style-name="P13"><text:span text:style-name="Source_20_Text"><text:span text:style-name="T26">&lt;</text:span></text:span><text:span text:style-name="Source_20_Text"><text:span text:style-name="T46">plugin</text:span></text:span><text:span text:style-name="Source_20_Text"><text:span text:style-name="T26">&gt;</text:span></text:span></text:p>
      <text:p text:style-name="P108"><text:span text:style-name="Source_20_Text"><text:span text:style-name="T35"><text:s text:c="4"/></text:span></text:span><text:span text:style-name="Source_20_Text"><text:span text:style-name="T26">&lt;</text:span></text:span><text:span text:style-name="Source_20_Text"><text:span text:style-name="T46">groupId</text:span></text:span><text:span text:style-name="Source_20_Text"><text:span text:style-name="T26">&gt;org.springframework.boot&lt;/</text:span></text:span><text:span text:style-name="Source_20_Text"><text:span text:style-name="T46">groupId</text:span></text:span><text:span text:style-name="Source_20_Text"><text:span text:style-name="T26">&gt;</text:span></text:span></text:p>
      <text:p text:style-name="P108"><text:span text:style-name="Source_20_Text"><text:span text:style-name="T35"><text:s text:c="4"/></text:span></text:span><text:span text:style-name="Source_20_Text"><text:span text:style-name="T26">&lt;</text:span></text:span><text:span text:style-name="Source_20_Text"><text:span text:style-name="T46">artifactId</text:span></text:span><text:span text:style-name="Source_20_Text"><text:span text:style-name="T26">&gt;spring-boot-maven-plugin&lt;/</text:span></text:span><text:span text:style-name="Source_20_Text"><text:span text:style-name="T46">artifactId</text:span></text:span><text:span text:style-name="Source_20_Text"><text:span text:style-name="T26">&gt;</text:span></text:span></text:p>
      <text:p text:style-name="P109"><text:span text:style-name="Source_20_Text"><text:span text:style-name="T26">&lt;/</text:span></text:span><text:span text:style-name="Source_20_Text"><text:span text:style-name="T46">plugin</text:span></text:span><text:span text:style-name="Source_20_Text"><text:span text:style-name="T26">&gt;</text:span></text:span></text:p>
      <text:p text:style-name="P33"><text:span text:style-name="T4">With this plugin in place, we'll get a fat JAR after executing the </text:span><text:span text:style-name="Emphasis"><text:span text:style-name="T4">package </text:span></text:span><text:span text:style-name="T4">phase. This JAR contains all the necessary dependencies, including an embedded server. Thus, we no longer need to worry about configuring an external server.</text:span></text:p>
      <text:p text:style-name="P32">We can then run the application just like we would an ordinary executable JAR.</text:p>
      <text:p text:style-name="P33"><text:span text:style-name="T4">Notice that the </text:span><text:span text:style-name="Emphasis"><text:span text:style-name="T4">packaging </text:span></text:span><text:span text:style-name="T4">element in the </text:span><text:span text:style-name="Emphasis"><text:span text:style-name="T4">pom.xml </text:span></text:span><text:span text:style-name="T4">file must be set to </text:span><text:span text:style-name="Emphasis"><text:span text:style-name="T4">jar </text:span></text:span><text:span text:style-name="T4">to build a JAR file:</text:span></text:p>
      <text:p text:style-name="P55"><text:span text:style-name="Source_20_Text"><text:span text:style-name="T26">&lt;</text:span></text:span><text:span text:style-name="Source_20_Text"><text:span text:style-name="T46">packaging</text:span></text:span><text:span text:style-name="Source_20_Text"><text:span text:style-name="T26">&gt;jar&lt;/</text:span></text:span><text:span text:style-name="Source_20_Text"><text:span text:style-name="T46">packaging</text:span></text:span><text:span text:style-name="Source_20_Text"><text:span text:style-name="T26">&gt;</text:span></text:span></text:p>
      <text:p text:style-name="P33"><text:span text:style-name="T4">If we don't include this element, it also defaults to </text:span><text:span text:style-name="Emphasis"><text:span text:style-name="T4">jar</text:span></text:span><text:span text:style-name="T4">.</text:span></text:p>
      <text:p text:style-name="P33"><text:span text:style-name="T4">In case we want to build a WAR file, change the </text:span><text:span text:style-name="Emphasis"><text:span text:style-name="T4">packaging </text:span></text:span><text:span text:style-name="T4">element to </text:span><text:span text:style-name="Emphasis"><text:span text:style-name="T4">war</text:span></text:span><text:span text:style-name="T4">:</text:span></text:p>
      <text:p text:style-name="P55"><text:span text:style-name="Source_20_Text"><text:span text:style-name="T26">&lt;</text:span></text:span><text:span text:style-name="Source_20_Text"><text:span text:style-name="T46">packaging</text:span></text:span><text:span text:style-name="Source_20_Text"><text:span text:style-name="T26">&gt;war&lt;/</text:span></text:span><text:span text:style-name="Source_20_Text"><text:span text:style-name="T46">packaging</text:span></text:span><text:span text:style-name="Source_20_Text"><text:span text:style-name="T26">&gt;</text:span></text:span></text:p>
      <text:h text:style-name="P2" text:outline-level="3"><text:soft-page-break/><text:span text:style-name="Strong_20_Emphasis"><text:span text:style-name="T163">14. What is the need for Spring Boot DevTools?</text:span></text:span></text:h>
      <text:p text:style-name="P165"><text:span text:style-name="Strong_20_Emphasis"><text:span text:style-name="T164"><text:s/>Spring Boot DevTools </text:span></text:span>needed for code debugging, for fast deployment of changes to the site.</text:p>
      <text:p text:style-name="P165"/>
      <text:p text:style-name="P143">Hibernate and HQL request</text:p>
      <text:h text:style-name="P75" text:outline-level="3"><text:span text:style-name="Strong_20_Emphasis"><text:span text:style-name="T167">1. What is hibernate?</text:span></text:span></text:h>
      <text:p text:style-name="P19">Hibernate is an open-source and lightweight ORM tool that is used to store, manipulate, and retrieve data from the database.</text:p>
      <text:h text:style-name="P75" text:outline-level="3"><text:span text:style-name="Strong_20_Emphasis"><text:span text:style-name="T167">2. What is ORM?</text:span></text:span></text:h>
      <text:p text:style-name="P19">ORM is an acronym for Object/Relational mapping. It is a programming strategy to map object with the data stored in the database. It simplifies data creation, data manipulation, and data access.</text:p>
      <text:h text:style-name="P74" text:outline-level="3"><text:span text:style-name="Strong_20_Emphasis"><text:span text:style-name="T161">3. What are the advantages of Hibernate over JDBC?</text:span></text:span></text:h>
      <text:p text:style-name="P43">- The advantages of Hibernate over JDBC are listed below:</text:p>
      <text:list xml:id="list1714355125" text:style-name="L10">
        <text:list-item>
          <text:p text:style-name="P159"><text:span text:style-name="Strong_20_Emphasis"><text:span text:style-name="T137">Clean Readable Code:</text:span></text:span><text:span text:style-name="T136"> Using hibernate, helps in eliminating a lot of JDBC API-based boiler-plate codes, thereby making the code look cleaner and readable.</text:span></text:p>
        </text:list-item>
        <text:list-item>
          <text:p text:style-name="P159"><text:span text:style-name="Strong_20_Emphasis"><text:span text:style-name="T137">HQL (Hibernate Query Language):</text:span></text:span><text:span text:style-name="T136"> Hibernate provides HQL which is closer to Java and is object-oriented in nature. This helps in reducing the burden on developers for writing database independent queries. In JDBC, this is not the case. A developer has to know the database-specific codes.</text:span></text:p>
        </text:list-item>
        <text:list-item>
          <text:p text:style-name="P159"><text:span text:style-name="Strong_20_Emphasis"><text:span text:style-name="T137">Transaction Management:</text:span></text:span><text:span text:style-name="T136"> JDBC doesn't support implicit transaction management. It is upon the developer to write transaction management code using commit and rollback methods. Whereas, Hibernate implicity provides this feature.</text:span></text:p>
        </text:list-item>
        <text:list-item>
          <text:p text:style-name="P159"><text:span text:style-name="T138">Hibernate </text:span><text:span text:style-name="T136">provides the ability to manage the database, for example, creating a table, JDBC does not know how</text:span></text:p>
        </text:list-item>
        <text:list-item>
          <text:p text:style-name="P159"><text:span text:style-name="T138">Hibernate</text:span><text:span text:style-name="T136"> supports jpa annotations, which means it is portable to other ORM frameworks, while JDBC is highly application-specific.</text:span></text:p>
          <text:h text:style-name="P124" text:outline-level="3"/>
          <text:h text:style-name="P124" text:outline-level="3"><text:span text:style-name="T142">4</text:span>. What are some of the important interfaces of Hibernate framework?</text:h>
        </text:list-item>
      </text:list>
      <text:p text:style-name="P43"/>
      <text:p text:style-name="P43">Hibernate core interfaces are:</text:p>
      <text:list xml:id="list2324742612" text:style-name="L11">
        <text:list-item>
          <text:p text:style-name="P160">Configuration</text:p>
        </text:list-item>
        <text:list-item>
          <text:p text:style-name="P160">SessionFactory</text:p>
        </text:list-item>
        <text:list-item>
          <text:p text:style-name="P160">Session</text:p>
        </text:list-item>
        <text:list-item>
          <text:p text:style-name="P160">Query</text:p>
          <text:p text:style-name="P160"/>
        </text:list-item>
      </text:list>
      <text:h text:style-name="P50" text:outline-level="3"><text:soft-page-break/></text:h>
      <text:h text:style-name="P50" text:outline-level="3"><text:span text:style-name="T142">5</text:span>. What is a Session in Hibernate?</text:h>
      <text:p text:style-name="P43">A session is an object that maintains the connection between Java object application and database. Session also has methods for storing, retrieving, modifying or deleting data from database using methods like persist(), load(), get(), update(), delete(), etc. </text:p>
      <text:h text:style-name="P50" text:outline-level="3"><text:span text:style-name="T143">6</text:span>. What is a SessionFactory?</text:h>
      <text:p text:style-name="P35"><text:span text:style-name="T136">SessionFactory provides an instance of </text:span><text:span text:style-name="Strong_20_Emphasis"><text:span text:style-name="T137">Session</text:span></text:span><text:span text:style-name="T136">. It is a factory class that gives the Session </text:span><text:span text:style-name="Strong_20_Emphasis"><text:span text:style-name="T137">objects</text:span></text:span><text:span text:style-name="T136"> based on the configuration parameters in order to establish the connection to the database.<text:line-break/>As a good practice, the application generally has a single instance of SessionFactory. </text:span></text:p>
      <text:p text:style-name="P162"><text:span text:style-name="T143">7</text:span><text:span text:style-name="T170">. </text:span>Can you explain what is lazy loading in hibernate?</text:p>
      <text:p text:style-name="P41">Say you have a parent and that parent has a collection of children. Hibernate now can "lazy-load" the children, which means that it does not actually load all the children when loading the parent. Instead, it loads them when requested to do so. You can either request this explicitly or, and this is far more common, hibernate will load them automatically when you try to access a child.</text:p>
      <text:p text:style-name="P7">Lazy-loading can help improve the performance productivity since often you won't need the children and so they will not be loaded.</text:p>
      <text:p text:style-name="P47"><text:span text:style-name="Strong_20_Emphasis"><text:span text:style-name="T20">8. What are the important benefits of using the Hibernate Framework?</text:span></text:span></text:p>
      <text:p text:style-name="P44"><text:span text:style-name="Strong_20_Emphasis"><text:span text:style-name="T20">Hibernate is one of the most requested ORM frameworks for Java. And that's why:</text:span></text:span></text:p>
      <text:p text:style-name="P45"/>
      <text:p text:style-name="P46"><text:span text:style-name="T139">1.Hibernate eliminates a lot of the spaghetti code (</text:span><text:span text:style-name="T140">36</text:span><text:span text:style-name="T139">) that constantly plagues the developer when working with JDBC. Hides a lot of the code needed to manage resources from the developer and allows you to focus on the business logic.</text:span></text:p>
      <text:p text:style-name="P45">2.Hibernate supports XML as well as JPA annotations, which allows you to make your code implementation independent.</text:p>
      <text:p text:style-name="P45">3.Hibernate provides its own powerful query language (HQL) that is similar to SQL. It is worth noting that HQL is completely object oriented and understands principles such as inheritance, polymorphism, and associations.</text:p>
      <text:p text:style-name="P45">4.Hibernate is a widespread open source project. Thanks to this, thousands of open articles, examples, as well as documentation on using the framework are available.</text:p>
      <text:p text:style-name="P45">5.Hibernate integrates easily with other Java EE frameworks, for example, Spring Framework supports out-of-the-box integration with Hibernate.</text:p>
      <text:p text:style-name="P45">6.Hibernate supports lazy initialization using proxy objects and only queries the database when needed.</text:p>
      <text:p text:style-name="P45"><text:soft-page-break/>7.It is important that Hibernate can use pure SQL, which means it supports the ability to optimize queries and work with any third-party database vendor and its features.</text:p>
      <text:p text:style-name="P43"/>
      <text:p text:style-name="P96">9. What can you tell about Hibernate Configuration File?</text:p>
      <text:p text:style-name="P48"><text:span text:style-name="Strong_20_Emphasis"><text:span text:style-name="T137">Hibernate Configuration File </text:span></text:span><text:span text:style-name="T136">or </text:span><text:span text:style-name="Strong_20_Emphasis"><text:span text:style-name="T137">hibernate.cfg.xml</text:span></text:span><text:span text:style-name="T136"> is one of the most</text:span></text:p>
      <text:p text:style-name="P48"><text:span text:style-name="T136"><text:s/>required configuration files in Hibernate. By default, this file is placed under the src/main/resource folder.<text:line-break/>The file contains database related configurations and session-related configurations.<text:line-break/>Hibernate simplifies providing the configuration either in an XML file (like hibernate.cfg.xml) or a properties file (like hibernate.properties).</text:span></text:p>
      <text:p text:style-name="P35"><text:span text:style-name="Strong_20_Emphasis"><text:span text:style-name="T137">This file is used to define the below information:</text:span></text:span></text:p>
      <text:list xml:id="list1798640925" text:style-name="L12">
        <text:list-item>
          <text:p text:style-name="P161">Database connection details: Driver class, URL, username, and password.</text:p>
        </text:list-item>
        <text:list-item>
          <text:p text:style-name="P161">There must be one configuration file for each database used in the application, suppose if we want to connect with 2 databases, then we must create 2 configuration files with different names.</text:p>
        </text:list-item>
      </text:list>
      <text:p text:style-name="P87"/>
      <text:h text:style-name="P76" text:outline-level="3"><text:span text:style-name="Strong_20_Emphasis"><text:span text:style-name="T169">10. List some of the databases supported by Hibernate.</text:span></text:span></text:h>
      <text:p text:style-name="P19">Some of the databases supported by Hibernate are:</text:p>
      <text:list xml:id="list95986514" text:style-name="L13">
        <text:list-item>
          <text:p text:style-name="P168">DB2</text:p>
        </text:list-item>
        <text:list-item>
          <text:p text:style-name="P168">MySQL</text:p>
        </text:list-item>
        <text:list-item>
          <text:p text:style-name="P168">Oracle</text:p>
        </text:list-item>
        <text:list-item>
          <text:p text:style-name="P168">HSQL</text:p>
        </text:list-item>
        <text:list-item>
          <text:p text:style-name="P168">PostgreSQL</text:p>
        </text:list-item>
      </text:list>
      <text:p text:style-name="P87"/>
      <text:h text:style-name="P76" text:outline-level="3"><text:span text:style-name="Strong_20_Emphasis"><text:span text:style-name="T169">11. How is SQL query created in Hibernate?</text:span></text:span></text:h>
      <text:p text:style-name="P19">The SQL query is created with the help of the following syntax:</text:p>
      <text:p text:style-name="P19">Session.createSQLQuery</text:p>
      <text:h text:style-name="P3" text:outline-level="3"><text:span text:style-name="Strong_20_Emphasis"><text:span text:style-name="T20">12. What does HQL stand for</text:span></text:span></text:h>
      <text:p text:style-name="Text_20_body">Hibernate Query Language</text:p>
      <text:h text:style-name="P1" text:outline-level="3"><text:soft-page-break/><text:span text:style-name="Strong_20_Emphasis"><text:span text:style-name="T169">13. How is HQL query created?</text:span></text:span></text:h>
      <text:p text:style-name="P19">The HQL query is created with the help of the following syntax:</text:p>
      <text:p text:style-name="P19">Session.createQuery</text:p>
      <text:p text:style-name="P24">javax.persistence.Entity: Used to specify a class as an entity bean.</text:p>
      <text:p text:style-name="P24">javax.persistence.Table: used to define the name of the table from the database, which will be displayed in the entity bean.</text:p>
      <text:p text:style-name="P24">javax.persistence.Id: defines the primary key in the entity bean.</text:p>
      <text:p text:style-name="P24">javax.persistence.Column: defines the name of a column from a table in the database.</text:p>
      <text:p text:style-name="P24">javax.persistence.GeneratedValue: Specifies the strategy for generating primary keys. Used in conjunction with javax.persistence.GenerationType enumeration.</text:p>
      <text:p text:style-name="P24">javax.persistence.OneToOne: Specifies a one-to-one relationship between two entity beans. Accordingly, there are other annotations OneToMany, ManyToOne and ManyToMany.</text:p>
      <text:p text:style-name="P26"><text:span text:style-name="Strong_20_Emphasis"><text:span text:style-name="T163">15.What are the advantages of native sql support in Hibernate.</text:span></text:span></text:p>
      <text:p text:style-name="P25">Using native SQL may be necessary when querying some databases that Hibernate may not support. An example is some specific queries and "chips" when working with a database from Oracle.</text:p>
      <text:p text:style-name="P87"><text:span text:style-name="Strong_20_Emphasis"><text:span text:style-name="T165">16.Code order when working with Hibernate?</text:span></text:span></text:p>
      <text:p text:style-name="P88">SessionFactory factory = new Configuration().configure("hibernate.cfg.xml") .addAnnotatedClass(Student.class).buildSessionFactory();</text:p>
      <text:p text:style-name="P88">// create session</text:p>
      <text:p text:style-name="P88">Session session = factory.getCurrentSession();</text:p>
      <text:p text:style-name="P142">try {<text:tab/><text:tab/><text:tab/></text:p>
      <text:p text:style-name="P142">// create a student object</text:p>
      <text:p text:style-name="P142">System.out.println("Creating new student object...");</text:p>
      <text:p text:style-name="P88">//Student tempStudent = new Student("Paul", "Doe", "paul@luv2code.com");</text:p>
      <text:p text:style-name="P88">Student tempStudent = new Student("Stas", "Menko", "stasmenko@mail.ru");</text:p>
      <text:p text:style-name="P88"><text:tab/><text:tab/><text:tab/><text:tab/><text:tab/><text:tab/><text:tab/><text:tab/><text:tab/><text:tab/></text:p>
      <text:p text:style-name="P88"><text:soft-page-break/>// start a transaction</text:p>
      <text:p text:style-name="P88">session.beginTransaction();</text:p>
      <text:p text:style-name="P88"><text:tab/><text:tab/><text:tab/><text:tab/><text:tab/></text:p>
      <text:p text:style-name="P142">// save the student object</text:p>
      <text:p text:style-name="P142">System.out.println("Saving the student...");</text:p>
      <text:p text:style-name="P88">session.save(tempStudent);</text:p>
      <text:p text:style-name="P88"><text:tab/><text:tab/><text:tab/><text:tab/><text:tab/></text:p>
      <text:p text:style-name="P88">// commit transaction</text:p>
      <text:p text:style-name="P88">session.getTransaction().commit();</text:p>
      <text:p text:style-name="P88"><text:tab/><text:tab/><text:tab/><text:tab/><text:tab/></text:p>
      <text:p text:style-name="P88">System.out.println("Done!");</text:p>
      <text:p text:style-name="P88">}</text:p>
      <text:p text:style-name="P88"><text:tab/>finally {</text:p>
      <text:p text:style-name="P88"><text:tab/>factory.close();</text:p>
      <text:p text:style-name="P88">}</text:p>
      <text:p text:style-name="P88"/>
      <text:p text:style-name="P89">Junit</text:p>
      <text:h text:style-name="P77" text:outline-level="3"><text:span text:style-name="Strong_20_Emphasis"><text:span text:style-name="T169">1) What is Testing?</text:span></text:span></text:h>
      <text:p text:style-name="P19">Testing is the process of checking the functionality of the application whether it fulfills the requirement or not.</text:p>
      <text:h text:style-name="P77" text:outline-level="3">2<text:span text:style-name="Strong_20_Emphasis"><text:span text:style-name="T169">) What is JUnit?</text:span></text:span></text:h>
      <text:p text:style-name="P19">JUnit is the testing framework, it is used for unit testing of Java code.</text:p>
      <text:list xml:id="list627998535" text:style-name="L14">
        <text:list-item>
          <text:p text:style-name="P156">Junit = Java + Unit Testing</text:p>
        </text:list-item>
      </text:list>
      <text:p text:style-name="P36"/>
      <text:p text:style-name="P42"><text:span text:style-name="Strong_20_Emphasis"><text:span text:style-name="T169">3) What is unit testing?</text:span></text:span></text:p>
      <text:p text:style-name="P19">The process of testing individual functionality (known as a unit) of the application is called unit testing.</text:p>
      <text:h text:style-name="P49" text:outline-level="3"><text:soft-page-break/><text:span text:style-name="Strong_20_Emphasis"><text:span text:style-name="T168">4) What is the difference between manual testing and automated testing?</text:span></text:span></text:h>
      <text:p text:style-name="P19">Manual testing is performed by Human, so it is time-consuming and costly. Automated testing is performed by testing tools or programs, so it is fast and less costly.</text:p>
      <text:p text:style-name="P39">5) Give some disadvantages of manual testing.</text:p>
      <text:p text:style-name="P38">Following are some disadvantages of manual testing:</text:p>
      <text:p text:style-name="P38">The testing is very time consuming and is very tiring.</text:p>
      <text:p text:style-name="P38">The testing <text:span text:style-name="T148">is с</text:span>onsumes a lot of human resources</text:p>
      <text:p text:style-name="P38">The testing cannot be programmed.</text:p>
      <text:p text:style-name="P90"><text:span text:style-name="Strong_20_Emphasis"><text:span text:style-name="T165">6) Is it necessary to write the test case for every logic?</text:span></text:span></text:p>
      <text:p text:style-name="P19">No, we should write the test case only for that logic that can be reasonably broken.</text:p>
      <text:p text:style-name="P93"/>
      <text:h text:style-name="P82" text:outline-level="3"><text:span text:style-name="Strong_20_Emphasis"><text:span text:style-name="T20">7) If the JUnit method's return type is 'string', what will happen?</text:span></text:span></text:h>
      <text:p text:style-name="P19">JUnit test methods are designed to return 'void'. So the execution will fail.</text:p>
      <text:h text:style-name="P78" text:outline-level="3"><text:span text:style-name="Strong_20_Emphasis"><text:span text:style-name="T169">8) Is the use of 'main' method possible for unit testing?</text:span></text:span></text:h>
      <text:p text:style-name="P19">Yes</text:p>
      <text:h text:style-name="P78" text:outline-level="3"><text:span text:style-name="Strong_20_Emphasis"><text:span text:style-name="T169">9) Is it necessary to write the test class to test every class?</text:span></text:span></text:h>
      <text:p text:style-name="P19">No</text:p>
      <text:p text:style-name="P91"><text:span text:style-name="Strong_20_Emphasis"><text:span text:style-name="T165">10) What is the use of @Test annotation?</text:span></text:span></text:p>
      <text:p text:style-name="P19">The @Test annotation is used to mark the method as the test method.</text:p>
      <text:p text:style-name="P98"><text:span text:style-name="Strong_20_Emphasis"><text:span text:style-name="T169">11. What do @Before and @After annotation does in JUnit 4?</text:span></text:span><text:line-break/><text:span text:style-name="T144">@Before </text:span>and <text:span text:style-name="T144">@After </text:span>annotation is used for setup and cleanup jobs. Remember, a method annotated with <text:span text:style-name="T144">@Before </text:span>will be called before calling a test method and <text:span text:style-name="T144">@After </text:span>will be called after executing the test method. </text:p>
      <text:p text:style-name="P60"/>
      <text:p text:style-name="P60">So if you have 5 test methods in one JUnit test class, they will be called five times. You will be glad to know that JUnit 5 has renamed <text:span text:style-name="T144">@Before </text:span>to <text:span text:style-name="T144">@After </text:span>to <text:span text:style-name="T144">@BeforeEach </text:span>and <text:span text:style-name="T144">@AfterEach </text:span>to make it more readable.</text:p>
      <text:p text:style-name="P102"/>
      <text:p text:style-name="P92"><text:soft-page-break/><text:span text:style-name="Strong_20_Emphasis"><text:span text:style-name="T165">12. How do you check if a test method throws Exception in JUnit?</text:span></text:span><text:span text:style-name="T146"><text:line-break/>In JUnit 4, you can use </text:span><text:span text:style-name="T145">@Test </text:span><text:span text:style-name="T146">annotation with an expected parameter to specify the exception thrown by a test method. If the test method throws that Exception then JUnit will mark your test passed, otherwise, it will mark them as failed. </text:span></text:p>
      <text:p text:style-name="P61"/>
      <text:p text:style-name="P61">For example, if you want to verify your method should throw IllegalArgumentException if the given parameter is bad then you can annotate your test method as <text:span text:style-name="T144">@Test(expected = IllegalArgumentException.class)</text:span>. </text:p>
      <text:p text:style-name="P16"/>
      <text:p text:style-name="P17"><text:span text:style-name="T38">13</text:span><text:span text:style-name="T37">. How do you ignore certain test methods in the JUnit Test class?<text:line-break/>Well, from JUnit 4 onwards you can use @Ignore annotation to instruct JUnit runtime to not execute any particular test.</text:span></text:p>
      <text:p text:style-name="P16"/>
      <text:p text:style-name="P31"><text:span text:style-name="Strong_20_Emphasis"><text:span text:style-name="T20">14. What is @Before and @BeforeClass and it’s usage?</text:span></text:span></text:p>
      <text:p text:style-name="P70"><text:span text:style-name="Strong_20_Emphasis"><text:span text:style-name="T64">@Before annotation:</text:span></text:span></text:p>
      <text:p text:style-name="P71">syntax:<text:line-break/>@Before<text:line-break/>public void myMethod()</text:p>
      <text:p text:style-name="P71">This method should execute before each test. Such methods are generally used for initialization before performing a actual test in test environment.</text:p>
      <text:p text:style-name="P70"><text:span text:style-name="Strong_20_Emphasis"><text:span text:style-name="T64">@BeforeClass annotation:</text:span></text:span></text:p>
      <text:p text:style-name="P71">syntax:<text:line-break/>@BeforeClass<text:line-break/>public static void myMethod()</text:p>
      <text:p text:style-name="P71">This method should execute before all the tests. It executes only once. Method should be declared static. Mostly used for database connectivity tasks before execution of any of the test.</text:p>
      <text:p text:style-name="P18"><text:span text:style-name="Strong_20_Emphasis"><text:span text:style-name="T20">15. List out some advantages of automated testing.</text:span></text:span></text:p>
      <text:p text:style-name="P19">Some of the advantages of automated testing are:</text:p>
      <text:list xml:id="list547412276" text:style-name="L15">
        <text:list-item>
          <text:p text:style-name="P169">It is very fast.</text:p>
        </text:list-item>
        <text:list-item>
          <text:p text:style-name="P169"><text:soft-page-break/>.Resource consumption is minimal</text:p>
        </text:list-item>
        <text:list-item>
          <text:p text:style-name="P170">Testing is more <text:span text:style-name="T147">trustworthy</text:span>.</text:p>
        </text:list-item>
        <text:list-item>
          <text:p text:style-name="P169">The testing can be programmed.</text:p>
        </text:list-item>
      </text:list>
      <text:p text:style-name="P171"/>
      <text:p text:style-name="P138">Mockito</text:p>
      <text:h text:style-name="P62" text:outline-level="3"><text:span text:style-name="Strong_20_Emphasis"><text:span text:style-name="T169">1. What is Mockito?</text:span></text:span></text:h>
      <text:p text:style-name="P9"><text:span text:style-name="Strong_20_Emphasis"><text:span text:style-name="T67">Mockito </text:span></text:span><text:span text:style-name="T68">is a JAVA-based library consisting of a mocking framework used to mock interfaces for effective unit testing of JAVA applications.</text:span></text:p>
      <text:h text:style-name="P62" text:outline-level="3"><text:span text:style-name="Strong_20_Emphasis"><text:span text:style-name="T169">2. What is mocking in testing?</text:span></text:span></text:h>
      <text:p text:style-name="P9"><text:span text:style-name="T68">In testing, </text:span><text:span text:style-name="Strong_20_Emphasis"><text:span text:style-name="T67">Mocking </text:span></text:span><text:span text:style-name="T68">is a process that is used to isolate and focus on the code that is being tested rather than the behavior or state of external dependencies.</text:span></text:p>
      <text:h text:style-name="P62" text:outline-level="3"><text:span text:style-name="Strong_20_Emphasis"><text:span text:style-name="T169">3. What is difference between doReturn and thenReturn in Mockito?</text:span></text:span></text:h>
      <text:p text:style-name="P9"><text:span text:style-name="Emphasis"><text:span text:style-name="Strong_20_Emphasis"><text:span text:style-name="T67">DoReturn() </text:span></text:span></text:span><text:span text:style-name="T68">is used for stubbing a method and returns the expected value</text:span></text:p>
      <text:p text:style-name="P118"><text:span text:style-name="Emphasis"><text:span text:style-name="Strong_20_Emphasis"><text:span text:style-name="T67">thenReturn() </text:span></text:span></text:span><text:span text:style-name="T68">can be also used for stubbing and it is more readable.</text:span></text:p>
      <text:h text:style-name="P64" text:outline-level="3"><text:span text:style-name="Strong_20_Emphasis"><text:span text:style-name="T169">4.What is ArgumentCaptor in Mockito?</text:span></text:span></text:h>
      <text:p text:style-name="P54"><text:span text:style-name="T41">Mockito ArgumentCaptor is </text:span><text:span text:style-name="T42">used</text:span><text:span text:style-name="T41"> to capture arguments for mocked methods. ArgumentCaptor is</text:span><text:span text:style-name="T42"> used</text:span><text:span text:style-name="T41"> with Mockito verify() methods to get the arguments passed when any method is called. </text:span></text:p>
      <text:p text:style-name="P52"/>
      <text:p text:style-name="P53">Я согласен с тем, что сказал @fge, более того. Давайте рассмотрим пример. Считайте, что у вас есть метод:</text:p>
      <text:p text:style-name="P6"><text:span text:style-name="Source_20_Text"><text:span text:style-name="T63">class</text:span></text:span><text:span text:style-name="Source_20_Text"><text:span text:style-name="T36"> A </text:span></text:span><text:span text:style-name="Source_20_Text"><text:span text:style-name="T75">{</text:span></text:span></text:p>
      <text:p text:style-name="P115"><text:span text:style-name="Source_20_Text"><text:span text:style-name="T34"><text:s text:c="4"/></text:span></text:span><text:span text:style-name="Source_20_Text"><text:span text:style-name="T63">public</text:span></text:span><text:span text:style-name="Source_20_Text"><text:span text:style-name="T36"> </text:span></text:span><text:span text:style-name="Source_20_Text"><text:span text:style-name="T63">void</text:span></text:span><text:span text:style-name="Source_20_Text"><text:span text:style-name="T36"> foo</text:span></text:span><text:span text:style-name="Source_20_Text"><text:span text:style-name="T75">(</text:span></text:span><text:span text:style-name="Source_20_Text"><text:span text:style-name="T76">OtherClass</text:span></text:span><text:span text:style-name="Source_20_Text"><text:span text:style-name="T36"> other</text:span></text:span><text:span text:style-name="Source_20_Text"><text:span text:style-name="T75">)</text:span></text:span><text:span text:style-name="Source_20_Text"><text:span text:style-name="T36"> </text:span></text:span><text:span text:style-name="Source_20_Text"><text:span text:style-name="T75">{</text:span></text:span></text:p>
      <text:p text:style-name="P115"><text:span text:style-name="Source_20_Text"><text:span text:style-name="T34"><text:s text:c="8"/></text:span></text:span><text:span text:style-name="Source_20_Text"><text:span text:style-name="T76">SomeData</text:span></text:span><text:span text:style-name="Source_20_Text"><text:span text:style-name="T36"> data </text:span></text:span><text:span text:style-name="Source_20_Text"><text:span text:style-name="T75">=</text:span></text:span><text:span text:style-name="Source_20_Text"><text:span text:style-name="T36"> </text:span></text:span><text:span text:style-name="Source_20_Text"><text:span text:style-name="T63">new</text:span></text:span><text:span text:style-name="Source_20_Text"><text:span text:style-name="T36"> </text:span></text:span><text:span text:style-name="Source_20_Text"><text:span text:style-name="T76">SomeData</text:span></text:span><text:span text:style-name="Source_20_Text"><text:span text:style-name="T75">(</text:span></text:span><text:span text:style-name="Source_20_Text"><text:span text:style-name="T77">"Some inner data"</text:span></text:span><text:span text:style-name="Source_20_Text"><text:span text:style-name="T75">);</text:span></text:span></text:p>
      <text:p text:style-name="P115"><text:span text:style-name="Source_20_Text"><text:span text:style-name="T34"><text:s text:c="8"/></text:span></text:span><text:span text:style-name="Source_20_Text"><text:span text:style-name="T36">other</text:span></text:span><text:span text:style-name="Source_20_Text"><text:span text:style-name="T75">.</text:span></text:span><text:span text:style-name="Source_20_Text"><text:span text:style-name="T36">doSomething</text:span></text:span><text:span text:style-name="Source_20_Text"><text:span text:style-name="T75">(</text:span></text:span><text:span text:style-name="Source_20_Text"><text:span text:style-name="T36">data</text:span></text:span><text:span text:style-name="Source_20_Text"><text:span text:style-name="T75">);</text:span></text:span></text:p>
      <text:p text:style-name="P115"><text:span text:style-name="Source_20_Text"><text:span text:style-name="T34"><text:s text:c="4"/></text:span></text:span><text:span text:style-name="Source_20_Text"><text:span text:style-name="T75">}</text:span></text:span></text:p>
      <text:p text:style-name="P115"><text:span text:style-name="Source_20_Text"><text:span text:style-name="T75">}</text:span></text:span></text:p>
      <text:p text:style-name="P10">Теперь если вы хотите проверить внутренние данные вы можете использовать захватчика:</text:p>
      <text:p text:style-name="P6"><text:soft-page-break/><text:span text:style-name="Source_20_Text"><text:span text:style-name="T62">// Create a mock of the OtherClass</text:span></text:span></text:p>
      <text:p text:style-name="P115"><text:span text:style-name="Source_20_Text"><text:span text:style-name="T76">OtherClass</text:span></text:span><text:span text:style-name="Source_20_Text"><text:span text:style-name="T36"> other </text:span></text:span><text:span text:style-name="Source_20_Text"><text:span text:style-name="T75">=</text:span></text:span><text:span text:style-name="Source_20_Text"><text:span text:style-name="T36"> mock</text:span></text:span><text:span text:style-name="Source_20_Text"><text:span text:style-name="T75">(</text:span></text:span><text:span text:style-name="Source_20_Text"><text:span text:style-name="T76">OtherClass</text:span></text:span><text:span text:style-name="Source_20_Text"><text:span text:style-name="T75">.</text:span></text:span><text:span text:style-name="Source_20_Text"><text:span text:style-name="T63">class</text:span></text:span><text:span text:style-name="Source_20_Text"><text:span text:style-name="T75">);</text:span></text:span></text:p>
      <text:p text:style-name="P115"/>
      <text:p text:style-name="P115"><text:span text:style-name="Source_20_Text"><text:span text:style-name="T62">// Run the foo method with the mock</text:span></text:span></text:p>
      <text:p text:style-name="P115"><text:span text:style-name="Source_20_Text"><text:span text:style-name="T63">new</text:span></text:span><text:span text:style-name="Source_20_Text"><text:span text:style-name="T36"> A</text:span></text:span><text:span text:style-name="Source_20_Text"><text:span text:style-name="T75">().</text:span></text:span><text:span text:style-name="Source_20_Text"><text:span text:style-name="T36">foo</text:span></text:span><text:span text:style-name="Source_20_Text"><text:span text:style-name="T75">(</text:span></text:span><text:span text:style-name="Source_20_Text"><text:span text:style-name="T36">other</text:span></text:span><text:span text:style-name="Source_20_Text"><text:span text:style-name="T75">);</text:span></text:span></text:p>
      <text:p text:style-name="P115"/>
      <text:p text:style-name="P115"><text:span text:style-name="Source_20_Text"><text:span text:style-name="T62">// Capture the argument of the doSomething function</text:span></text:span></text:p>
      <text:p text:style-name="P115"><text:span text:style-name="Source_20_Text"><text:span text:style-name="T76">ArgumentCaptor</text:span></text:span><text:span text:style-name="Source_20_Text"><text:span text:style-name="T75">&lt;</text:span></text:span><text:span text:style-name="Source_20_Text"><text:span text:style-name="T76">SomeData</text:span></text:span><text:span text:style-name="Source_20_Text"><text:span text:style-name="T75">&gt;</text:span></text:span><text:span text:style-name="Source_20_Text"><text:span text:style-name="T36"> captor </text:span></text:span><text:span text:style-name="Source_20_Text"><text:span text:style-name="T75">=</text:span></text:span><text:span text:style-name="Source_20_Text"><text:span text:style-name="T36"> </text:span></text:span><text:span text:style-name="Source_20_Text"><text:span text:style-name="T76">ArgumentCaptor</text:span></text:span><text:span text:style-name="Source_20_Text"><text:span text:style-name="T75">.</text:span></text:span><text:span text:style-name="Source_20_Text"><text:span text:style-name="T36">forClass</text:span></text:span><text:span text:style-name="Source_20_Text"><text:span text:style-name="T75">(</text:span></text:span><text:span text:style-name="Source_20_Text"><text:span text:style-name="T76">SomeData</text:span></text:span><text:span text:style-name="Source_20_Text"><text:span text:style-name="T75">.</text:span></text:span><text:span text:style-name="Source_20_Text"><text:span text:style-name="T63">class</text:span></text:span><text:span text:style-name="Source_20_Text"><text:span text:style-name="T75">);</text:span></text:span></text:p>
      <text:p text:style-name="P115"><text:span text:style-name="Source_20_Text"><text:span text:style-name="T36">verify</text:span></text:span><text:span text:style-name="Source_20_Text"><text:span text:style-name="T75">(</text:span></text:span><text:span text:style-name="Source_20_Text"><text:span text:style-name="T36">other</text:span></text:span><text:span text:style-name="Source_20_Text"><text:span text:style-name="T75">,</text:span></text:span><text:span text:style-name="Source_20_Text"><text:span text:style-name="T36"> times</text:span></text:span><text:span text:style-name="Source_20_Text"><text:span text:style-name="T75">(</text:span></text:span><text:span text:style-name="Source_20_Text"><text:span text:style-name="T78">1</text:span></text:span><text:span text:style-name="Source_20_Text"><text:span text:style-name="T75">)).</text:span></text:span><text:span text:style-name="Source_20_Text"><text:span text:style-name="T36">doSomething</text:span></text:span><text:span text:style-name="Source_20_Text"><text:span text:style-name="T75">(</text:span></text:span><text:span text:style-name="Source_20_Text"><text:span text:style-name="T36">captor</text:span></text:span><text:span text:style-name="Source_20_Text"><text:span text:style-name="T75">.</text:span></text:span><text:span text:style-name="Source_20_Text"><text:span text:style-name="T36">capture</text:span></text:span><text:span text:style-name="Source_20_Text"><text:span text:style-name="T75">());</text:span></text:span></text:p>
      <text:p text:style-name="P115"/>
      <text:p text:style-name="P115"><text:span text:style-name="Source_20_Text"><text:span text:style-name="T62">// Assert the argument</text:span></text:span></text:p>
      <text:p text:style-name="P115"><text:span text:style-name="Source_20_Text"><text:span text:style-name="T76">SomeData</text:span></text:span><text:span text:style-name="Source_20_Text"><text:span text:style-name="T36"> actual </text:span></text:span><text:span text:style-name="Source_20_Text"><text:span text:style-name="T75">=</text:span></text:span><text:span text:style-name="Source_20_Text"><text:span text:style-name="T36"> captor</text:span></text:span><text:span text:style-name="Source_20_Text"><text:span text:style-name="T75">.</text:span></text:span><text:span text:style-name="Source_20_Text"><text:span text:style-name="T36">getValue</text:span></text:span><text:span text:style-name="Source_20_Text"><text:span text:style-name="T75">();</text:span></text:span></text:p>
      <text:p text:style-name="P115"><text:span text:style-name="Source_20_Text"><text:span text:style-name="T36">assertEquals</text:span></text:span><text:span text:style-name="Source_20_Text"><text:span text:style-name="T75">(</text:span></text:span><text:span text:style-name="Source_20_Text"><text:span text:style-name="T77">"Some inner data"</text:span></text:span><text:span text:style-name="Source_20_Text"><text:span text:style-name="T75">,</text:span></text:span><text:span text:style-name="Source_20_Text"><text:span text:style-name="T36"> actual</text:span></text:span><text:span text:style-name="Source_20_Text"><text:span text:style-name="T75">.</text:span></text:span><text:span text:style-name="Source_20_Text"><text:span text:style-name="T36">innerData</text:span></text:span><text:span text:style-name="Source_20_Text"><text:span text:style-name="T75">);</text:span></text:span></text:p>
      <text:p text:style-name="P163"/>
      <text:p text:style-name="P121"/>
      <text:h text:style-name="P63" text:outline-level="3"><text:span text:style-name="Strong_20_Emphasis"><text:span text:style-name="T169">5. What is the use of the mock() method?</text:span></text:span></text:h>
      <text:p text:style-name="P52">The Mock() method is used to create and inject the mocked instances. The other way of creating the instances is using the @mock annotations.<text:span text:style-name="T151">(мок над полем класса)</text:span></text:p>
      <text:p text:style-name="P65"/>
      <text:p text:style-name="P65"><text:span text:style-name="T152">@Test</text:span><text:span text:style-name="T153"> </text:span><text:span text:style-name="T155">public</text:span><text:span text:style-name="T154"> </text:span><text:span text:style-name="T155">void</text:span><text:span text:style-name="T154"> </text:span><text:span text:style-name="T152">iterator_will_return_hello_world</text:span><text:span text:style-name="T154">() { </text:span><text:span text:style-name="T156">//подготавливаем</text:span><text:span text:style-name="T153"> </text:span><text:span text:style-name="T154">Iterator i = mock(Iterator.class); when(i.next()).thenReturn("Hello").thenReturn("World"); //выполняем String result = i.next()+" "+i.next(); //сравниваем assertEquals("Hello World", result); }</text:span></text:p>
      <text:p text:style-name="P135"/>
      <text:p text:style-name="P66"><text:span text:style-name="Strong_20_Emphasis"><text:span text:style-name="T20">6.List some benefits of Mockito?</text:span></text:span></text:p>
      <text:p text:style-name="P66"><text:span text:style-name="T81">Some of the benefits of Mockito are,</text:span><text:span text:style-name="T154"><text:line-break/></text:span><text:span text:style-name="T81">It has support for return values.</text:span><text:span text:style-name="T154"><text:line-break/></text:span><text:span text:style-name="T81">It has support for the creation of mock using annotation.</text:span><text:span text:style-name="T154"><text:line-break/></text:span><text:span text:style-name="T81">There is no need to write mock objects on your own with Mockito.</text:span><text:span text:style-name="T154"><text:line-break/></text:span><text:span text:style-name="T82">Many information in the Internet</text:span></text:p>
      <text:p text:style-name="P136"/>
      <text:p text:style-name="P66"><text:span text:style-name="Strong_20_Emphasis"><text:span text:style-name="T20">7. Why can’t static methods be mocked using Mockito?</text:span></text:span><text:span text:style-name="T82"><text:line-break/>Static methods are associated with the class itself and not any particular instance of </text:span><text:soft-page-break/><text:span text:style-name="T82">the class. This means that all instances/objects of the class use the same instance of the static method.<text:line-break/>Mock libraries typically create mocks by dynamical instance creation at runtime, either through interfaces or through inheritance and as the static method is not associated with any particular instance it’s not possible for mocking frameworks (like mockito, easy mock, etc) to mock Static methods.<text:line-break/>Frameworks like PowerMock which do have support for static methods perform bytecode manipulation at runtime in order to mock static methods.</text:span></text:p>
      <text:p text:style-name="P67"><text:span text:style-name="Strong_20_Emphasis"><text:span text:style-name="T20">8. What is the use of Mockito.any ?</text:span></text:span><text:span text:style-name="T81"><text:line-break/>In case we need to verify that a method is being called with any argument and not a specific argument we can use Mockito.any(Class), Mockito.anyString, Mockito.anyLong etc.</text:span></text:p>
      <text:p text:style-name="P51"><text:span text:style-name="Source_20_Text"><text:span text:style-name="T72">Mockito.when(dataService.getDataItemById(any()))</text:span></text:span></text:p>
      <text:p text:style-name="P120"><text:span text:style-name="Source_20_Text"><text:span text:style-name="T69"><text:s text:c="7"/></text:span></text:span><text:span text:style-name="Source_20_Text"><text:span text:style-name="T72">.thenReturn(</text:span></text:span><text:span text:style-name="Source_20_Text"><text:span text:style-name="T92">"dataItem"</text:span></text:span><text:span text:style-name="Source_20_Text"><text:span text:style-name="T72">);</text:span></text:span></text:p>
      <text:p text:style-name="P137"/>
      <text:p text:style-name="P68"><text:span text:style-name="Strong_20_Emphasis"><text:span text:style-name="T20">9. </text:span></text:span><text:a xlink:type="simple" xlink:href="https://www.onlineinterviewquestions.com/mockito-interview-questions/#collapseUnfiled9" text:style-name="Internet_20_link" text:visited-style-name="Visited_20_Internet_20_Link"><text:span text:style-name="Strong_20_Emphasis"><text:span text:style-name="T21">List some Mockito Annotations?</text:span></text:span></text:a></text:p>
      <text:section text:style-name="Sect1" text:name="collapseUnfiled9">
        <text:p text:style-name="P11"><text:span text:style-name="Strong_20_Emphasis"><text:span text:style-name="T93">Some of the Mockito annotations are,</text:span></text:span></text:p>
        <text:list xml:id="list2117587086" text:style-name="L16">
          <text:list-item>
            <text:p text:style-name="P152">@Mock - It is used to create and inject mocked instances.</text:p>
          </text:list-item>
          <text:list-item>
            <text:p text:style-name="P152">@Spy - It is used to create a real object and spy on the real object.</text:p>
          </text:list-item>
          <text:list-item>
            <text:p text:style-name="P152">@Captor - It is used to create an ArgumentCaptor.</text:p>
          </text:list-item>
          <text:list-item>
            <text:p text:style-name="P152">@InjectMocks - It is used to create an object of a class and insert its dependencies.</text:p>
          </text:list-item>
        </text:list>
      </text:section>
      <text:p text:style-name="P69"><text:span text:style-name="Source_20_Text"><text:span text:style-name="T101">@Mock</text:span></text:span><text:span text:style-name="Source_20_Text"><text:span text:style-name="T95"> </text:span></text:span><text:span text:style-name="Source_20_Text"><text:span text:style-name="T96">создает макет. </text:span></text:span><text:span text:style-name="Source_20_Text"><text:span text:style-name="T101">@InjectMocks</text:span></text:span><text:span text:style-name="Source_20_Text"><text:span text:style-name="T95"> </text:span></text:span><text:span text:style-name="Source_20_Text"><text:span text:style-name="T96">создает экземпляр класса и вводит в него насмешки, созданные с помощью аннотаций </text:span></text:span><text:span text:style-name="Source_20_Text"><text:span text:style-name="T101">@Mock</text:span></text:span><text:span text:style-name="Source_20_Text"><text:span text:style-name="T95"> </text:span></text:span><text:span text:style-name="Source_20_Text"><text:span text:style-name="T96">(или </text:span></text:span><text:span text:style-name="Source_20_Text"><text:span text:style-name="T101">@Spy</text:span></text:span><text:span text:style-name="Source_20_Text"><text:span text:style-name="T96">).</text:span></text:span></text:p>
      <text:p text:style-name="P69"><text:span text:style-name="Source_20_Text"><text:span text:style-name="T97">public class Bar {</text:span></text:span></text:p>
      <text:p text:style-name="P69"><text:span text:style-name="Source_20_Text"><text:span text:style-name="T97"/></text:span></text:p>
      <text:p text:style-name="P116"/>
      <text:p text:style-name="P116"><text:span text:style-name="Source_20_Text"><text:span text:style-name="T98"><text:s text:c="4"/></text:span></text:span><text:span text:style-name="Source_20_Text"><text:span text:style-name="T97">private final Foo foo;</text:span></text:span></text:p>
      <text:p text:style-name="P116"/>
      <text:p text:style-name="P116"><text:span text:style-name="Source_20_Text"><text:span text:style-name="T98"><text:s text:c="4"/></text:span></text:span><text:span text:style-name="Source_20_Text"><text:span text:style-name="T97">public Bar(final Foo foo) {</text:span></text:span></text:p>
      <text:p text:style-name="P116"><text:span text:style-name="Source_20_Text"><text:span text:style-name="T98"><text:s text:c="8"/></text:span></text:span><text:span text:style-name="Source_20_Text"><text:span text:style-name="T97">this.foo = foo;</text:span></text:span></text:p>
      <text:p text:style-name="P116"><text:span text:style-name="Source_20_Text"><text:span text:style-name="T98"><text:s text:c="4"/></text:span></text:span><text:span text:style-name="Source_20_Text"><text:span text:style-name="T97">}</text:span></text:span></text:p>
      <text:p text:style-name="P116"/>
      <text:p text:style-name="P116"><text:span text:style-name="Source_20_Text"><text:span text:style-name="T98"><text:s text:c="4"/></text:span></text:span><text:span text:style-name="Source_20_Text"><text:span text:style-name="T97">public void doSmth() {</text:span></text:span></text:p>
      <text:p text:style-name="P116"><text:span text:style-name="Source_20_Text"><text:span text:style-name="T98"><text:s text:c="8"/></text:span></text:span><text:span text:style-name="Source_20_Text"><text:span text:style-name="T97">foo.bla("val");</text:span></text:span></text:p>
      <text:p text:style-name="P116"><text:span text:style-name="Source_20_Text"><text:span text:style-name="T98"><text:s text:c="4"/></text:span></text:span><text:span text:style-name="Source_20_Text"><text:span text:style-name="T97">}</text:span></text:span></text:p>
      <text:p text:style-name="P116"><text:span text:style-name="Source_20_Text"><text:span text:style-name="T97">}</text:span></text:span></text:p>
      <text:p text:style-name="P117"><text:soft-page-break/><text:s/></text:p>
      <text:p text:style-name="P12"><text:span text:style-name="T99">We can achieve this with </text:span><text:span text:style-name="Source_20_Text"><text:span text:style-name="T100">ArgumentCaptor</text:span></text:span><text:span text:style-name="T99"> :</text:span></text:p>
      <text:p text:style-name="P8"><text:span text:style-name="Source_20_Text"><text:span text:style-name="T97">@Mock</text:span></text:span></text:p>
      <text:p text:style-name="P116"><text:span text:style-name="Source_20_Text"><text:span text:style-name="T97">private Foo fooMock;</text:span></text:span></text:p>
      <text:p text:style-name="P116"/>
      <text:p text:style-name="P116"><text:span text:style-name="Source_20_Text"><text:span text:style-name="T97">@InjectMocks</text:span></text:span></text:p>
      <text:p text:style-name="P116"><text:span text:style-name="Source_20_Text"><text:span text:style-name="T97">private Bar underTest;</text:span></text:span></text:p>
      <text:p text:style-name="P116"/>
      <text:p text:style-name="P116"><text:span text:style-name="Source_20_Text"><text:span text:style-name="T97">@Captor</text:span></text:span></text:p>
      <text:p text:style-name="P116"><text:span text:style-name="Source_20_Text"><text:span text:style-name="T97">private ArgumentCaptor&lt;String&gt; stringCaptor;</text:span></text:span></text:p>
      <text:p text:style-name="P116"/>
      <text:p text:style-name="P116"><text:span text:style-name="Source_20_Text"><text:span text:style-name="T97">@Test</text:span></text:span></text:p>
      <text:p text:style-name="P116"><text:span text:style-name="Source_20_Text"><text:span text:style-name="T97">public void should_test_smth() {</text:span></text:span></text:p>
      <text:p text:style-name="P116"><text:span text:style-name="Source_20_Text"><text:span text:style-name="T98"><text:s text:c="4"/></text:span></text:span><text:span text:style-name="Source_20_Text"><text:span text:style-name="T97">underTest.doSmth();</text:span></text:span></text:p>
      <text:p text:style-name="P116"/>
      <text:p text:style-name="P116"><text:span text:style-name="Source_20_Text"><text:span text:style-name="T98"><text:s text:c="4"/></text:span></text:span><text:span text:style-name="Source_20_Text"><text:span text:style-name="T97">Mockito.verify(fooMock).bla(stringCaptor.capture());</text:span></text:span></text:p>
      <text:p text:style-name="P116"/>
      <text:p text:style-name="P116"><text:span text:style-name="Source_20_Text"><text:span text:style-name="T98"><text:s text:c="4"/></text:span></text:span><text:span text:style-name="Source_20_Text"><text:span text:style-name="T97">assertThat(stringCaptor.getValue(), is("val"));</text:span></text:span></text:p>
      <text:p text:style-name="P116"><text:span text:style-name="Source_20_Text"><text:span text:style-name="T97">}</text:span></text:span></text:p>
      <text:p text:style-name="P122"><text:span text:style-name="T43">@Spy</text:span><text:span text:style-name="T33"> </text:span></text:p>
      <text:p text:style-name="P122"><text:span text:style-name="T25">List&lt;String&gt; spyList = </text:span><text:span text:style-name="T47">new</text:span><text:span text:style-name="T33"> </text:span><text:span text:style-name="T25">ArrayList&lt;String&gt;(); </text:span></text:p>
      <text:p text:style-name="P122"><text:span text:style-name="T43">@Test</text:span><text:span text:style-name="T33"> </text:span><text:span text:style-name="T45">public</text:span><text:span text:style-name="T25"> </text:span><text:span text:style-name="T45">void</text:span><text:span text:style-name="T25"> </text:span><text:span text:style-name="T48">whenUsingTheSpyAnnotation_thenObjectIsSpied</text:span><text:span text:style-name="T25">() { spyList.add(</text:span><text:span text:style-name="T50">"one"</text:span><text:span text:style-name="T25">); spyList.add(</text:span><text:span text:style-name="T50">"two"</text:span><text:span text:style-name="T25">); Mockito.verify(spyList).add(</text:span><text:span text:style-name="T50">"one"</text:span><text:span text:style-name="T25">); Mockito.verify(spyList).add(</text:span><text:span text:style-name="T50">"two"</text:span><text:span text:style-name="T25">); assertEquals(</text:span><text:span text:style-name="T50">2</text:span><text:span text:style-name="T25">, spyList.size()); </text:span></text:p>
      <text:p text:style-name="P145">}</text:p>
      <text:p text:style-name="P122"><text:span text:style-name="T43">@Test</text:span><text:span text:style-name="T25"> </text:span></text:p>
      <text:p text:style-name="P122"><text:span text:style-name="T45">public</text:span><text:span text:style-name="T25"> </text:span><text:span text:style-name="T45">void</text:span><text:span text:style-name="T25"> </text:span><text:span text:style-name="T48">whenStubASpy_thenStubbed</text:span><text:span text:style-name="T25">() </text:span></text:p>
      <text:p text:style-name="P122"><text:span text:style-name="T25">{ List&lt;String&gt; list = </text:span><text:span text:style-name="T47">new</text:span><text:span text:style-name="T25"> ArrayList&lt;String&gt;(); List&lt;String&gt; spyList = Mockito.spy(list); assertEquals(</text:span><text:span text:style-name="T50">0</text:span><text:span text:style-name="T25">, spyList.size()); Mockito.doReturn(</text:span><text:span text:style-name="T50">100</text:span><text:span text:style-name="T25">).when(spyList).size(); assertEquals(</text:span><text:span text:style-name="T50">100</text:span><text:span text:style-name="T25">, spyList.size()); </text:span></text:p>
      <text:p text:style-name="P122"><text:span text:style-name="T25">}</text:span><text:line-break/></text:p>
      <text:h text:style-name="P119" text:outline-level="2"><text:span text:style-name="Strong_20_Emphasis"><text:span text:style-name="T22">10.Mock vs. Spy in Mockito</text:span></text:span></text:h>
      <text:p text:style-name="P33"><text:span text:style-name="T4">Let's discuss the difference between </text:span><text:span text:style-name="Emphasis"><text:span text:style-name="T4">Mock </text:span></text:span><text:span text:style-name="T4">and </text:span><text:span text:style-name="Emphasis"><text:span text:style-name="T4">Spy </text:span></text:span><text:span text:style-name="T4">in Mockito. We won't examine the theoretical differences between the two concepts, just how they differ within Mockito itself.</text:span></text:p>
      <text:p text:style-name="P33"><text:soft-page-break/><text:span text:style-name="T4">When Mockito creates a mock, it does so from the </text:span><text:span text:style-name="Emphasis"><text:span text:style-name="T4">Class </text:span></text:span><text:span text:style-name="T4">of a Type, not from an actual instance. The mock simply creates</text:span><text:span text:style-name="Strong_20_Emphasis"><text:span text:style-name="T9"> model </text:span></text:span><text:span text:style-name="Strong_20_Emphasis"><text:span text:style-name="T8">instance </text:span></text:span><text:span text:style-name="T4">of the Class, entirely instrumented to track interactions with it.</text:span></text:p>
      <text:p text:style-name="P122"><text:span text:style-name="T4">On the other hand,</text:span><text:span text:style-name="Strong_20_Emphasis"><text:span text:style-name="T3"> </text:span></text:span><text:span text:style-name="Strong_20_Emphasis"><text:span text:style-name="T4">the spy will wrap an existing instance</text:span></text:span><text:span text:style-name="T4">. It will still behave in the same way as the normal instance, the only difference is that it will also be instrumented to track all the interactions with i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Arial1" svg:font-family="Arial, 'Helvetica Neue', Helvetica, sans-serif"/>
    <style:font-face style:name="Cambria" svg:font-family="Cambria, serif"/>
    <style:font-face style:name="Consolas" svg:font-family="Consolas, 'liberation mono', Courier, monospace"/>
    <style:font-face style:name="Lohit Devanagari2" svg:font-family="'Lohit Devanagari'"/>
    <style:font-face style:name="Menlo1" svg:font-family="Menlo, Monaco, Consolas, 'Courier New', Courier, monospace"/>
    <style:font-face style:name="Menlo" svg:font-family="Menlo, Monaco, Consolas, 'Courier New', monospace"/>
    <style:font-face style:name="Merriweather" svg:font-family="Merriweather, Georgia, serif"/>
    <style:font-face style:name="Open Sans1" svg:font-family="'Open Sans'"/>
    <style:font-face style:name="Open Sans" svg:font-family="'Open Sans', sans-serif"/>
    <style:font-face style:name="Poppins" svg:font-family="Poppins, sans-serif"/>
    <style:font-face style:name="Raleway" svg:font-family="Raleway"/>
    <style:font-face style:name="Roboto" svg:font-family="Roboto, sans-serif"/>
    <style:font-face style:name="SFMono-Regular" svg:font-family="SFMono-Regular, Menlo, Monaco, Consolas, 'Liberation Mono', 'Courier New', monospace"/>
    <style:font-face style:name="Source Code Pro" svg:font-family="'Source Code Pro', Consolas, 'Bitstream Vera Sans Mono', 'Courier New', Courier, monospace"/>
    <style:font-face style:name="Trebuchet MS" svg:font-family="'Trebuchet MS', Verdana, Arial, sans-serif"/>
    <style:font-face style:name="apple-system4" svg:font-family="apple-system, BlinkMacSystemFont, 'Segoe UI', Arial, sans-serif"/>
    <style:font-face style:name="apple-system2" svg:font-family="apple-system, BlinkMacSystemFont, 'Segoe UI', Helvetica, Arial, sans-serif, 'Apple Color Emoji', 'Segoe UI Emoji', 'Segoe UI Symbol'"/>
    <style:font-face style:name="apple-system1" svg:font-family="apple-system, BlinkMacSystemFont, 'Segoe UI', 'Liberation Sans', sans-serif"/>
    <style:font-face style:name="apple-system" svg:font-family="apple-system, BlinkMacSystemFont, 'Segoe UI', Roboto, 'Helvetica Neue', Arial, 'Noto Sans', sans-serif, 'Apple Color Emoji', 'Segoe UI Emoji', 'Segoe UI Symbol', 'Noto Color Emoji'"/>
    <style:font-face style:name="apple-system3" svg:font-family="apple-system, system-ui, BlinkMacSystemFont, 'Segoe UI', Roboto, 'Source Sans Pro', Helvetica, Arial"/>
    <style:font-face style:name="arial" svg:font-family="arial, sans-serif"/>
    <style:font-face style:name="courier" svg:font-family="courier"/>
    <style:font-face style:name="erdana" svg:font-family="erdana, helvetica, arial, sans-serif"/>
    <style:font-face style:name="inherit" svg:font-family="inherit"/>
    <style:font-face style:name="monospace" svg:font-family="monospace"/>
    <style:font-face style:name="source sans pro" svg:font-family="'source sans pro', sans-serif"/>
    <style:font-face style:name="verdana1" svg:font-family="verdana"/>
    <style:font-face style:name="verdana" svg:font-family="verdana,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Обычный"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Объект_20_без_20_заливки" style:display-name="Объект без заливки"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4pt" style:font-size-asian="44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4" style:default-outline-level="">
      <style:text-properties style:font-name="Noto Sans" fo:font-family="'Noto Sans'" style:font-family-generic="roman" style:font-pitch="variable" fo:font-size="96pt" style:font-size-asian="96pt"/>
    </style:style>
    <style:style style:name="Заголовок_20_А0" style:display-name="Заголовок А0" style:family="paragraph" style:parent-style-name="A4" style:default-outline-level="">
      <style:text-properties style:font-name="Noto Sans" fo:font-family="'Noto Sans'" style:font-family-generic="roman" style:font-pitch="variable" fo:font-size="72pt" style:font-size-asian="72pt"/>
    </style:style>
    <style:style style:name="Текст_20_А0" style:display-name="Текст А0" style:family="paragraph" style:parent-style-name="A4" style:default-outline-level="">
      <style:text-properties style:font-name="Noto Sans" fo:font-family="'Noto Sans'" style:font-family-generic="roman" style:font-pitch="variable" fo:font-size="18pt" style:font-size-asian="18pt"/>
    </style:style>
    <style:style style:name="Графика"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Фигуры" style:family="paragraph" style:parent-style-name="Графика"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1"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1"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1" fo:font-family="'Liberation Sans'" style:font-family-generic="roman" style:font-pitch="variable" fo:font-size="18pt" style:font-size-asian="18pt"/>
    </style:style>
    <style:style style:name="Nature_5f_Illustration_7e_LT_7e_Gliederung_20_1" style:display-name="Nature_Illustration~LT~Gliederung 1" style:family="paragraph" style:default-outline-level="">
      <style:paragraph-properties fo:margin-top="0cm" fo:margin-bottom="0.499cm" loext:contextual-spacing="false" fo:text-align="end"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Nature_5f_Illustration_7e_LT_7e_Gliederung_20_2" style:display-name="Nature_Illustration~LT~Gliederung 2" style:family="paragraph" style:parent-style-name="Nature_5f_Illustration_7e_LT_7e_Gliederung_20_1" style:default-outline-level="">
      <style:paragraph-properties fo:margin-top="0cm" fo:margin-bottom="0.4cm" loext:contextual-spacing="false" fo:text-align="end" style:justify-single-word="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Nature_5f_Illustration_7e_LT_7e_Gliederung_20_3" style:display-name="Nature_Illustration~LT~Gliederung 3" style:family="paragraph" style:parent-style-name="Nature_5f_Illustration_7e_LT_7e_Gliederung_20_2" style:default-outline-level="">
      <style:paragraph-properties fo:margin-top="0cm" fo:margin-bottom="0.3cm" loext:contextual-spacing="false" fo:text-align="end"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Nature_5f_Illustration_7e_LT_7e_Gliederung_20_4" style:display-name="Nature_Illustration~LT~Gliederung 4" style:family="paragraph" style:parent-style-name="Nature_5f_Illustration_7e_LT_7e_Gliederung_20_3" style:default-outline-level="">
      <style:paragraph-properties fo:margin-top="0cm" fo:margin-bottom="0.199cm" loext:contextual-spacing="false" fo:text-align="end" style:justify-single-word="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ature_5f_Illustration_7e_LT_7e_Gliederung_20_5" style:display-name="Nature_Illustration~LT~Gliederung 5" style:family="paragraph" style:parent-style-name="Nature_5f_Illustration_7e_LT_7e_Gliederung_20_4" style:default-outline-level="">
      <style:paragraph-properties fo:margin-top="0cm" fo:margin-bottom="0.101cm" loext:contextual-spacing="false" fo:text-align="end" style:justify-single-word="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ature_5f_Illustration_7e_LT_7e_Gliederung_20_6" style:display-name="Nature_Illustration~LT~Gliederung 6" style:family="paragraph" style:parent-style-name="Nature_5f_Illustration_7e_LT_7e_Gliederung_20_5" style:default-outline-level="">
      <style:paragraph-properties fo:margin-top="0cm" fo:margin-bottom="0.101cm" loext:contextual-spacing="false" fo:text-align="end" style:justify-single-word="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ature_5f_Illustration_7e_LT_7e_Gliederung_20_7" style:display-name="Nature_Illustration~LT~Gliederung 7" style:family="paragraph" style:parent-style-name="Nature_5f_Illustration_7e_LT_7e_Gliederung_20_6" style:default-outline-level="">
      <style:paragraph-properties fo:margin-top="0cm" fo:margin-bottom="0.101cm" loext:contextual-spacing="false" fo:text-align="end" style:justify-single-word="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ature_5f_Illustration_7e_LT_7e_Gliederung_20_8" style:display-name="Nature_Illustration~LT~Gliederung 8" style:family="paragraph" style:parent-style-name="Nature_5f_Illustration_7e_LT_7e_Gliederung_20_7" style:default-outline-level="">
      <style:paragraph-properties fo:margin-top="0cm" fo:margin-bottom="0.101cm" loext:contextual-spacing="false" fo:text-align="end" style:justify-single-word="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ature_5f_Illustration_7e_LT_7e_Gliederung_20_9" style:display-name="Nature_Illustration~LT~Gliederung 9" style:family="paragraph" style:parent-style-name="Nature_5f_Illustration_7e_LT_7e_Gliederung_20_8" style:default-outline-level="">
      <style:paragraph-properties fo:margin-top="0cm" fo:margin-bottom="0.101cm" loext:contextual-spacing="false" fo:text-align="end" style:justify-single-word="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ature_5f_Illustration_7e_LT_7e_Titel" style:display-name="Nature_Illustration~LT~Titel" style:family="paragraph" style:default-outline-level="">
      <style:paragraph-properties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Nature_5f_Illustration_7e_LT_7e_Untertitel" style:display-name="Nature_Illustration~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Nature_5f_Illustration_7e_LT_7e_Notizen" style:display-name="Nature_Illustration~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Nature_5f_Illustration_7e_LT_7e_Hintergrundobjekte" style:display-name="Nature_Illustration~LT~Hintergrundobjekt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ature_5f_Illustration_7e_LT_7e_Hintergrund" style:display-name="Nature_Illustration~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Фон"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Примечания"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cm" fo:margin-bottom="0.4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cm" fo:margin-bottom="0.3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cm" fo:margin-bottom="0.199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cm" fo:margin-bottom="0.10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cm" fo:margin-bottom="0.10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cm" fo:margin-bottom="0.10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cm" fo:margin-bottom="0.10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cm" fo:margin-bottom="0.10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Обычный"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Обычный"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Обычный"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Обычный"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Обычный"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Обычный"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Обычный"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Nature_5f_Illustration1_7e_LT_7e_Gliederung_20_1" style:display-name="Nature_Illustration1~LT~Gliederung 1" style:family="paragraph" style:default-outline-level="">
      <style:paragraph-properties fo:margin-top="0cm" fo:margin-bottom="0.499cm"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Nature_5f_Illustration1_7e_LT_7e_Gliederung_20_2" style:display-name="Nature_Illustration1~LT~Gliederung 2" style:family="paragraph" style:parent-style-name="Nature_5f_Illustration1_7e_LT_7e_Gliederung_20_1" style:default-outline-level="">
      <style:paragraph-properties fo:margin-top="0cm" fo:margin-bottom="0.4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Nature_5f_Illustration1_7e_LT_7e_Gliederung_20_3" style:display-name="Nature_Illustration1~LT~Gliederung 3" style:family="paragraph" style:parent-style-name="Nature_5f_Illustration1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Nature_5f_Illustration1_7e_LT_7e_Gliederung_20_4" style:display-name="Nature_Illustration1~LT~Gliederung 4" style:family="paragraph" style:parent-style-name="Nature_5f_Illustration1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ature_5f_Illustration1_7e_LT_7e_Gliederung_20_5" style:display-name="Nature_Illustration1~LT~Gliederung 5" style:family="paragraph" style:parent-style-name="Nature_5f_Illustration1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ature_5f_Illustration1_7e_LT_7e_Gliederung_20_6" style:display-name="Nature_Illustration1~LT~Gliederung 6" style:family="paragraph" style:parent-style-name="Nature_5f_Illustration1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ature_5f_Illustration1_7e_LT_7e_Gliederung_20_7" style:display-name="Nature_Illustration1~LT~Gliederung 7" style:family="paragraph" style:parent-style-name="Nature_5f_Illustration1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ature_5f_Illustration1_7e_LT_7e_Gliederung_20_8" style:display-name="Nature_Illustration1~LT~Gliederung 8" style:family="paragraph" style:parent-style-name="Nature_5f_Illustration1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ature_5f_Illustration1_7e_LT_7e_Gliederung_20_9" style:display-name="Nature_Illustration1~LT~Gliederung 9" style:family="paragraph" style:parent-style-name="Nature_5f_Illustration1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ature_5f_Illustration1_7e_LT_7e_Titel" style:display-name="Nature_Illustration1~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Nature_5f_Illustration1_7e_LT_7e_Untertitel" style:display-name="Nature_Illustration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Nature_5f_Illustration1_7e_LT_7e_Notizen" style:display-name="Nature_Illustration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Nature_5f_Illustration1_7e_LT_7e_Hintergrundobjekte" style:display-name="Nature_Illustration1~LT~Hintergrundobjekte"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ature_5f_Illustration1_7e_LT_7e_Hintergrund" style:display-name="Nature_Illustration1~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4T12:42:23.711561761</meta:creation-date>
    <dc:date>2021-06-14T12:16:18.434527000</dc:date>
    <meta:editing-duration>PT8H27S</meta:editing-duration>
    <meta:editing-cycles>72</meta:editing-cycles>
    <meta:generator>LibreOffice/6.4.6.2$Linux_X86_64 LibreOffice_project/40$Build-2</meta:generator>
    <meta:document-statistic meta:table-count="1" meta:image-count="0" meta:object-count="0" meta:page-count="24" meta:paragraph-count="439" meta:word-count="5126" meta:character-count="33992" meta:non-whitespace-character-count="29109"/>
  </office:meta>
</office:document-meta>
</file>